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501cm" table:align="left" fo:background-color="#ffffff">
        <style:background-image/>
      </style:table-properties>
    </style:style>
    <style:style style:name="Таблица1.A" style:family="table-column">
      <style:table-column-properties style:column-width="5.874cm"/>
    </style:style>
    <style:style style:name="Таблица1.B" style:family="table-column">
      <style:table-column-properties style:column-width="12.628cm"/>
    </style:style>
    <style:style style:name="Таблица1.1" style:family="table-row">
      <style:table-row-properties fo:background-color="#f9f9f9">
        <style:background-image/>
      </style:table-row-properties>
    </style:style>
    <style:style style:name="Таблица1.A1" style:family="table-cell">
      <style:table-cell-properties style:vertical-align="middle" fo:padding="0.097cm" fo:border-left="0.002cm solid #cccccc" fo:border-right="none" fo:border-top="0.002cm solid #cccccc" fo:border-bottom="0.002cm solid #cccccc"/>
    </style:style>
    <style:style style:name="Таблица1.B1" style:family="table-cell">
      <style:table-cell-properties style:vertical-align="middle" fo:padding="0.097cm" fo:border="0.002cm solid #cccccc"/>
    </style:style>
    <style:style style:name="Таблица1.A3" style:family="table-cell">
      <style:table-cell-properties style:vertical-align="middle" fo:padding="0.097cm" fo:border-left="0.002cm solid #cccccc" fo:border-right="none" fo:border-top="none" fo:border-bottom="0.002cm solid #cccccc"/>
    </style:style>
    <style:style style:name="Таблица1.B3" style:family="table-cell">
      <style:table-cell-properties style:vertical-align="middle" fo:padding="0.097cm" fo:border-left="0.002cm solid #cccccc" fo:border-right="0.002cm solid #cccccc" fo:border-top="none" fo:border-bottom="0.002cm solid #cccccc"/>
    </style:style>
    <style:style style:name="Таблица1.375" style:family="table-row">
      <style:table-row-properties fo:background-color="#f5f5f5">
        <style:background-image/>
      </style:table-row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Heading_20_2">
      <style:paragraph-properties fo:text-align="center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Times New Roman" fo:font-size="14pt" fo:letter-spacing="normal" fo:language="ru" fo:country="RU" style:font-size-asian="14pt" style:font-size-complex="14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fo:letter-spacing="norm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15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6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17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fo:letter-spacing="normal" fo:language="ru" fo:country="RU"/>
    </style:style>
    <style:style style:name="P18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19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language="ru" fo:country="RU" fo:font-style="normal" fo:font-weight="normal"/>
    </style:style>
    <style:style style:name="P20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1" style:family="paragraph" style:parent-style-name="Preformatted_20_Text">
      <style:paragraph-properties fo:margin-left="1.25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language="ru" fo:country="RU"/>
    </style:style>
    <style:style style:name="P2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2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24292e" fo:letter-spacing="normal"/>
    </style:style>
    <style:style style:name="P24" style:family="paragraph" style:parent-style-name="Standard">
      <style:paragraph-properties fo:margin-left="1.251cm" fo:margin-right="0cm" fo:text-indent="0cm" style:auto-text-indent="false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Table_20_Heading">
      <style:paragraph-properties fo:line-height="142%" fo:text-align="start" style:justify-single-word="false" fo:padding="0.212cm" fo:border="0.002cm solid #dddddd"/>
      <style:text-properties fo:language="ru" fo:country="RU"/>
    </style:style>
    <style:style style:name="P28" style:family="paragraph" style:parent-style-name="Standard">
      <style:paragraph-properties fo:margin-left="2.501cm" fo:margin-right="0cm" fo:text-indent="0cm" style:auto-text-indent="false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language="ru" fo:country="RU"/>
    </style:style>
    <style:style style:name="P30" style:family="paragraph" style:parent-style-name="Preformatted_20_Text">
      <style:paragraph-properties fo:margin-left="2.501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1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3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33" style:family="paragraph" style:parent-style-name="Text_20_body">
      <style:paragraph-properties fo:margin-left="2.501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3.752cm" fo:margin-right="0cm" fo:text-indent="0cm" style:auto-text-indent="false"/>
    </style:style>
    <style:style style:name="P35" style:family="paragraph" style:parent-style-name="Standard">
      <style:paragraph-properties fo:margin-left="1.251cm" fo:margin-right="0cm" fo:text-indent="0cm" style:auto-text-indent="false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SFMono-Regular" fo:font-size="10pt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T1" style:family="text">
      <style:text-properties fo:font-variant="normal" fo:text-transform="none" style:use-window-font-color="true" style:font-name="Times New Roman" fo:font-size="18pt" fo:letter-spacing="normal" fo:language="ru" fo:country="RU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fo:background-color="#ffffff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style:font-name="Times New Roman" fo:font-size="14pt" fo:letter-spacing="normal" fo:language="ru" fo:country="RU" fo:font-style="normal" style:text-underline-style="none" fo:font-weight="normal" fo:background-color="#ffffff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use-window-font-color="true" style:font-name="Courier New" fo:font-size="12pt" fo:letter-spacing="normal" fo:language="ru" fo:country="RU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Times New Roman" fo:letter-spacing="normal" fo:language="en" fo:country="US" fo:font-style="normal" fo:font-weight="normal" fo:background-color="#ffffff" style:font-weight-asian="normal" style:font-weight-complex="normal"/>
    </style:style>
    <style:style style:name="T6" style:family="text">
      <style:text-properties fo:font-variant="normal" fo:text-transform="none" style:font-name="Times New Roman" fo:letter-spacing="normal" fo:language="en" fo:country="US" fo:font-style="normal" style:text-underline-style="none" fo:font-weight="normal" fo:background-color="#ffffff" style:font-weight-asian="normal" style:font-weight-complex="normal"/>
    </style:style>
    <style:style style:name="T7" style:family="text">
      <style:text-properties fo:font-variant="normal" fo:text-transform="none" style:font-name="Times New Roman" fo:letter-spacing="normal" fo:font-style="normal" fo:font-weight="normal" fo:background-color="#ffffff" style:font-weight-asian="normal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bold" fo:background-color="#ffffff" style:font-weight-asian="bold" style:font-weight-complex="bold"/>
    </style:style>
    <style:style style:name="T9" style:family="text">
      <style:text-properties fo:font-variant="normal" fo:text-transform="none" style:font-name="Times New Roman" fo:letter-spacing="normal" fo:font-style="normal" style:text-underline-style="none" fo:font-weight="normal" fo:background-color="#ffffff" style:font-weight-asian="normal" style:font-weight-complex="normal"/>
    </style:style>
    <style:style style:name="T10" style:family="text">
      <style:text-properties fo:font-variant="normal" fo:text-transform="none" style:font-name="Times New Roman" fo:letter-spacing="normal" fo:font-style="normal" style:text-underline-style="none" fo:font-weight="bold" fo:background-color="#ffffff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font-style="normal" fo:background-color="#ffffff"/>
    </style:style>
    <style:style style:name="T12" style:family="text">
      <style:text-properties fo:font-variant="normal" fo:text-transform="none" style:font-name="Times New Roman" fo:letter-spacing="normal" fo:language="ru" fo:country="RU" fo:font-style="normal" fo:font-weight="normal" fo:background-color="#ffffff" style:font-weight-asian="normal" style:font-weight-complex="normal"/>
    </style:style>
    <style:style style:name="T13" style:family="text">
      <style:text-properties fo:font-variant="normal" fo:text-transform="none" style:font-name="Times New Roman" fo:letter-spacing="normal" fo:language="ru" fo:country="RU" fo:font-style="normal" fo:font-weight="bold" fo:background-color="#ffffff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font-name="Times New Roman" fo:letter-spacing="normal" fo:language="ru" fo:country="RU" fo:font-style="normal" fo:font-weight="bold" fo:background-color="#ffffff" style:font-weight-asian="bold" style:font-weight-complex="bold"/>
    </style:style>
    <style:style style:name="T15" style:family="text">
      <style:text-properties fo:font-variant="normal" fo:text-transform="none" style:font-name="Times New Roman" fo:font-size="11pt" fo:letter-spacing="normal" fo:language="ru" fo:country="RU" fo:font-style="normal" fo:font-weight="normal" fo:background-color="#ffffff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4292e" style:font-name="apple-system" fo:letter-spacing="normal" fo:font-style="normal" fo:font-weight="bold" fo:background-color="#ffffff" style:font-weight-asian="normal" style:font-weight-complex="normal"/>
    </style:style>
    <style:style style:name="T17" style:family="text">
      <style:text-properties fo:font-variant="normal" fo:text-transform="none" fo:color="#24292e" style:font-name="apple-system" fo:letter-spacing="normal" fo:language="ru" fo:country="RU" fo:font-style="normal" fo:font-weight="bold" fo:background-color="#ffffff" style:font-weight-asian="normal" style:font-weight-complex="normal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normal" fo:background-color="#ffffff" style:font-weight-asian="normal" style:font-weight-complex="normal"/>
    </style:style>
    <style:style style:name="T20" style:family="text">
      <style:text-properties fo:font-variant="normal" fo:text-transform="none" fo:color="#24292e" style:font-name="apple-system" fo:font-size="12pt" fo:letter-spacing="normal" fo:language="ru" fo:country="RU" fo:font-style="normal" fo:font-weight="normal" fo:background-color="#ffffff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4292e" style:font-name="apple-system" fo:font-size="12pt" fo:letter-spacing="normal" fo:language="ru" fo:country="RU" fo:font-style="normal" fo:font-weight="normal" fo:background-color="#ffffff" style:font-weight-asian="normal" style:font-weight-complex="normal"/>
    </style:style>
    <style:style style:name="T22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3" style:family="text">
      <style:text-properties fo:font-variant="normal" fo:text-transform="none" fo:color="#24292e" style:font-name="SFMono-Regular" fo:font-size="9.75pt" fo:letter-spacing="normal" fo:font-style="normal" fo:font-weight="normal" fo:background-color="#ffffff" style:font-weight-asian="normal" style:font-weight-complex="normal"/>
    </style:style>
    <style:style style:name="T2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25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style:font-weight-asian="normal" style:font-weight-complex="normal"/>
    </style:style>
    <style:style style:name="T26" style:family="text">
      <style:text-properties fo:font-variant="normal" fo:text-transform="none" fo:color="#24292e" style:font-name="SFMono-Regular" fo:font-size="9.75pt" fo:letter-spacing="normal" fo:language="ru" fo:country="RU" fo:font-style="normal" fo:font-weight="normal" fo:background-color="transparent"/>
    </style:style>
    <style:style style:name="T27" style:family="text">
      <style:text-properties fo:font-variant="normal" fo:text-transform="none" fo:color="#24292e" style:font-name="SFMono-Regular" fo:font-size="9.75pt" fo:letter-spacing="normal" fo:language="ru" fo:country="RU" fo:font-style="normal" fo:font-weight="normal" fo:background-color="#ffffff" style:font-weight-asian="normal" style:font-weight-complex="normal"/>
    </style:style>
    <style:style style:name="T28" style:family="text">
      <style:text-properties fo:font-variant="normal" fo:text-transform="none" fo:color="#24292e" style:font-name="SFMono-Regular" fo:font-size="11pt" fo:letter-spacing="normal" fo:language="ru" fo:country="RU" fo:font-style="normal" fo:font-weight="normal" fo:background-color="#ffffff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24292e" fo:letter-spacing="normal"/>
    </style:style>
    <style:style style:name="T30" style:family="text">
      <style:text-properties fo:font-variant="normal" fo:text-transform="none" fo:color="#24292e" fo:letter-spacing="normal" fo:language="ru" fo:country="RU" fo:background-color="transparent"/>
    </style:style>
    <style:style style:name="T31" style:family="text">
      <style:text-properties fo:font-variant="normal" fo:text-transform="none" fo:color="#24292e" style:font-name="Times New Roman" fo:font-size="14pt" fo:letter-spacing="normal" fo:language="ru" fo:country="RU" fo:font-style="normal" fo:font-weight="normal" fo:background-color="#ffffff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24292e" style:font-name="Times New Roman" fo:letter-spacing="normal" fo:font-style="normal" fo:font-weight="normal" fo:background-color="#ffffff" style:font-weight-asian="normal" style:font-weight-complex="normal"/>
    </style:style>
    <style:style style:name="T33" style:family="text">
      <style:text-properties fo:font-variant="normal" fo:text-transform="none" fo:color="#24292e" style:font-name="Times New Roman" fo:letter-spacing="normal" fo:language="ru" fo:country="RU" fo:font-style="normal" fo:font-weight="normal" fo:background-color="#ffffff" style:font-weight-asian="normal" style:font-weight-complex="normal"/>
    </style:style>
    <style:style style:name="T34" style:family="text">
      <style:text-properties fo:font-variant="normal" fo:text-transform="none" fo:color="#24292e" style:font-name="Times New Roman" fo:font-size="12pt" fo:letter-spacing="normal" fo:language="ru" fo:country="RU" fo:font-style="normal" fo:font-weight="normal" fo:background-color="#ffffff" style:font-weight-asian="normal" style:font-weight-complex="normal"/>
    </style:style>
    <style:style style:name="T35" style:family="text">
      <style:text-properties fo:font-variant="normal" fo:text-transform="none" fo:color="#24292e" style:font-name="Courier New" fo:font-size="12pt" fo:letter-spacing="normal" fo:language="ru" fo:country="RU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4292e" style:font-name="Courier New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4292e" style:font-name="Courier New" fo:font-size="12pt" fo:letter-spacing="normal" fo:language="en" fo:country="US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#ffffff"/>
    </style:style>
    <style:style style:name="T39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#ffffff" style:font-weight-asian="normal" style:font-weight-complex="normal"/>
    </style:style>
    <style:style style:name="T40" style:family="text">
      <style:text-properties fo:font-variant="normal" fo:text-transform="none" fo:color="#0366d6" style:text-line-through-style="none" style:font-name="apple-system" fo:font-size="12pt" fo:letter-spacing="normal" fo:language="ru" fo:country="RU" fo:font-style="normal" style:text-underline-style="none" fo:font-weight="normal" style:text-blinking="false" fo:background-color="#ffffff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42" style:family="text">
      <style:text-properties fo:font-variant="normal" fo:text-transform="none" fo:color="#d73a49" style:font-name="SFMono-Regular" fo:font-size="9.75pt" fo:letter-spacing="normal" fo:font-style="normal" fo:font-weight="normal" fo:background-color="#ffffff" style:font-weight-asian="normal" style:font-weight-complex="normal"/>
    </style:style>
    <style:style style:name="T43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44" style:family="text">
      <style:text-properties fo:font-variant="normal" fo:text-transform="none" fo:color="#6f42c1" style:font-name="SFMono-Regular" fo:font-size="9.75pt" fo:letter-spacing="normal" fo:font-style="normal" fo:font-weight="normal" fo:background-color="#ffffff" style:font-weight-asian="normal" style:font-weight-complex="normal"/>
    </style:style>
    <style:style style:name="T45" style:family="text">
      <style:text-properties fo:font-variant="normal" fo:text-transform="none" fo:color="#005cc5" style:font-name="SFMono-Regular" fo:font-size="9.75pt" fo:letter-spacing="normal" fo:font-style="normal" fo:font-weight="normal"/>
    </style:style>
    <style:style style:name="T46" style:family="text">
      <style:text-properties fo:font-variant="normal" fo:text-transform="none" fo:color="#005cc5" style:font-name="SFMono-Regular" fo:font-size="9.75pt" fo:letter-spacing="normal" fo:font-style="normal" fo:font-weight="normal" fo:background-color="#ffffff" style:font-weight-asian="normal" style:font-weight-complex="normal"/>
    </style:style>
    <style:style style:name="T47" style:family="text">
      <style:text-properties fo:font-variant="normal" fo:text-transform="none" fo:color="#032f62" style:font-name="SFMono-Regular" fo:font-size="9.75pt" fo:letter-spacing="normal" fo:font-style="normal" fo:font-weight="normal"/>
    </style:style>
    <style:style style:name="T48" style:family="text">
      <style:text-properties fo:font-variant="normal" fo:text-transform="none" fo:color="#032f62" style:font-name="SFMono-Regular" fo:font-size="9.75pt" fo:letter-spacing="normal" fo:font-style="normal" fo:font-weight="normal" fo:background-color="#ffffff" style:font-weight-asian="normal" style:font-weight-complex="normal"/>
    </style:style>
    <style:style style:name="T49" style:family="text">
      <style:text-properties fo:font-variant="normal" fo:text-transform="none" fo:color="#22863a" style:font-name="SFMono-Regular" fo:font-size="9.75pt" fo:letter-spacing="normal" fo:font-style="normal" fo:font-weight="normal"/>
    </style:style>
    <style:style style:name="T50" style:family="text">
      <style:text-properties fo:font-variant="normal" fo:text-transform="none" style:font-name="Courier New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font-name="Courier New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font-name="Courier New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Courier New" fo:font-size="12pt" fo:letter-spacing="normal" fo:language="en" fo:country="US" fo:font-style="normal" fo:font-weight="normal" fo:background-color="#ffffff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font-name="Courier New" fo:letter-spacing="normal" fo:font-style="normal" fo:font-weight="normal" fo:background-color="#ffffff" style:font-weight-asian="normal" style:font-weight-complex="normal"/>
    </style:style>
    <style:style style:name="T55" style:family="text">
      <style:text-properties fo:font-variant="normal" fo:text-transform="none" style:font-name="Courier New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style:font-name="Times New Roman" fo:letter-spacing="normal" fo:font-style="normal" fo:font-weight="normal" fo:background-color="#ffffff" style:font-weight-asian="normal" style:font-weight-complex="normal"/>
    </style:style>
    <style:style style:name="T59" style:family="text">
      <style:text-properties fo:color="#337ab7" style:text-line-through-style="none" fo:language="ru" fo:country="RU" style:text-underline-style="none" style:text-blinking="false" fo:background-color="transparent"/>
    </style:style>
    <style:style style:name="T60" style:family="text">
      <style:text-properties fo:color="#c7254e" style:font-name="Menlo" fo:font-size="9pt" fo:language="ru" fo:country="RU" fo:background-color="#f9f2f4"/>
    </style:style>
    <style:style style:name="T61" style:family="text">
      <style:text-properties style:font-name="apple-system" fo:font-size="12pt" fo:font-style="normal" fo:font-weight="normal" fo:background-color="#ffffff" style:font-weight-asian="normal" style:font-weight-complex="normal"/>
    </style:style>
    <style:style style:name="T62" style:family="text">
      <style:text-properties style:font-name="SFMono-Regular" fo:font-size="9.75pt" fo:font-style="normal" fo:font-weight="normal"/>
    </style:style>
    <style:style style:name="T63" style:family="text">
      <style:text-properties style:font-name="SFMono-Regular" fo:font-size="9.75pt" fo:language="ru" fo:country="RU" fo:font-style="normal" fo:font-weight="normal" fo:background-color="#ffffff" style:font-weight-asian="normal" style:font-weight-complex="normal"/>
    </style:style>
    <style:style style:name="T64" style:family="text">
      <style:text-properties fo:color="#d73a49"/>
    </style:style>
    <style:style style:name="T65" style:family="text">
      <style:text-properties fo:color="#d73a49" style:font-name="SFMono-Regular" fo:font-size="9.75pt" fo:font-style="normal" fo:font-weight="normal"/>
    </style:style>
    <style:style style:name="T66" style:family="text">
      <style:text-properties fo:color="#d73a49" style:font-name="SFMono-Regular" fo:font-size="9.75pt" fo:language="ru" fo:country="RU" fo:font-style="normal" fo:font-weight="normal" fo:background-color="#ffffff" style:font-weight-asian="normal" style:font-weight-complex="normal"/>
    </style:style>
    <style:style style:name="T67" style:family="text">
      <style:text-properties fo:color="#d73a49" fo:font-size="9.75pt" fo:font-style="normal" fo:font-weight="normal"/>
    </style:style>
    <style:style style:name="T68" style:family="text">
      <style:text-properties fo:color="#d73a49" fo:font-style="normal" fo:font-weight="normal"/>
    </style:style>
    <style:style style:name="T69" style:family="text">
      <style:text-properties fo:color="#6f42c1"/>
    </style:style>
    <style:style style:name="T70" style:family="text">
      <style:text-properties fo:color="#6f42c1" style:font-name="SFMono-Regular" fo:font-size="9.75pt" fo:font-style="normal" fo:font-weight="normal"/>
    </style:style>
    <style:style style:name="T71" style:family="text">
      <style:text-properties fo:color="#6f42c1" style:font-name="SFMono-Regular" fo:font-size="9.75pt" fo:language="ru" fo:country="RU" fo:font-style="normal" fo:font-weight="normal" fo:background-color="#ffffff" style:font-weight-asian="normal" style:font-weight-complex="normal"/>
    </style:style>
    <style:style style:name="T72" style:family="text">
      <style:text-properties fo:color="#6f42c1" fo:font-size="9.75pt" fo:font-style="normal" fo:font-weight="normal"/>
    </style:style>
    <style:style style:name="T73" style:family="text">
      <style:text-properties fo:color="#6f42c1" fo:font-style="normal" fo:font-weight="normal"/>
    </style:style>
    <style:style style:name="T74" style:family="text">
      <style:text-properties fo:color="#005cc5"/>
    </style:style>
    <style:style style:name="T75" style:family="text">
      <style:text-properties fo:color="#005cc5" style:font-name="SFMono-Regular" fo:font-size="9.75pt" fo:font-style="normal" fo:font-weight="normal"/>
    </style:style>
    <style:style style:name="T76" style:family="text">
      <style:text-properties fo:color="#6a737d" style:font-name="SFMono-Regular" fo:font-size="9.75pt" fo:font-style="normal" fo:font-weight="normal"/>
    </style:style>
    <style:style style:name="T77" style:family="text">
      <style:text-properties fo:color="#032f62"/>
    </style:style>
    <style:style style:name="T78" style:family="text">
      <style:text-properties fo:color="#032f62" style:font-name="SFMono-Regular" fo:font-size="9.75pt" fo:font-style="normal" fo:font-weight="normal"/>
    </style:style>
    <style:style style:name="T79" style:family="text">
      <style:text-properties fo:color="#032f62" fo:font-size="9.75pt" fo:font-style="normal" fo:font-weight="normal"/>
    </style:style>
    <style:style style:name="T80" style:family="text">
      <style:text-properties fo:color="#032f62" fo:font-style="normal" fo:font-weight="normal"/>
    </style:style>
    <style:style style:name="T81" style:family="text">
      <style:text-properties fo:color="#22863a"/>
    </style:style>
    <style:style style:name="T82" style:family="text">
      <style:text-properties fo:color="#22863a" style:font-name="SFMono-Regular" fo:font-size="9.75pt" fo:font-style="normal" fo:font-weight="normal"/>
    </style:style>
    <style:style style:name="T83" style:family="text">
      <style:text-properties style:font-name="Courier New"/>
    </style:style>
    <style:style style:name="T84" style:family="text">
      <style:text-properties fo:language="ru" fo:country="RU"/>
    </style:style>
    <style:style style:name="T85" style:family="text">
      <style:text-properties fo:font-style="normal" fo:font-weight="normal"/>
    </style:style>
    <style:style style:name="T86" style:family="text">
      <style:text-properties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Yii2</text:span></text:span></text:h>
      <text:p text:style-name="P4"><text:span text:style-name="Source_20_Text"><text:span text:style-name="T7">Yii Framework 2.0 API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Класс</text:p>
          </table:table-cell>
          <table:table-cell table:style-name="Таблица1.B1" office:value-type="string">
            <text:p text:style-name="P27">Описание</text:p>
          </table:table-cell>
        </table:table-row>
        <table:table-row>
          <table:table-cell table:style-name="Таблица1.A1" office:value-type="string">
            <text:p text:style-name="Standard"><text:a xlink:type="simple" xlink:href="http://www.yiiframework.com/doc-2.0/yii.html" text:style-name="Internet_20_link" text:visited-style-name="Visited_20_Internet_20_Link"><text:span text:style-name="T59">Yii</text:span></text:a></text:p>
          </table:table-cell>
          <table:table-cell table:style-name="Таблица1.B1" office:value-type="string">
            <text:p text:style-name="P26">вспомогательный класс, обслуживающий общие функциональные возможност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requirementchecker.html" text:style-name="Internet_20_link" text:visited-style-name="Visited_20_Internet_20_Link"><text:span text:style-name="T59">YiiRequirementChecker</text:span></text:a></text:p>
          </table:table-cell>
          <table:table-cell table:style-name="Таблица1.B3" office:value-type="string">
            <text:p text:style-name="P26">позволяет проверить, соответствует ли текущая система требованиям для запуска приложения Yii.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yii.html" text:style-name="Internet_20_link" text:visited-style-name="Visited_20_Internet_20_Link"><text:span text:style-name="T59">yii\BaseYii</text:span></text:a></text:p>
          </table:table-cell>
          <table:table-cell table:style-name="Таблица1.B3" office:value-type="string">
            <text:p text:style-name="P26">основной вспомогательный класс для структуры Yii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action.html" text:style-name="Internet_20_link" text:visited-style-name="Visited_20_Internet_20_Link"><text:span text:style-name="T59">yii\base\Action</text:span></text:a></text:p>
          </table:table-cell>
          <table:table-cell table:style-name="Таблица1.B3" office:value-type="string">
            <text:p text:style-name="P26">базовый класс для всех классов действий контроллер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actionevent.html" text:style-name="Internet_20_link" text:visited-style-name="Visited_20_Internet_20_Link"><text:span text:style-name="T59">yii\base\ActionEvent</text:span></text:a></text:p>
          </table:table-cell>
          <table:table-cell table:style-name="Таблица1.B3" office:value-type="string">
            <text:p text:style-name="P26">представляет параметр события, используемый для события действ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actionfilter.html" text:style-name="Internet_20_link" text:visited-style-name="Visited_20_Internet_20_Link"><text:span text:style-name="T59">yii\base\ActionFilter</text:span></text:a></text:p>
          </table:table-cell>
          <table:table-cell table:style-name="Таблица1.B3" office:value-type="string">
            <text:p text:style-name="P26">базовый класс для фильтров действий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application.html" text:style-name="Internet_20_link" text:visited-style-name="Visited_20_Internet_20_Link"><text:span text:style-name="T59">yii\base\Application</text:span></text:a></text:p>
          </table:table-cell>
          <table:table-cell table:style-name="Таблица1.B3" office:value-type="string">
            <text:p text:style-name="P26">является базовым классом для всех классов прилож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arrayaccesstrait.html" text:style-name="Internet_20_link" text:visited-style-name="Visited_20_Internet_20_Link"><text:span text:style-name="T59">yii\base\ArrayAccessTrait</text:span></text:a></text:p>
          </table:table-cell>
          <table:table-cell table:style-name="Таблица1.B3" office:value-type="string">
            <text:p text:style-name="Standard"><text:span text:style-name="T84">предоставляет реализацию для </text:span><text:a xlink:type="simple" xlink:href="http://www.php.net/class.iteratoraggregate" text:style-name="Internet_20_link" text:visited-style-name="Visited_20_Internet_20_Link"><text:span text:style-name="T59">IteratorAggregate</text:span></text:a><text:span text:style-name="T84">, </text:span><text:a xlink:type="simple" xlink:href="http://www.php.net/class.arrayaccess" text:style-name="Internet_20_link" text:visited-style-name="Visited_20_Internet_20_Link"><text:span text:style-name="T59">ArrayAccess</text:span></text:a><text:span text:style-name="T84"> и </text:span><text:a xlink:type="simple" xlink:href="http://www.php.net/class.countable" text:style-name="Internet_20_link" text:visited-style-name="Visited_20_Internet_20_Link"><text:span text:style-name="T59">Countable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arrayable.html" text:style-name="Internet_20_link" text:visited-style-name="Visited_20_Internet_20_Link"><text:span text:style-name="T59">yii\base\Arrayable</text:span></text:a></text:p>
          </table:table-cell>
          <table:table-cell table:style-name="Таблица1.B3" office:value-type="string">
            <text:p text:style-name="P26">интерфейс, который должен реализовываться классами, которые хотят поддерживать настраиваемое представление своих экземпляров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arrayabletrait.html" text:style-name="Internet_20_link" text:visited-style-name="Visited_20_Internet_20_Link"><text:span text:style-name="T59">yii\base\ArrayableTrait</text:span></text:a></text:p>
          </table:table-cell>
          <table:table-cell table:style-name="Таблица1.B3" office:value-type="string">
            <text:p text:style-name="Standard"><text:span text:style-name="T84">обеспечивает общую реализацию интерфейса </text:span><text:a xlink:type="simple" xlink:href="http://www.yiiframework.com/doc-2.0/yii-base-arrayable.html" text:style-name="Internet_20_link" text:visited-style-name="Visited_20_Internet_20_Link"><text:span text:style-name="T59">yii\base\Arrayable</text:span></text:a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baseobject.html" text:style-name="Internet_20_link" text:visited-style-name="Visited_20_Internet_20_Link"><text:span text:style-name="T59">yii\base\BaseObject</text:span></text:a></text:p>
          </table:table-cell>
          <table:table-cell table:style-name="Таблица1.B3" office:value-type="string">
            <text:p text:style-name="Standard"><text:span text:style-name="T84">базовый класс, который реализует свойство. (</text:span><text:span text:style-name="Emphasis"><text:span text:style-name="T84">property)</text:span></text:span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behavior.html" text:style-name="Internet_20_link" text:visited-style-name="Visited_20_Internet_20_Link"><text:span text:style-name="T59">yii\base\Behavior</text:span></text:a></text:p>
          </table:table-cell>
          <table:table-cell table:style-name="Таблица1.B3" office:value-type="string">
            <text:p text:style-name="P26">является базовым классом для всех классов повед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bootstrapinterface.html" text:style-name="Internet_20_link" text:visited-style-name="Visited_20_Internet_20_Link"><text:span text:style-name="T59">yii\base\BootstrapInterface</text:span></text:a></text:p>
          </table:table-cell>
          <table:table-cell table:style-name="Таблица1.B3" office:value-type="string">
            <text:p text:style-name="P26">интерфейс, который должен быть реализован классами, которые хотят участвовать в процессе начальной загрузки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component.html" text:style-name="Internet_20_link" text:visited-style-name="Visited_20_Internet_20_Link"><text:span text:style-name="T59">yii\base\Component</text:span></text:a></text:p>
          </table:table-cell>
          <table:table-cell table:style-name="Таблица1.B3" office:value-type="string">
            <text:p text:style-name="Standard"><text:span text:style-name="T84">базовый класс, который реализует свойства, события и поведение. (</text:span><text:span text:style-name="Emphasis"><text:span text:style-name="T84">property</text:span></text:span><text:span text:style-name="T84">, </text:span><text:span text:style-name="Emphasis"><text:span text:style-name="T84">event</text:span></text:span><text:span text:style-name="T84"> и </text:span><text:span text:style-name="Emphasis"><text:span text:style-name="T84">behavior)</text:span></text:span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configurable.html" text:style-name="Internet_20_link" text:visited-style-name="Visited_20_Internet_20_Link"><text:span text:style-name="T59">yii\base\Configurable</text:span></text:a></text:p>
          </table:table-cell>
          <table:table-cell table:style-name="Таблица1.B3" office:value-type="string">
            <text:p text:style-name="P26">интерфейс, который должен реализовываться классами, которые поддерживают настройку своих свойств с помощью последнего параметра его конструктору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controller.html" text:style-name="Internet_20_link" text:visited-style-name="Visited_20_Internet_20_Link"><text:span text:style-name="T59">yii\base\Controller</text:span></text:a></text:p>
          </table:table-cell>
          <table:table-cell table:style-name="Таблица1.B3" office:value-type="string">
            <text:p text:style-name="P26">является базовым классом для классов, содержащих логику контроллер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dynamicmodel.html" text:style-name="Internet_20_link" text:visited-style-name="Visited_20_Internet_20_Link"><text:span text:style-name="T59">yii\base\DynamicModel</text:span></text:a></text:p>
          </table:table-cell>
          <table:table-cell table:style-name="Таблица1.B3" office:value-type="string">
            <text:p text:style-name="P26">модельный класс, в основном используемый для поддержки проверки ad hoc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errorexception.html" text:style-name="Internet_20_link" text:visited-style-name="Visited_20_Internet_20_Link"><text:span text:style-name="T59">yii\base\ErrorException</text:span></text:a></text:p>
          </table:table-cell>
          <table:table-cell table:style-name="Таблица1.B3" office:value-type="string">
            <text:p text:style-name="P26">представляет ошибку PH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errorhandler.html" text:style-name="Internet_20_link" text:visited-style-name="Visited_20_Internet_20_Link"><text:span text:style-name="T59">yii\base\ErrorHandler</text:span></text:a></text:p>
          </table:table-cell>
          <table:table-cell table:style-name="Таблица1.B3" office:value-type="string">
            <text:p text:style-name="P26">обрабатывает неперехваченные ошибки и исключения PHP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event.html" text:style-name="Internet_20_link" text:visited-style-name="Visited_20_Internet_20_Link"><text:span text:style-name="T59">yii\base\Event</text:span></text:a></text:p>
          </table:table-cell>
          <table:table-cell table:style-name="Таблица1.B3" office:value-type="string">
            <text:p text:style-name="P26">является базовым классом для всех классов событий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exception.html" text:style-name="Internet_20_link" text:visited-style-name="Visited_20_Internet_20_Link"><text:span text:style-name="T59">yii\base\Exception</text:span></text:a></text:p>
          </table:table-cell>
          <table:table-cell table:style-name="Таблица1.B3" office:value-type="string">
            <text:p text:style-name="P26">представляет собой общее исключение для всех целе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exitexception.html" text:style-name="Internet_20_link" text:visited-style-name="Visited_20_Internet_20_Link"><text:span text:style-name="T59">yii\base\ExitException</text:span></text:a></text:p>
          </table:table-cell>
          <table:table-cell table:style-name="Таблица1.B3" office:value-type="string">
            <text:p text:style-name="P26">представляет собой обычное завершение прилож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inlineaction.html" text:style-name="Internet_20_link" text:visited-style-name="Visited_20_Internet_20_Link"><text:span text:style-name="T59">yii\base\InlineAction</text:span></text:a></text:p>
          </table:table-cell>
          <table:table-cell table:style-name="Таблица1.B3" office:value-type="string">
            <text:p text:style-name="P26">представляет собой действие, которое определяется как метод контроллер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invalidcallexception.html" text:style-name="Internet_20_link" text:visited-style-name="Visited_20_Internet_20_Link"><text:span text:style-name="T59">yii\base\InvalidCall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ым вызовом метод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invalidconfigexception.html" text:style-name="Internet_20_link" text:visited-style-name="Visited_20_Internet_20_Link"><text:span text:style-name="T59">yii\base\InvalidConfig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ой настройкой объект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invalidparamexception.html" text:style-name="Internet_20_link" text:visited-style-name="Visited_20_Internet_20_Link"><text:span text:style-name="T59">yii\base\InvalidParam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верными <text:soft-page-break/>параметрами, переданными методу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invalidrouteexception.html" text:style-name="Internet_20_link" text:visited-style-name="Visited_20_Internet_20_Link"><text:span text:style-name="T59">yii\base\InvalidRoute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действительным маршруто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invalidvalueexception.html" text:style-name="Internet_20_link" text:visited-style-name="Visited_20_Internet_20_Link"><text:span text:style-name="T59">yii\base\InvalidValue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функцией, возвращающей значение неожиданного тип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model.html" text:style-name="Internet_20_link" text:visited-style-name="Visited_20_Internet_20_Link"><text:span text:style-name="T59">yii\base\Model</text:span></text:a></text:p>
          </table:table-cell>
          <table:table-cell table:style-name="Таблица1.B3" office:value-type="string">
            <text:p text:style-name="P26">является базовым классом для моделей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modelevent.html" text:style-name="Internet_20_link" text:visited-style-name="Visited_20_Internet_20_Link"><text:span text:style-name="T59">yii\base\ModelEvent</text:span></text:a></text:p>
          </table:table-cell>
          <table:table-cell table:style-name="Таблица1.B3" office:value-type="string">
            <text:p text:style-name="Standard"><text:span text:style-name="T84">представляет параметр, необходимый для событий </text:span><text:a xlink:type="simple" xlink:href="http://www.yiiframework.com/doc-2.0/yii-base-model.html" text:style-name="Internet_20_link" text:visited-style-name="Visited_20_Internet_20_Link"><text:span text:style-name="T59">yii\base\Model</text:span></text:a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module.html" text:style-name="Internet_20_link" text:visited-style-name="Visited_20_Internet_20_Link"><text:span text:style-name="T59">yii\base\Module</text:span></text:a></text:p>
          </table:table-cell>
          <table:table-cell table:style-name="Таблица1.B3" office:value-type="string">
            <text:p text:style-name="P26">является базовым классом для классов модулей и прилож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notsupportedexception.html" text:style-name="Internet_20_link" text:visited-style-name="Visited_20_Internet_20_Link"><text:span text:style-name="T59">yii\base\NotSupported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доступом к функциям, которые не поддерживаютс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object.html" text:style-name="Internet_20_link" text:visited-style-name="Visited_20_Internet_20_Link"><text:span text:style-name="T59">yii\base\Object</text:span></text:a></text:p>
          </table:table-cell>
          <table:table-cell table:style-name="Таблица1.B3" office:value-type="string">
            <text:p text:style-name="Standard"><text:span text:style-name="T84">базовый класс, реализующий свойство. (</text:span><text:span text:style-name="Emphasis"><text:span text:style-name="T84">property)</text:span>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request.html" text:style-name="Internet_20_link" text:visited-style-name="Visited_20_Internet_20_Link"><text:span text:style-name="T59">yii\base\Request</text:span></text:a></text:p>
          </table:table-cell>
          <table:table-cell table:style-name="Таблица1.B3" office:value-type="string">
            <text:p text:style-name="Standard"><text:span text:style-name="T84">представляет запрос, который обрабатывается с помощью </text:span><text:a xlink:type="simple" xlink:href="http://www.yiiframework.com/doc-2.0/yii-base-application.html" text:style-name="Internet_20_link" text:visited-style-name="Visited_20_Internet_20_Link"><text:span text:style-name="T59">yii\base\Applicatio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response.html" text:style-name="Internet_20_link" text:visited-style-name="Visited_20_Internet_20_Link"><text:span text:style-name="T59">yii\base\Response</text:span></text:a></text:p>
          </table:table-cell>
          <table:table-cell table:style-name="Таблица1.B3" office:value-type="string">
            <text:p text:style-name="Standard"><text:span text:style-name="T84">представляет собой ответ </text:span><text:a xlink:type="simple" xlink:href="http://www.yiiframework.com/doc-2.0/yii-base-application.html" text:style-name="Internet_20_link" text:visited-style-name="Visited_20_Internet_20_Link"><text:span text:style-name="T59">yii\base\Application</text:span></text:a><text:span text:style-name="T84"> на </text:span><text:a xlink:type="simple" xlink:href="http://www.yiiframework.com/doc-2.0/yii-base-request.html" text:style-name="Internet_20_link" text:visited-style-name="Visited_20_Internet_20_Link"><text:span text:style-name="T59">yii\base\Request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security.html" text:style-name="Internet_20_link" text:visited-style-name="Visited_20_Internet_20_Link"><text:span text:style-name="T59">yii\base\Security</text:span></text:a></text:p>
          </table:table-cell>
          <table:table-cell table:style-name="Таблица1.B3" office:value-type="string">
            <text:p text:style-name="P26">предоставляет набор методов для обработки общих задач, связанных с безопасностью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staticinstanceinterface.html" text:style-name="Internet_20_link" text:visited-style-name="Visited_20_Internet_20_Link"><text:span text:style-name="T59">yii\base\StaticInstanceInterface</text:span></text:a></text:p>
          </table:table-cell>
          <table:table-cell table:style-name="Таблица1.B3" office:value-type="string">
            <text:p text:style-name="P26">интерфейс для предоставления статических экземпляров классам, которые могут использоваться для получения метаинформации класса, которая не может быть выражена в статических метода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staticinstancetrait.html" text:style-name="Internet_20_link" text:visited-style-name="Visited_20_Internet_20_Link"><text:span text:style-name="T59">yii\base\StaticInstanceTrait</text:span></text:a></text:p>
          </table:table-cell>
          <table:table-cell table:style-name="Таблица1.B3" office:value-type="string">
            <text:p text:style-name="Standard"><text:span text:style-name="T84">предоставляет методы для удовлетворения интерфейса </text:span><text:a xlink:type="simple" xlink:href="http://www.yiiframework.com/doc-2.0/yii-base-staticinstanceinterface.html" text:style-name="Internet_20_link" text:visited-style-name="Visited_20_Internet_20_Link"><text:span text:style-name="T59">yii\base\StaticInstanceInterface</text:span></text:a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theme.html" text:style-name="Internet_20_link" text:visited-style-name="Visited_20_Internet_20_Link"><text:span text:style-name="T59">yii\base\Theme</text:span></text:a></text:p>
          </table:table-cell>
          <table:table-cell table:style-name="Таблица1.B3" office:value-type="string">
            <text:p text:style-name="P26">представляет собой тему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unknownclassexception.html" text:style-name="Internet_20_link" text:visited-style-name="Visited_20_Internet_20_Link"><text:span text:style-name="T59">yii\base\<text:line-break/>UnknownClass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использованием неизвестного класс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unknownmethodexception.html" text:style-name="Internet_20_link" text:visited-style-name="Visited_20_Internet_20_Link"><text:span text:style-name="T59">yii\base\<text:line-break/>UnknownMethod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доступом к неизвестному объекту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unknownpropertyexception.html" text:style-name="Internet_20_link" text:visited-style-name="Visited_20_Internet_20_Link"><text:span text:style-name="T59">yii\base\<text:line-break/>UnknownProperty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доступом к свойствам неизвестного объект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userexception.html" text:style-name="Internet_20_link" text:visited-style-name="Visited_20_Internet_20_Link"><text:span text:style-name="T59">yii\base\UserException</text:span></text:a></text:p>
          </table:table-cell>
          <table:table-cell table:style-name="Таблица1.B3" office:value-type="string">
            <text:p text:style-name="P26">базовый класс для исключений, которые должны отображаться конечным пользователя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view.html" text:style-name="Internet_20_link" text:visited-style-name="Visited_20_Internet_20_Link"><text:span text:style-name="T59">yii\base\View</text:span></text:a></text:p>
          </table:table-cell>
          <table:table-cell table:style-name="Таблица1.B3" office:value-type="string">
            <text:p text:style-name="P26">представляет объект «вид» в шаблоне MVC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viewcontextinterface.html" text:style-name="Internet_20_link" text:visited-style-name="Visited_20_Internet_20_Link"><text:span text:style-name="T59">yii\base\ViewContextInterface</text:span></text:a></text:p>
          </table:table-cell>
          <table:table-cell table:style-name="Таблица1.B3" office:value-type="string">
            <text:p text:style-name="P26">интерфейс, который должен реализовывать классы, которые хотят поддерживать относительные виды имен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viewevent.html" text:style-name="Internet_20_link" text:visited-style-name="Visited_20_Internet_20_Link"><text:span text:style-name="T59">yii\base\ViewEvent</text:span></text:a></text:p>
          </table:table-cell>
          <table:table-cell table:style-name="Таблица1.B3" office:value-type="string">
            <text:p text:style-name="Standard"><text:span text:style-name="T84">представляет события, инициируемые компонентом  </text:span><text:a xlink:type="simple" xlink:href="http://www.yiiframework.com/doc-2.0/yii-base-view.html" text:style-name="Internet_20_link" text:visited-style-name="Visited_20_Internet_20_Link"><text:span text:style-name="T59">yii\base\View</text:span></text:a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viewnotfoundexception.html" text:style-name="Internet_20_link" text:visited-style-name="Visited_20_Internet_20_Link"><text:span text:style-name="T59">yii\base\<text:line-break/>ViewNotFound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отсутствием файла вид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viewrenderer.html" text:style-name="Internet_20_link" text:visited-style-name="Visited_20_Internet_20_Link"><text:span text:style-name="T59">yii\base\ViewRenderer</text:span></text:a></text:p>
          </table:table-cell>
          <table:table-cell table:style-name="Таблица1.B3" office:value-type="string">
            <text:p text:style-name="P26">базовый класс для классов рендеринга вид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ase-widget.html" text:style-name="Internet_20_link" text:visited-style-name="Visited_20_Internet_20_Link"><text:span text:style-name="T59">yii\base\Widget</text:span></text:a></text:p>
          </table:table-cell>
          <table:table-cell table:style-name="Таблица1.B3" office:value-type="string">
            <text:p text:style-name="P26">базовый класс для виджетов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ase-widgetevent.html" text:style-name="Internet_20_link" text:visited-style-name="Visited_20_Internet_20_Link"><text:span text:style-name="T59">yii\base\WidgetEvent</text:span></text:a></text:p>
          </table:table-cell>
          <table:table-cell table:style-name="Таблица1.B3" office:value-type="string">
            <text:p text:style-name="P26">представляет параметр события, используемый для события виджет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ehaviors-attributebehavior.html" text:style-name="Internet_20_link" text:visited-style-name="Visited_20_Internet_20_Link"><text:span text:style-name="T59">yii\behaviors\AttributeBehavior</text:span></text:a></text:p>
          </table:table-cell>
          <table:table-cell table:style-name="Таблица1.B3" office:value-type="string">
            <text:p text:style-name="P26">автоматически присваивает указанное значение одному или нескольким атрибутам объекта ActiveRecord, когда происходят определенные событ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ehaviors-attributetypecastbehavior.html" text:style-name="Internet_20_link" text:visited-style-name="Visited_20_Internet_20_Link"><text:span text:style-name="T59">yii\behaviors\<text:line-break/>AttributeTypecastBehavior</text:span></text:a></text:p>
          </table:table-cell>
          <table:table-cell table:style-name="Таблица1.B3" office:value-type="string">
            <text:p text:style-name="P26">обеспечивает возможность автоматического присваивания атрибутов моде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ehaviors-attributesbehavior.html" text:style-name="Internet_20_link" text:visited-style-name="Visited_20_Internet_20_Link"><text:span text:style-name="T59">yii\behaviors\AttributesBehavior</text:span></text:a></text:p>
          </table:table-cell>
          <table:table-cell table:style-name="Таблица1.B3" office:value-type="string">
            <text:p text:style-name="P26">автоматически присваивает значения, указанные для одного или нескольких атрибутов объекта ActiveRecord, когда происходят <text:soft-page-break/>определенные событ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ehaviors-blameablebehavior.html" text:style-name="Internet_20_link" text:visited-style-name="Visited_20_Internet_20_Link"><text:span text:style-name="T59">yii\behaviors\<text:line-break/>BlameableBehavior</text:span></text:a></text:p>
          </table:table-cell>
          <table:table-cell table:style-name="Таблица1.B3" office:value-type="string">
            <text:p text:style-name="P26">автоматически заполняет указанные атрибуты текущим идентификатором пользовател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behaviors-sluggablebehavior.html" text:style-name="Internet_20_link" text:visited-style-name="Visited_20_Internet_20_Link"><text:span text:style-name="T59">yii\behaviors\<text:line-break/>SluggableBehavior</text:span></text:a></text:p>
          </table:table-cell>
          <table:table-cell table:style-name="Таблица1.B3" office:value-type="string">
            <text:p text:style-name="P26">автоматически заполняет указанный атрибут значением, которое можно использовать в URL-адресе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behaviors-timestampbehavior.html" text:style-name="Internet_20_link" text:visited-style-name="Visited_20_Internet_20_Link"><text:span text:style-name="T59">yii\behaviors\<text:line-break/>TimestampBehavior</text:span></text:a></text:p>
          </table:table-cell>
          <table:table-cell table:style-name="Таблица1.B3" office:value-type="string">
            <text:p text:style-name="P26">автоматически заполняет указанные атрибуты текущей меткой времен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apccache.html" text:style-name="Internet_20_link" text:visited-style-name="Visited_20_Internet_20_Link"><text:span text:style-name="T59">yii\caching\ApcCache</text:span></text:a></text:p>
          </table:table-cell>
          <table:table-cell table:style-name="Таблица1.B3" office:value-type="string">
            <text:p text:style-name="P26">обеспечивает кэширование APC с точки зрения компонента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arraycache.html" text:style-name="Internet_20_link" text:visited-style-name="Visited_20_Internet_20_Link"><text:span text:style-name="T59">yii\caching\ArrayCache</text:span></text:a></text:p>
          </table:table-cell>
          <table:table-cell table:style-name="Таблица1.B3" office:value-type="string">
            <text:p text:style-name="P26">обеспечивает кэширование текущего запроса только путем хранения значений в массив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cache.html" text:style-name="Internet_20_link" text:visited-style-name="Visited_20_Internet_20_Link"><text:span text:style-name="T59">yii\caching\Cache</text:span></text:a></text:p>
          </table:table-cell>
          <table:table-cell table:style-name="Таблица1.B3" office:value-type="string">
            <text:p text:style-name="P26">базовый класс для классов кэша, поддерживающих различные реализации кэширова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cacheinterface.html" text:style-name="Internet_20_link" text:visited-style-name="Visited_20_Internet_20_Link"><text:span text:style-name="T59">yii\caching\CacheInterface</text:span></text:a></text:p>
          </table:table-cell>
          <table:table-cell table:style-name="Таблица1.B3" office:value-type="string">
            <text:p text:style-name="P26">базовый интерфейс для кеш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chaineddependency.html" text:style-name="Internet_20_link" text:visited-style-name="Visited_20_Internet_20_Link"><text:span text:style-name="T59">yii\caching\ChainedDependency</text:span></text:a></text:p>
          </table:table-cell>
          <table:table-cell table:style-name="Таблица1.B3" office:value-type="string">
            <text:p text:style-name="P26">представляет собой зависимость, которая состоит из списка других зависимосте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dbcache.html" text:style-name="Internet_20_link" text:visited-style-name="Visited_20_Internet_20_Link"><text:span text:style-name="T59">yii\caching\DbCache</text:span></text:a></text:p>
          </table:table-cell>
          <table:table-cell table:style-name="Таблица1.B3" office:value-type="string">
            <text:p text:style-name="P26">реализует компонент приложения кэширования, сохраняя кешированные данные в базе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dbdependency.html" text:style-name="Internet_20_link" text:visited-style-name="Visited_20_Internet_20_Link"><text:span text:style-name="T59">yii\caching\DbDependency</text:span></text:a></text:p>
          </table:table-cell>
          <table:table-cell table:style-name="Таблица1.B3" office:value-type="string">
            <text:p text:style-name="P26">представляет зависимость, основанную на результате запроса оператора 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dbquerydependency.html" text:style-name="Internet_20_link" text:visited-style-name="Visited_20_Internet_20_Link"><text:span text:style-name="T59">yii\caching\<text:line-break/>DbQueryDependency</text:span></text:a></text:p>
          </table:table-cell>
          <table:table-cell table:style-name="Таблица1.B3" office:value-type="string">
            <text:p text:style-name="Standard"><text:span text:style-name="T84">представляет зависимость, основанную на результате запроса экземпляра </text:span><text:a xlink:type="simple" xlink:href="http://www.yiiframework.com/doc-2.0/yii-db-queryinterface.html" text:style-name="Internet_20_link" text:visited-style-name="Visited_20_Internet_20_Link"><text:span text:style-name="T59">yii\db\QueryInterface</text:span></text:a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dependency.html" text:style-name="Internet_20_link" text:visited-style-name="Visited_20_Internet_20_Link"><text:span text:style-name="T59">yii\caching\Dependency</text:span></text:a></text:p>
          </table:table-cell>
          <table:table-cell table:style-name="Таблица1.B3" office:value-type="string">
            <text:p text:style-name="P26">базовый класс для классов зависимостей кэш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dummycache.html" text:style-name="Internet_20_link" text:visited-style-name="Visited_20_Internet_20_Link"><text:span text:style-name="T59">yii\caching\DummyCache</text:span></text:a></text:p>
          </table:table-cell>
          <table:table-cell table:style-name="Таблица1.B3" office:value-type="string">
            <text:p text:style-name="P26">компонент кэша заполнител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expressiondependency.html" text:style-name="Internet_20_link" text:visited-style-name="Visited_20_Internet_20_Link"><text:span text:style-name="T59">yii\caching\<text:line-break/>ExpressionDependency</text:span></text:a></text:p>
          </table:table-cell>
          <table:table-cell table:style-name="Таблица1.B3" office:value-type="string">
            <text:p text:style-name="P26">представляет зависимость, основанную на результате выражения PHP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filecache.html" text:style-name="Internet_20_link" text:visited-style-name="Visited_20_Internet_20_Link"><text:span text:style-name="T59">yii\caching\FileCache</text:span></text:a></text:p>
          </table:table-cell>
          <table:table-cell table:style-name="Таблица1.B3" office:value-type="string">
            <text:p text:style-name="P26">реализует компонент кэша с использованием файл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filedependency.html" text:style-name="Internet_20_link" text:visited-style-name="Visited_20_Internet_20_Link"><text:span text:style-name="T59">yii\caching\FileDependency</text:span></text:a></text:p>
          </table:table-cell>
          <table:table-cell table:style-name="Таблица1.B3" office:value-type="string">
            <text:p text:style-name="P26">представляет зависимость, основанную на последнем времени модификации файл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memcache.html" text:style-name="Internet_20_link" text:visited-style-name="Visited_20_Internet_20_Link"><text:span text:style-name="T59">yii\caching\MemCache</text:span></text:a></text:p>
          </table:table-cell>
          <table:table-cell table:style-name="Таблица1.B3" office:value-type="string">
            <text:p text:style-name="Standard"><text:span text:style-name="T84">реализует компонент приложения кэша на основе  </text:span><text:a xlink:type="simple" xlink:href="http://pecl.php.net/package/memcache" text:style-name="Internet_20_link" text:visited-style-name="Visited_20_Internet_20_Link"><text:span text:style-name="T59">memcache</text:span></text:a><text:span text:style-name="T84"> и </text:span><text:a xlink:type="simple" xlink:href="http://pecl.php.net/package/memcached" text:style-name="Internet_20_link" text:visited-style-name="Visited_20_Internet_20_Link"><text:span text:style-name="T59">memcached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memcacheserver.html" text:style-name="Internet_20_link" text:visited-style-name="Visited_20_Internet_20_Link"><text:span text:style-name="T59">yii\caching\MemCacheServer</text:span></text:a></text:p>
          </table:table-cell>
          <table:table-cell table:style-name="Таблица1.B3" office:value-type="string">
            <text:p text:style-name="P26">представляет данные конфигурации для одного сервера memcache или memcached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tagdependency.html" text:style-name="Internet_20_link" text:visited-style-name="Visited_20_Internet_20_Link"><text:span text:style-name="T59">yii\caching\TagDependency</text:span></text:a></text:p>
          </table:table-cell>
          <table:table-cell table:style-name="Таблица1.B3" office:value-type="string">
            <text:p text:style-name="Standard"><text:span text:style-name="T84">связывает элемент кэшированных данных с одним или несколькими </text:span><text:a xlink:type="simple" xlink:href="http://www.yiiframework.com/doc-2.0/yii-caching-tagdependency.html#$tags-detail" text:style-name="Internet_20_link" text:visited-style-name="Visited_20_Internet_20_Link"><text:span text:style-name="T59">$tags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wincache.html" text:style-name="Internet_20_link" text:visited-style-name="Visited_20_Internet_20_Link"><text:span text:style-name="T59">yii\caching\WinCache</text:span></text:a></text:p>
          </table:table-cell>
          <table:table-cell table:style-name="Таблица1.B3" office:value-type="string">
            <text:p text:style-name="P26">обеспечивает кэширование Windows Cache с точки зрения компонента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ching-xcache.html" text:style-name="Internet_20_link" text:visited-style-name="Visited_20_Internet_20_Link"><text:span text:style-name="T59">yii\caching\XCache</text:span></text:a></text:p>
          </table:table-cell>
          <table:table-cell table:style-name="Таблица1.B3" office:value-type="string">
            <text:p text:style-name="P26">обеспечивает кеширование XCache с точки зрения компонента прилож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ching-zenddatacache.html" text:style-name="Internet_20_link" text:visited-style-name="Visited_20_Internet_20_Link"><text:span text:style-name="T59">yii\caching\ZendDataCache</text:span></text:a></text:p>
          </table:table-cell>
          <table:table-cell table:style-name="Таблица1.B3" office:value-type="string">
            <text:p text:style-name="P26">обеспечивает кэширование данных Zend с точки зрения компонента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ptcha-captcha.html" text:style-name="Internet_20_link" text:visited-style-name="Visited_20_Internet_20_Link"><text:span text:style-name="T59">yii\captcha\Captcha</text:span></text:a></text:p>
          </table:table-cell>
          <table:table-cell table:style-name="Таблица1.B3" office:value-type="string">
            <text:p text:style-name="P26">отображает изображение CAPTCHA и поле ввода, которое вводит введенный пользователем код подтвержд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ptcha-captchaaction.html" text:style-name="Internet_20_link" text:visited-style-name="Visited_20_Internet_20_Link"><text:span text:style-name="T59">yii\captcha\CaptchaAction</text:span></text:a></text:p>
          </table:table-cell>
          <table:table-cell table:style-name="Таблица1.B3" office:value-type="string">
            <text:p text:style-name="P26">отображает изображение CAPTCHA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aptcha-captchaasset.html" text:style-name="Internet_20_link" text:visited-style-name="Visited_20_Internet_20_Link"><text:span text:style-name="T59">yii\captcha\CaptchaAsset</text:span></text:a></text:p>
          </table:table-cell>
          <table:table-cell table:style-name="Таблица1.B3" office:value-type="string">
            <text:p text:style-name="Standard"><text:span text:style-name="T84">этот пакет активов предоставляет файлы javascript, необходимые для виджета </text:span><text:a xlink:type="simple" xlink:href="http://www.yiiframework.com/doc-2.0/yii-captcha-captcha.html" text:style-name="Internet_20_link" text:visited-style-name="Visited_20_Internet_20_Link"><text:span text:style-name="T59">yii\captcha\Captcha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aptcha-captchavalidator.html" text:style-name="Internet_20_link" text:visited-style-name="Visited_20_Internet_20_Link"><text:span text:style-name="T59">yii\captcha\CaptchaValidator</text:span></text:a></text:p>
          </table:table-cell>
          <table:table-cell table:style-name="Таблица1.B3" office:value-type="string">
            <text:p text:style-name="P26">подтверждает, что значение атрибута совпадает с кодом подтверждения, отображаемым в CAPTCHA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application.html" text:style-name="Internet_20_link" text:visited-style-name="Visited_20_Internet_20_Link"><text:span text:style-name="T59">yii\console\Application</text:span></text:a></text:p>
          </table:table-cell>
          <table:table-cell table:style-name="Таблица1.B3" office:value-type="string">
            <text:p text:style-name="P26">представляет собой консольное приложени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controller.html" text:style-name="Internet_20_link" text:visited-style-name="Visited_20_Internet_20_Link"><text:span text:style-name="T59">yii\console\Controller</text:span></text:a></text:p>
          </table:table-cell>
          <table:table-cell table:style-name="Таблица1.B3" office:value-type="string">
            <text:p text:style-name="P26">базовый класс классов команд консол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errorhandler.html" text:style-name="Internet_20_link" text:visited-style-name="Visited_20_Internet_20_Link"><text:span text:style-name="T59">yii\console\ErrorHandler</text:span></text:a></text:p>
          </table:table-cell>
          <table:table-cell table:style-name="Таблица1.B3" office:value-type="string">
            <text:p text:style-name="P26">обрабатывает неперехваченные ошибки и исключения PH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exception.html" text:style-name="Internet_20_link" text:visited-style-name="Visited_20_Internet_20_Link"><text:span text:style-name="T59">yii\console\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ым использованием команды консол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exitcode.html" text:style-name="Internet_20_link" text:visited-style-name="Visited_20_Internet_20_Link"><text:span text:style-name="T59">yii\console\ExitCode</text:span></text:a></text:p>
          </table:table-cell>
          <table:table-cell table:style-name="Таблица1.B3" office:value-type="string">
            <text:p text:style-name="P26">этот класс предоставляет константы для определения кодов выхода команд консо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markdown.html" text:style-name="Internet_20_link" text:visited-style-name="Visited_20_Internet_20_Link"><text:span text:style-name="T59">yii\console\Markdown</text:span></text:a></text:p>
          </table:table-cell>
          <table:table-cell table:style-name="Таблица1.B3" office:value-type="string">
            <text:p text:style-name="P26">анализатор Markdown, который увеличивает уценку для чтения в консольных среда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request.html" text:style-name="Internet_20_link" text:visited-style-name="Visited_20_Internet_20_Link"><text:span text:style-name="T59">yii\console\Request</text:span></text:a></text:p>
          </table:table-cell>
          <table:table-cell table:style-name="Таблица1.B3" office:value-type="string">
            <text:p text:style-name="P26">запрос консоли представляет информацию о среде для консольного прилож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response.html" text:style-name="Internet_20_link" text:visited-style-name="Visited_20_Internet_20_Link"><text:span text:style-name="T59">yii\console\Response</text:span></text:a></text:p>
          </table:table-cell>
          <table:table-cell table:style-name="Таблица1.B3" office:value-type="string">
            <text:p text:style-name="P26">представляет результат консольного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unknowncommandexception.html" text:style-name="Internet_20_link" text:visited-style-name="Visited_20_Internet_20_Link"><text:span text:style-name="T59">yii\console\<text:line-break/>UnknownCommand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ым использованием команды консо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controllers-assetcontroller.html" text:style-name="Internet_20_link" text:visited-style-name="Visited_20_Internet_20_Link"><text:span text:style-name="T59">yii\console\controllers\<text:line-break/>AssetController</text:span></text:a></text:p>
          </table:table-cell>
          <table:table-cell table:style-name="Таблица1.B3" office:value-type="string">
            <text:p text:style-name="P26">Позволяет комбинировать и сжимать ваши файлы JavaScript и CSS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controllers-basemigratecontroller.html" text:style-name="Internet_20_link" text:visited-style-name="Visited_20_Internet_20_Link"><text:span text:style-name="T59">yii\console\controllers\<text:line-break/>BaseMigrateController</text:span></text:a></text:p>
          </table:table-cell>
          <table:table-cell table:style-name="Таблица1.B3" office:value-type="string">
            <text:p text:style-name="P26">базовый класс для контроллеров миграци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controllers-cachecontroller.html" text:style-name="Internet_20_link" text:visited-style-name="Visited_20_Internet_20_Link"><text:span text:style-name="T59">yii\console\controllers\<text:line-break/>CacheController</text:span></text:a></text:p>
          </table:table-cell>
          <table:table-cell table:style-name="Таблица1.B3" office:value-type="string">
            <text:p text:style-name="P26">Позволяет сбросить кеш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controllers-fixturecontroller.html" text:style-name="Internet_20_link" text:visited-style-name="Visited_20_Internet_20_Link"><text:span text:style-name="T59">yii\console\controllers\<text:line-break/>FixtureController</text:span></text:a></text:p>
          </table:table-cell>
          <table:table-cell table:style-name="Таблица1.B3" office:value-type="string">
            <text:p text:style-name="P26">Управляет загрузкой и разгрузкой данных прибор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controllers-helpcontroller.html" text:style-name="Internet_20_link" text:visited-style-name="Visited_20_Internet_20_Link"><text:span text:style-name="T59">yii\console\controllers\<text:line-break/>HelpController</text:span></text:a></text:p>
          </table:table-cell>
          <table:table-cell table:style-name="Таблица1.B3" office:value-type="string">
            <text:p text:style-name="P26">Предоставляет справочную информацию о командах консол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controllers-messagecontroller.html" text:style-name="Internet_20_link" text:visited-style-name="Visited_20_Internet_20_Link"><text:span text:style-name="T59">yii\console\controllers\<text:line-break/>MessageController</text:span></text:a></text:p>
          </table:table-cell>
          <table:table-cell table:style-name="Таблица1.B3" office:value-type="string">
            <text:p text:style-name="P26">Извлекает сообщения для перевода из исходных файл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controllers-migratecontroller.html" text:style-name="Internet_20_link" text:visited-style-name="Visited_20_Internet_20_Link"><text:span text:style-name="T59">yii\console\controllers\<text:line-break/>MigrateController</text:span></text:a></text:p>
          </table:table-cell>
          <table:table-cell table:style-name="Таблица1.B3" office:value-type="string">
            <text:p text:style-name="P26">Управляет миграциями прилож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console-controllers-servecontroller.html" text:style-name="Internet_20_link" text:visited-style-name="Visited_20_Internet_20_Link"><text:span text:style-name="T59">yii\console\controllers\<text:line-break/>ServeController</text:span></text:a></text:p>
          </table:table-cell>
          <table:table-cell table:style-name="Таблица1.B3" office:value-type="string">
            <text:p text:style-name="P26">Запускает встроенный веб-сервер PH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console-widgets-table.html" text:style-name="Internet_20_link" text:visited-style-name="Visited_20_Internet_20_Link"><text:span text:style-name="T59">yii\console\widgets\Table</text:span></text:a></text:p>
          </table:table-cell>
          <table:table-cell table:style-name="Таблица1.B3" office:value-type="string">
            <text:p text:style-name="P26">Класс Table отображает таблицу в консол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ata-activedatafilter.html" text:style-name="Internet_20_link" text:visited-style-name="Visited_20_Internet_20_Link"><text:span text:style-name="T59">yii\data\ActiveDataFilter</text:span></text:a></text:p>
          </table:table-cell>
          <table:table-cell table:style-name="Таблица1.B3" office:value-type="string">
            <text:p text:style-name="Standard"><text:span text:style-name="T84">позволяет составить условие фильтрации в формате, подходящем для </text:span><text:a xlink:type="simple" xlink:href="http://www.yiiframework.com/doc-2.0/yii-db-queryinterface.html#where()-detail" text:style-name="Internet_20_link" text:visited-style-name="Visited_20_Internet_20_Link"><text:span text:style-name="T59">yii\db\QueryInterface::where()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ata-activedataprovider.html" text:style-name="Internet_20_link" text:visited-style-name="Visited_20_Internet_20_Link"><text:span text:style-name="T59">yii\data\ActiveDataProvider</text:span></text:a></text:p>
          </table:table-cell>
          <table:table-cell table:style-name="Таблица1.B3" office:value-type="string">
            <text:p text:style-name="Standard"><text:span text:style-name="T84">реализует поставщика данных на основе </text:span><text:a xlink:type="simple" xlink:href="http://www.yiiframework.com/doc-2.0/yii-db-query.html" text:style-name="Internet_20_link" text:visited-style-name="Visited_20_Internet_20_Link"><text:span text:style-name="T59">yii\db\Query</text:span></text:a><text:span text:style-name="T84"> и </text:span><text:a xlink:type="simple" xlink:href="http://www.yiiframework.com/doc-2.0/yii-db-activequery.html" text:style-name="Internet_20_link" text:visited-style-name="Visited_20_Internet_20_Link"><text:span text:style-name="T59">yii\db\ActiveQuery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ata-arraydataprovider.html" text:style-name="Internet_20_link" text:visited-style-name="Visited_20_Internet_20_Link"><text:span text:style-name="T59">yii\data\ArrayDataProvider</text:span></text:a></text:p>
          </table:table-cell>
          <table:table-cell table:style-name="Таблица1.B3" office:value-type="string">
            <text:p text:style-name="P26">реализует поставщик данных на основе массива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ata-basedataprovider.html" text:style-name="Internet_20_link" text:visited-style-name="Visited_20_Internet_20_Link"><text:span text:style-name="T59">yii\data\BaseDataProvider</text:span></text:a></text:p>
          </table:table-cell>
          <table:table-cell table:style-name="Таблица1.B3" office:value-type="string">
            <text:p text:style-name="Standard"><text:span text:style-name="T84">предоставляет базовый класс, который реализует </text:span><text:a xlink:type="simple" xlink:href="http://www.yiiframework.com/doc-2.0/yii-data-dataproviderinterface.html" text:style-name="Internet_20_link" text:visited-style-name="Visited_20_Internet_20_Link"><text:span text:style-name="T59">yii\data\DataProviderInterfac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ata-datafilter.html" text:style-name="Internet_20_link" text:visited-style-name="Visited_20_Internet_20_Link"><text:span text:style-name="T59">yii\data\DataFilter</text:span></text:a></text:p>
          </table:table-cell>
          <table:table-cell table:style-name="Таблица1.B3" office:value-type="string">
            <text:p text:style-name="Standard"><text:span text:style-name="T84">специальная </text:span><text:a xlink:type="simple" xlink:href="http://www.yiiframework.com/doc-2.0/yii-base-model.html" text:style-name="Internet_20_link" text:visited-style-name="Visited_20_Internet_20_Link"><text:span text:style-name="T59">yii\base\Model</text:span></text:a><text:span text:style-name="T84"> для обработки спецификации фильтрации запросов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ata-dataproviderinterface.html" text:style-name="Internet_20_link" text:visited-style-name="Visited_20_Internet_20_Link"><text:span text:style-name="T59">yii\data\DataProviderInterface</text:span></text:a></text:p>
          </table:table-cell>
          <table:table-cell table:style-name="Таблица1.B3" office:value-type="string">
            <text:p text:style-name="P26">интерфейс, который должен быть реализован классами поставщика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ata-pagination.html" text:style-name="Internet_20_link" text:visited-style-name="Visited_20_Internet_20_Link"><text:span text:style-name="T59">yii\data\Pagination</text:span></text:a></text:p>
          </table:table-cell>
          <table:table-cell table:style-name="Таблица1.B3" office:value-type="string">
            <text:p text:style-name="P26">представляет информацию, относящуюся к разбивке на страницы элементов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ata-sort.html" text:style-name="Internet_20_link" text:visited-style-name="Visited_20_Internet_20_Link"><text:span text:style-name="T59">yii\data\Sort</text:span></text:a></text:p>
          </table:table-cell>
          <table:table-cell table:style-name="Таблица1.B3" office:value-type="string">
            <text:p text:style-name="P26">сортировка представляет информацию, относящуюся к сортировке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ata-sqldataprovider.html" text:style-name="Internet_20_link" text:visited-style-name="Visited_20_Internet_20_Link"><text:span text:style-name="T59">yii\data\SqlDataProvider</text:span></text:a></text:p>
          </table:table-cell>
          <table:table-cell table:style-name="Таблица1.B3" office:value-type="string">
            <text:p text:style-name="P26">реализует поставщика данных на основе простого оператора SQL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activequery.html" text:style-name="Internet_20_link" text:visited-style-name="Visited_20_Internet_20_Link"><text:span text:style-name="T59">yii\db\ActiveQuery</text:span></text:a></text:p>
          </table:table-cell>
          <table:table-cell table:style-name="Таблица1.B3" office:value-type="string">
            <text:p text:style-name="P26">представляет собой запрос БД, связанный ActiveRecord классом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activequeryinterface.html" text:style-name="Internet_20_link" text:visited-style-name="Visited_20_Internet_20_Link"><text:span text:style-name="T59">yii\db\ActiveQueryInterface</text:span></text:a></text:p>
          </table:table-cell>
          <table:table-cell table:style-name="Таблица1.B3" office:value-type="string">
            <text:p text:style-name="P26">определяет общий интерфейс, который должен быть реализован с помощью active record query класс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activequerytrait.html" text:style-name="Internet_20_link" text:visited-style-name="Visited_20_Internet_20_Link"><text:span text:style-name="T59">yii\db\ActiveQueryTrait</text:span></text:a></text:p>
          </table:table-cell>
          <table:table-cell table:style-name="Таблица1.B3" office:value-type="string">
            <text:p text:style-name="P26">реализует общие методы и свойства для active record query классов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activerecord.html" text:style-name="Internet_20_link" text:visited-style-name="Visited_20_Internet_20_Link"><text:span text:style-name="T59">yii\db\ActiveRecord</text:span></text:a></text:p>
          </table:table-cell>
          <table:table-cell table:style-name="Таблица1.B3" office:value-type="string">
            <text:p text:style-name="P26">базовый класс для классов, представляющих реляционные данные в терминах объект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activerecordinterface.html" text:style-name="Internet_20_link" text:visited-style-name="Visited_20_Internet_20_Link"><text:span text:style-name="T59">yii\db\ActiveRecordInterface</text:span></text:a></text:p>
          </table:table-cell>
          <table:table-cell table:style-name="Таблица1.B3" office:value-type="string">
            <text:p text:style-name="P26">ActiveRecord интерфейс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activerelationtrait.html" text:style-name="Internet_20_link" text:visited-style-name="Visited_20_Internet_20_Link"><text:span text:style-name="T59">yii\db\ActiveRelationTrait</text:span></text:a></text:p>
          </table:table-cell>
          <table:table-cell table:style-name="Таблица1.B3" office:value-type="string">
            <text:p text:style-name="P26">реализует общие методы и свойства для active record relational queries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aftersaveevent.html" text:style-name="Internet_20_link" text:visited-style-name="Visited_20_Internet_20_Link"><text:span text:style-name="T59">yii\db\AfterSaveEvent</text:span></text:a></text:p>
          </table:table-cell>
          <table:table-cell table:style-name="Таблица1.B3" office:value-type="string">
            <text:p text:style-name="Standard"><text:span text:style-name="T84">представляет информацию, доступную в </text:span><text:a xlink:type="simple" xlink:href="http://www.yiiframework.com/doc-2.0/yii-db-baseactiverecord.html#EVENT_AFTER_INSERT-detail" text:style-name="Internet_20_link" text:visited-style-name="Visited_20_Internet_20_Link"><text:span text:style-name="T59">yii\db\ActiveRecord::EVENT_AFTER_INSERT</text:span></text:a><text:span text:style-name="T84"> и </text:span><text:a xlink:type="simple" xlink:href="http://www.yiiframework.com/doc-2.0/yii-db-baseactiverecord.html#EVENT_AFTER_UPDATE-detail" text:style-name="Internet_20_link" text:visited-style-name="Visited_20_Internet_20_Link"><text:span text:style-name="T59">yii\db\ActiveRecord::EVENT_AFTER_UPDAT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baseactiverecord.html" text:style-name="Internet_20_link" text:visited-style-name="Visited_20_Internet_20_Link"><text:span text:style-name="T59">yii\db\BaseActiveRecord</text:span></text:a></text:p>
          </table:table-cell>
          <table:table-cell table:style-name="Таблица1.B3" office:value-type="string">
            <text:p text:style-name="P26">это базовый класс для классов, представляющих реляционные данные в терминах объект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batchqueryresult.html" text:style-name="Internet_20_link" text:visited-style-name="Visited_20_Internet_20_Link"><text:span text:style-name="T59">yii\db\BatchQueryResult</text:span></text:a></text:p>
          </table:table-cell>
          <table:table-cell table:style-name="Таблица1.B3" office:value-type="string">
            <text:p text:style-name="P26">представляет пакетный запрос, из которого вы можете получать данные в пакета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heckconstraint.html" text:style-name="Internet_20_link" text:visited-style-name="Visited_20_Internet_20_Link"><text:span text:style-name="T59">yii\db\CheckConstraint</text:span></text:a></text:p>
          </table:table-cell>
          <table:table-cell table:style-name="Таблица1.B3" office:value-type="string">
            <text:p text:style-name="Standard"><text:span text:style-name="T84">представляет метаданные ограничения </text:span><text:span text:style-name="Source_20_Text"><text:span text:style-name="T60">CHECK</text:span></text:span><text:span text:style-name="T84"> таблицы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columnschema.html" text:style-name="Internet_20_link" text:visited-style-name="Visited_20_Internet_20_Link"><text:span text:style-name="T59">yii\db\ColumnSchema</text:span></text:a></text:p>
          </table:table-cell>
          <table:table-cell table:style-name="Таблица1.B3" office:value-type="string">
            <text:p text:style-name="P26">класс описывает метаданные столбца в таблице базы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olumnschemabuilder.html" text:style-name="Internet_20_link" text:visited-style-name="Visited_20_Internet_20_Link"><text:span text:style-name="T59">yii\db\ColumnSchemaBuilder</text:span></text:a></text:p>
          </table:table-cell>
          <table:table-cell table:style-name="Таблица1.B3" office:value-type="string">
            <text:p text:style-name="P26">помогает определять типы схем базы данных с помощью интерфейса PH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command.html" text:style-name="Internet_20_link" text:visited-style-name="Visited_20_Internet_20_Link"><text:span text:style-name="T59">yii\db\Command</text:span></text:a></text:p>
          </table:table-cell>
          <table:table-cell table:style-name="Таблица1.B3" office:value-type="string">
            <text:p text:style-name="P26">представляет собой оператор SQL, который должен выполняться в базе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onnection.html" text:style-name="Internet_20_link" text:visited-style-name="Visited_20_Internet_20_Link"><text:span text:style-name="T59">yii\db\Connection</text:span></text:a></text:p>
          </table:table-cell>
          <table:table-cell table:style-name="Таблица1.B3" office:value-type="string">
            <text:p text:style-name="Standard"><text:span text:style-name="T84">представляет собой соединение с базой данных через </text:span><text:a xlink:type="simple" xlink:href="http://php.net/manual/en/book.pdo.php" text:style-name="Internet_20_link" text:visited-style-name="Visited_20_Internet_20_Link"><text:span text:style-name="T59">PDO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constraint.html" text:style-name="Internet_20_link" text:visited-style-name="Visited_20_Internet_20_Link"><text:span text:style-name="T59">yii\db\Constraint</text:span></text:a></text:p>
          </table:table-cell>
          <table:table-cell table:style-name="Таблица1.B3" office:value-type="string">
            <text:p text:style-name="P26">представляет собой метаданные ограничения таблиц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onstraintfindertrait.html" text:style-name="Internet_20_link" text:visited-style-name="Visited_20_Internet_20_Link"><text:span text:style-name="T59">yii\db\ConstraintFinderTrait</text:span></text:a></text:p>
          </table:table-cell>
          <table:table-cell table:style-name="Таблица1.B3" office:value-type="string">
            <text:p text:style-name="P26">предоставляет методы для получения информации ограничения таблицы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datareader.html" text:style-name="Internet_20_link" text:visited-style-name="Visited_20_Internet_20_Link"><text:span text:style-name="T59">yii\db\DataReader</text:span></text:a></text:p>
          </table:table-cell>
          <table:table-cell table:style-name="Таблица1.B3" office:value-type="string">
            <text:p text:style-name="P26">представляет поток строк только для прямых из набора результатов запрос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defaultvalueconstraint.html" text:style-name="Internet_20_link" text:visited-style-name="Visited_20_Internet_20_Link"><text:span text:style-name="T59">yii\db\DefaultValueConstraint</text:span></text:a></text:p>
          </table:table-cell>
          <table:table-cell table:style-name="Таблица1.B3" office:value-type="string">
            <text:p text:style-name="Standard"><text:span text:style-name="T84">представляет метаданные таблицы </text:span><text:span text:style-name="Source_20_Text"><text:span text:style-name="T60">DEFAULT</text:span>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exception.html" text:style-name="Internet_20_link" text:visited-style-name="Visited_20_Internet_20_Link"><text:span text:style-name="T59">yii\db\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которыми операциями, связанными с БД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expression.html" text:style-name="Internet_20_link" text:visited-style-name="Visited_20_Internet_20_Link"><text:span text:style-name="T59">yii\db\Expression</text:span></text:a></text:p>
          </table:table-cell>
          <table:table-cell table:style-name="Таблица1.B3" office:value-type="string">
            <text:p text:style-name="P26">представляет собой выражение DB, которое не требует экранирования или цитирова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foreignkeyconstraint.html" text:style-name="Internet_20_link" text:visited-style-name="Visited_20_Internet_20_Link"><text:span text:style-name="T59">yii\db\ForeignKeyConstraint</text:span></text:a></text:p>
          </table:table-cell>
          <table:table-cell table:style-name="Таблица1.B3" office:value-type="string">
            <text:p text:style-name="Standard"><text:span text:style-name="T84">представляет метаданные таблицы ограничения </text:span><text:span text:style-name="Source_20_Text"><text:span text:style-name="T60">FOREIGN KEY</text:span></text:span><text:span text:style-name="T84"> 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indexconstraint.html" text:style-name="Internet_20_link" text:visited-style-name="Visited_20_Internet_20_Link"><text:span text:style-name="T59">yii\db\IndexConstraint</text:span></text:a></text:p>
          </table:table-cell>
          <table:table-cell table:style-name="Таблица1.B3" office:value-type="string">
            <text:p text:style-name="Standard"><text:span text:style-name="T84">представляет метаданные ограничения таблицы </text:span><text:span text:style-name="Source_20_Text"><text:span text:style-name="T60">INDEX</text:span></text:span><text:span text:style-name="T84"> 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integrityexception.html" text:style-name="Internet_20_link" text:visited-style-name="Visited_20_Internet_20_Link"><text:span text:style-name="T59">yii\db\Integrity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арушением ограничений DB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migration.html" text:style-name="Internet_20_link" text:visited-style-name="Visited_20_Internet_20_Link"><text:span text:style-name="T59">yii\db\Migration</text:span></text:a></text:p>
          </table:table-cell>
          <table:table-cell table:style-name="Таблица1.B3" office:value-type="string">
            <text:p text:style-name="P26">базовый класс для представления миграции базы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migrationinterface.html" text:style-name="Internet_20_link" text:visited-style-name="Visited_20_Internet_20_Link"><text:span text:style-name="T59">yii\db\MigrationInterface</text:span></text:a></text:p>
          </table:table-cell>
          <table:table-cell table:style-name="Таблица1.B3" office:value-type="string">
            <text:p text:style-name="P26">определяет минимальный набор методов, которые должны быть реализованы при миграции базы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query.html" text:style-name="Internet_20_link" text:visited-style-name="Visited_20_Internet_20_Link"><text:span text:style-name="T59">yii\db\Query</text:span></text:a></text:p>
          </table:table-cell>
          <table:table-cell table:style-name="Таблица1.B3" office:value-type="string">
            <text:p text:style-name="P26">Запрос представляет собой инструкцию SELECT SQL таким образом, чтобы не зависить от СУБД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querybuilder.html" text:style-name="Internet_20_link" text:visited-style-name="Visited_20_Internet_20_Link"><text:span text:style-name="T59">yii\db\QueryBuilder</text:span></text:a></text:p>
          </table:table-cell>
          <table:table-cell table:style-name="Таблица1.B3" office:value-type="string">
            <text:p text:style-name="Standard"><text:span text:style-name="T84">создает инструкцию SELECT SQL на основе спецификации, заданной как объект </text:span><text:a xlink:type="simple" xlink:href="http://www.yiiframework.com/doc-2.0/yii-db-query.html" text:style-name="Internet_20_link" text:visited-style-name="Visited_20_Internet_20_Link"><text:span text:style-name="T59">yii\db\Query</text:span></text:a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queryinterface.html" text:style-name="Internet_20_link" text:visited-style-name="Visited_20_Internet_20_Link"><text:span text:style-name="T59">yii\db\QueryInterface</text:span></text:a></text:p>
          </table:table-cell>
          <table:table-cell table:style-name="Таблица1.B3" office:value-type="string">
            <text:p text:style-name="P26">определяет минимальный набор методов, которые будут реализованы запросом базы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querytrait.html" text:style-name="Internet_20_link" text:visited-style-name="Visited_20_Internet_20_Link"><text:span text:style-name="T59">yii\db\QueryTrait</text:span></text:a></text:p>
          </table:table-cell>
          <table:table-cell table:style-name="Таблица1.B3" office:value-type="string">
            <text:p text:style-name="P26">представляет собой минимальный набор методов запроса базы данных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schema.html" text:style-name="Internet_20_link" text:visited-style-name="Visited_20_Internet_20_Link"><text:span text:style-name="T59">yii\db\Schema</text:span></text:a></text:p>
          </table:table-cell>
          <table:table-cell table:style-name="Таблица1.B3" office:value-type="string">
            <text:p text:style-name="P26">Схема является базовым классом для конкретных классов схемы, специфичных для СУБД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schemabuildertrait.html" text:style-name="Internet_20_link" text:visited-style-name="Visited_20_Internet_20_Link"><text:span text:style-name="T59">yii\db\SchemaBuilderTrait</text:span></text:a></text:p>
          </table:table-cell>
          <table:table-cell table:style-name="Таблица1.B3" office:value-type="string">
            <text:p text:style-name="Standard"><text:span text:style-name="T84">содержит ярлыки для создания экземпляров </text:span><text:a xlink:type="simple" xlink:href="http://www.yiiframework.com/doc-2.0/yii-db-columnschemabuilder.html" text:style-name="Internet_20_link" text:visited-style-name="Visited_20_Internet_20_Link"><text:span text:style-name="T59">yii\db\ColumnSchemaBuilde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sqltoken.html" text:style-name="Internet_20_link" text:visited-style-name="Visited_20_Internet_20_Link"><text:span text:style-name="T59">yii\db\SqlToken</text:span></text:a></text:p>
          </table:table-cell>
          <table:table-cell table:style-name="Таблица1.B3" office:value-type="string">
            <text:p text:style-name="Standard"><text:span text:style-name="T84">представляет собой SQL-токены, созданные </text:span><text:a xlink:type="simple" xlink:href="http://www.yiiframework.com/doc-2.0/yii-db-sqltokenizer.html" text:style-name="Internet_20_link" text:visited-style-name="Visited_20_Internet_20_Link"><text:span text:style-name="T59">yii\db\SqlTokenizer</text:span></text:a><text:span text:style-name="T84"> или его дочерние классы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sqltokenizer.html" text:style-name="Internet_20_link" text:visited-style-name="Visited_20_Internet_20_Link"><text:span text:style-name="T59">yii\db\SqlTokenizer</text:span></text:a></text:p>
          </table:table-cell>
          <table:table-cell table:style-name="Таблица1.B3" office:value-type="string">
            <text:p text:style-name="P26">разбивает SQL-запрос на отдельные токены 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staleobjectexception.html" text:style-name="Internet_20_link" text:visited-style-name="Visited_20_Internet_20_Link"><text:span text:style-name="T59">yii\db\StaleObjectException</text:span></text:a></text:p>
          </table:table-cell>
          <table:table-cell table:style-name="Таблица1.B3" office:value-type="string">
            <text:p text:style-name="P26"/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tableschema.html" text:style-name="Internet_20_link" text:visited-style-name="Visited_20_Internet_20_Link"><text:span text:style-name="T59">yii\db\TableSchema</text:span></text:a></text:p>
          </table:table-cell>
          <table:table-cell table:style-name="Таблица1.B3" office:value-type="string">
            <text:p text:style-name="P26">представляет метаданные таблицы базы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transaction.html" text:style-name="Internet_20_link" text:visited-style-name="Visited_20_Internet_20_Link"><text:span text:style-name="T59">yii\db\Transaction</text:span></text:a></text:p>
          </table:table-cell>
          <table:table-cell table:style-name="Таблица1.B3" office:value-type="string">
            <text:p text:style-name="P26">представляет собой транзакцию БД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viewfindertrait.html" text:style-name="Internet_20_link" text:visited-style-name="Visited_20_Internet_20_Link"><text:span text:style-name="T59">yii\db\ViewFinderTrait</text:span></text:a></text:p>
          </table:table-cell>
          <table:table-cell table:style-name="Таблица1.B3" office:value-type="string">
            <text:p text:style-name="P26">реализует метод getViewNames для поиска представлений в базе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ubrid-columnschemabuilder.html" text:style-name="Internet_20_link" text:visited-style-name="Visited_20_Internet_20_Link"><text:span text:style-name="T59">yii\db\cubrid\<text:line-break/>ColumnSchemaBuilder</text:span></text:a></text:p>
          </table:table-cell>
          <table:table-cell table:style-name="Таблица1.B3" office:value-type="string">
            <text:p text:style-name="P26">построитель схем для баз данных Cubrid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cubrid-querybuilder.html" text:style-name="Internet_20_link" text:visited-style-name="Visited_20_Internet_20_Link"><text:span text:style-name="T59">yii\db\cubrid\QueryBuilder</text:span></text:a></text:p>
          </table:table-cell>
          <table:table-cell table:style-name="Таблица1.B3" office:value-type="string">
            <text:p text:style-name="P26">это построитель запросов для баз данных CUBRID (версия 9.3.x и выше)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cubrid-schema.html" text:style-name="Internet_20_link" text:visited-style-name="Visited_20_Internet_20_Link"><text:span text:style-name="T59">yii\db\cubrid\Schema</text:span></text:a></text:p>
          </table:table-cell>
          <table:table-cell table:style-name="Таблица1.B3" office:value-type="string">
            <text:p text:style-name="P26">класс для извлечения метаданных из базы данных CUBRID (версия 9.3.x и выше)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mssql-pdo.html" text:style-name="Internet_20_link" text:visited-style-name="Visited_20_Internet_20_Link"><text:span text:style-name="T59">yii\db\mssql\PDO</text:span></text:a></text:p>
          </table:table-cell>
          <table:table-cell table:style-name="Таблица1.B3" office:value-type="string">
            <text:p text:style-name="P26">Это расширение стандартного PDO-класса драйверов MSSQL и DBLIB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mssql-querybuilder.html" text:style-name="Internet_20_link" text:visited-style-name="Visited_20_Internet_20_Link"><text:span text:style-name="T59">yii\db\mssql\QueryBuilder</text:span></text:a></text:p>
          </table:table-cell>
          <table:table-cell table:style-name="Таблица1.B3" office:value-type="string">
            <text:p text:style-name="P26">построитель запросов для баз данных MS SQL Server (версия 2008 и выше)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mssql-schema.html" text:style-name="Internet_20_link" text:visited-style-name="Visited_20_Internet_20_Link"><text:span text:style-name="T59">yii\db\mssql\Schema</text:span></text:a></text:p>
          </table:table-cell>
          <table:table-cell table:style-name="Таблица1.B3" office:value-type="string">
            <text:p text:style-name="P26">Схема - это класс для извлечения метаданных из баз данных MS SQL Server (версия 2008 и выше)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mssql-sqlsrvpdo.html" text:style-name="Internet_20_link" text:visited-style-name="Visited_20_Internet_20_Link"><text:span text:style-name="T59">yii\db\mssql\SqlsrvPDO</text:span></text:a></text:p>
          </table:table-cell>
          <table:table-cell table:style-name="Таблица1.B3" office:value-type="string">
            <text:p text:style-name="P26">Это расширение стандартного PDO-класса драйвера SQLSRV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mssql-tableschema.html" text:style-name="Internet_20_link" text:visited-style-name="Visited_20_Internet_20_Link"><text:span text:style-name="T59">yii\db\mssql\TableSchema</text:span></text:a></text:p>
          </table:table-cell>
          <table:table-cell table:style-name="Таблица1.B3" office:value-type="string">
            <text:p text:style-name="P26">представляет метаданные таблицы базы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mysql-columnschemabuilder.html" text:style-name="Internet_20_link" text:visited-style-name="Visited_20_Internet_20_Link"><text:span text:style-name="T59">yii\db\mysql\<text:line-break/>ColumnSchemaBuilder</text:span></text:a></text:p>
          </table:table-cell>
          <table:table-cell table:style-name="Таблица1.B3" office:value-type="string">
            <text:p text:style-name="P26">построитель схем для баз данных MySQL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mysql-querybuilder.html" text:style-name="Internet_20_link" text:visited-style-name="Visited_20_Internet_20_Link"><text:span text:style-name="T59">yii\db\mysql\QueryBuilder</text:span></text:a></text:p>
          </table:table-cell>
          <table:table-cell table:style-name="Таблица1.B3" office:value-type="string">
            <text:p text:style-name="P26">построитель запросов для баз данных My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mysql-schema.html" text:style-name="Internet_20_link" text:visited-style-name="Visited_20_Internet_20_Link"><text:span text:style-name="T59">yii\db\mysql\Schema</text:span></text:a></text:p>
          </table:table-cell>
          <table:table-cell table:style-name="Таблица1.B3" office:value-type="string">
            <text:p text:style-name="P26">Схема - это класс для извлечения метаданных из базы данных MySQL (версии 4.1.x и 5.x)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oci-columnschemabuilder.html" text:style-name="Internet_20_link" text:visited-style-name="Visited_20_Internet_20_Link"><text:span text:style-name="T59">yii\db\oci\<text:line-break/>ColumnSchemaBuilder</text:span></text:a></text:p>
          </table:table-cell>
          <table:table-cell table:style-name="Таблица1.B3" office:value-type="string">
            <text:p text:style-name="P26">построитель схем для баз данных Oracle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oci-querybuilder.html" text:style-name="Internet_20_link" text:visited-style-name="Visited_20_Internet_20_Link"><text:span text:style-name="T59">yii\db\oci\QueryBuilder</text:span></text:a></text:p>
          </table:table-cell>
          <table:table-cell table:style-name="Таблица1.B3" office:value-type="string">
            <text:p text:style-name="P26">построитель запросов для баз данных Oracle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oci-schema.html" text:style-name="Internet_20_link" text:visited-style-name="Visited_20_Internet_20_Link"><text:span text:style-name="T59">yii\db\oci\Schema</text:span></text:a></text:p>
          </table:table-cell>
          <table:table-cell table:style-name="Таблица1.B3" office:value-type="string">
            <text:p text:style-name="P26">Схема - это класс для извлечения метаданных из базы данных Oracle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pgsql-querybuilder.html" text:style-name="Internet_20_link" text:visited-style-name="Visited_20_Internet_20_Link"><text:span text:style-name="T59">yii\db\pgsql\QueryBuilder</text:span></text:a></text:p>
          </table:table-cell>
          <table:table-cell table:style-name="Таблица1.B3" office:value-type="string">
            <text:p text:style-name="P26">построитель запросов для баз данных PostgreSQL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pgsql-schema.html" text:style-name="Internet_20_link" text:visited-style-name="Visited_20_Internet_20_Link"><text:span text:style-name="T59">yii\db\pgsql\Schema</text:span></text:a></text:p>
          </table:table-cell>
          <table:table-cell table:style-name="Таблица1.B3" office:value-type="string">
            <text:p text:style-name="P26">Схема - это класс для извлечения метаданных из базы данных PostgreSQL (версия 9.x и выше)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sqlite-columnschemabuilder.html" text:style-name="Internet_20_link" text:visited-style-name="Visited_20_Internet_20_Link"><text:span text:style-name="T59">yii\db\sqlite\<text:line-break/>ColumnSchemaBuilder</text:span></text:a></text:p>
          </table:table-cell>
          <table:table-cell table:style-name="Таблица1.B3" office:value-type="string">
            <text:p text:style-name="P26">построитель схем для баз данных Sqlite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sqlite-querybuilder.html" text:style-name="Internet_20_link" text:visited-style-name="Visited_20_Internet_20_Link"><text:span text:style-name="T59">yii\db\sqlite\QueryBuilder</text:span></text:a></text:p>
          </table:table-cell>
          <table:table-cell table:style-name="Таблица1.B3" office:value-type="string">
            <text:p text:style-name="P26">построитель запросов для баз данных SQLite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b-sqlite-schema.html" text:style-name="Internet_20_link" text:visited-style-name="Visited_20_Internet_20_Link"><text:span text:style-name="T59">yii\db\sqlite\Schema</text:span></text:a></text:p>
          </table:table-cell>
          <table:table-cell table:style-name="Таблица1.B3" office:value-type="string">
            <text:p text:style-name="P26">Схема - это класс для извлечения метаданных из базы данных SQLite (2/3)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b-sqlite-sqltokenizer.html" text:style-name="Internet_20_link" text:visited-style-name="Visited_20_Internet_20_Link"><text:span text:style-name="T59">yii\db\sqlite\SqlTokenizer</text:span></text:a></text:p>
          </table:table-cell>
          <table:table-cell table:style-name="Таблица1.B3" office:value-type="string">
            <text:p text:style-name="P26">разбивает SQLite-запрос на отдельные токены 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i-container.html" text:style-name="Internet_20_link" text:visited-style-name="Visited_20_Internet_20_Link"><text:span text:style-name="T59">yii\di\Container</text:span></text:a></text:p>
          </table:table-cell>
          <table:table-cell table:style-name="Таблица1.B3" office:value-type="string">
            <text:p text:style-name="Standard"><text:span text:style-name="T84">реализует контейнер для </text:span><text:a xlink:type="simple" xlink:href="http://en.wikipedia.org/wiki/Dependency_injection" text:style-name="Internet_20_link" text:visited-style-name="Visited_20_Internet_20_Link"><text:span text:style-name="T59">dependency injection</text:span></text:a><text:span text:style-name="T84"> </text:span></text:p>
          </table:table-cell>
        </table:table-row>
        <text:soft-page-break/>
        <table:table-row>
          <table:table-cell table:style-name="Таблица1.A3" office:value-type="string">
            <text:p text:style-name="Standard"><text:a xlink:type="simple" xlink:href="http://www.yiiframework.com/doc-2.0/yii-di-instance.html" text:style-name="Internet_20_link" text:visited-style-name="Visited_20_Internet_20_Link"><text:span text:style-name="T59">yii\di\Instance</text:span></text:a></text:p>
          </table:table-cell>
          <table:table-cell table:style-name="Таблица1.B3" office:value-type="string">
            <text:p text:style-name="P26">представляет ссылку на именованный объект в контейнере инъекции зависимостей (DI) или локаторе служб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di-notinstantiableexception.html" text:style-name="Internet_20_link" text:visited-style-name="Visited_20_Internet_20_Link"><text:span text:style-name="T59">yii\di\NotInstantiable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ой конфигурацией или использованием контейнера инъекций зависимостей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di-servicelocator.html" text:style-name="Internet_20_link" text:visited-style-name="Visited_20_Internet_20_Link"><text:span text:style-name="T59">yii\di\ServiceLocator</text:span></text:a></text:p>
          </table:table-cell>
          <table:table-cell table:style-name="Таблица1.B3" office:value-type="string">
            <text:p text:style-name="Standard"><text:span text:style-name="T84">реализует </text:span><text:a xlink:type="simple" xlink:href="http://en.wikipedia.org/wiki/Service_locator_pattern" text:style-name="Internet_20_link" text:visited-style-name="Visited_20_Internet_20_Link"><text:span text:style-name="T59">service locato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accesscontrol.html" text:style-name="Internet_20_link" text:visited-style-name="Visited_20_Internet_20_Link"><text:span text:style-name="T59">yii\filters\AccessControl</text:span></text:a></text:p>
          </table:table-cell>
          <table:table-cell table:style-name="Таблица1.B3" office:value-type="string">
            <text:p text:style-name="P26">обеспечивает простой контроль доступа на основе набора правил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accessrule.html" text:style-name="Internet_20_link" text:visited-style-name="Visited_20_Internet_20_Link"><text:span text:style-name="T59">yii\filters\AccessRule</text:span></text:a></text:p>
          </table:table-cell>
          <table:table-cell table:style-name="Таблица1.B3" office:value-type="string">
            <text:p text:style-name="Standard"><text:span text:style-name="T84">Этот класс представляет правило доступа, определяемое фильтром действий </text:span><text:a xlink:type="simple" xlink:href="http://www.yiiframework.com/doc-2.0/yii-filters-accesscontrol.html" text:style-name="Internet_20_link" text:visited-style-name="Visited_20_Internet_20_Link"><text:span text:style-name="T59">yii\filters\AccessControl</text:span></text:a><text:span text:style-name="T84"> 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ajaxfilter.html" text:style-name="Internet_20_link" text:visited-style-name="Visited_20_Internet_20_Link"><text:span text:style-name="T59">yii\filters\AjaxFilter</text:span></text:a></text:p>
          </table:table-cell>
          <table:table-cell table:style-name="Таблица1.B3" office:value-type="string">
            <text:p text:style-name="P26">позволяет ограничить доступ только для ajax-запрос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contentnegotiator.html" text:style-name="Internet_20_link" text:visited-style-name="Visited_20_Internet_20_Link"><text:span text:style-name="T59">yii\filters\ContentNegotiator</text:span></text:a></text:p>
          </table:table-cell>
          <table:table-cell table:style-name="Таблица1.B3" office:value-type="string">
            <text:p text:style-name="P26">поддерживает согласование формата ответа и согласование языка прилож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cors.html" text:style-name="Internet_20_link" text:visited-style-name="Visited_20_Internet_20_Link"><text:span text:style-name="T59">yii\filters\Cors</text:span></text:a></text:p>
          </table:table-cell>
          <table:table-cell table:style-name="Таблица1.B3" office:value-type="string">
            <text:p text:style-name="Standard"><text:span text:style-name="T84">фильтр </text:span><text:a xlink:type="simple" xlink:href="http://en.wikipedia.org/wiki/Cross-origin_resource_sharing" text:style-name="Internet_20_link" text:visited-style-name="Visited_20_Internet_20_Link"><text:span text:style-name="T59">Cross Origin Resource Sharing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hostcontrol.html" text:style-name="Internet_20_link" text:visited-style-name="Visited_20_Internet_20_Link"><text:span text:style-name="T59">yii\filters\HostControl</text:span></text:a></text:p>
          </table:table-cell>
          <table:table-cell table:style-name="Таблица1.B3" office:value-type="string">
            <text:p text:style-name="P26">обеспечивает простой контроль над запрошенным именем хост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httpcache.html" text:style-name="Internet_20_link" text:visited-style-name="Visited_20_Internet_20_Link"><text:span text:style-name="T59">yii\filters\HttpCache</text:span></text:a></text:p>
          </table:table-cell>
          <table:table-cell table:style-name="Таблица1.B3" office:value-type="string">
            <text:p text:style-name="Standard"><text:span text:style-name="T84">реализует кэширование на стороне клиента, используя </text:span><text:span text:style-name="Source_20_Text"><text:span text:style-name="T60">Last-Modified</text:span></text:span><text:span text:style-name="T84"> и </text:span><text:span text:style-name="Source_20_Text"><text:span text:style-name="T60">ETag</text:span></text:span><text:span text:style-name="T84"> HTTP заголовки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pagecache.html" text:style-name="Internet_20_link" text:visited-style-name="Visited_20_Internet_20_Link"><text:span text:style-name="T59">yii\filters\PageCache</text:span></text:a></text:p>
          </table:table-cell>
          <table:table-cell table:style-name="Таблица1.B3" office:value-type="string">
            <text:p text:style-name="P26">реализует серверное кеширование целых страниц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ratelimitinterface.html" text:style-name="Internet_20_link" text:visited-style-name="Visited_20_Internet_20_Link"><text:span text:style-name="T59">yii\filters\RateLimitInterface</text:span></text:a></text:p>
          </table:table-cell>
          <table:table-cell table:style-name="Таблица1.B3" office:value-type="string">
            <text:p text:style-name="P26">интерфейс, который может быть реализован объектом идентификации для обеспечения ограничения скорост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ratelimiter.html" text:style-name="Internet_20_link" text:visited-style-name="Visited_20_Internet_20_Link"><text:span text:style-name="T59">yii\filters\RateLimiter</text:span></text:a></text:p>
          </table:table-cell>
          <table:table-cell table:style-name="Таблица1.B3" office:value-type="string">
            <text:p text:style-name="Standard"><text:span text:style-name="T84">реализует алгоритм ограничения скорости, основанный на </text:span><text:a xlink:type="simple" xlink:href="http://en.wikipedia.org/wiki/Leaky_bucket" text:style-name="Internet_20_link" text:visited-style-name="Visited_20_Internet_20_Link"><text:span text:style-name="T59">leaky bucket algorithm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verbfilter.html" text:style-name="Internet_20_link" text:visited-style-name="Visited_20_Internet_20_Link"><text:span text:style-name="T59">yii\filters\VerbFilter</text:span></text:a></text:p>
          </table:table-cell>
          <table:table-cell table:style-name="Таблица1.B3" office:value-type="string">
            <text:p text:style-name="P26">фильтр действий, который фильтрует методы HTTP-запрос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auth-authinterface.html" text:style-name="Internet_20_link" text:visited-style-name="Visited_20_Internet_20_Link"><text:span text:style-name="T59">yii\filters\auth\AuthInterface</text:span></text:a></text:p>
          </table:table-cell>
          <table:table-cell table:style-name="Таблица1.B3" office:value-type="string">
            <text:p text:style-name="P26">интерфейс, который должен быть реализован классами методов auth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auth-authmethod.html" text:style-name="Internet_20_link" text:visited-style-name="Visited_20_Internet_20_Link"><text:span text:style-name="T59">yii\filters\auth\AuthMethod</text:span></text:a></text:p>
          </table:table-cell>
          <table:table-cell table:style-name="Таблица1.B3" office:value-type="string">
            <text:p text:style-name="Standard"><text:span text:style-name="T84">базовый класс, реализующий интерфейс </text:span><text:a xlink:type="simple" xlink:href="http://www.yiiframework.com/doc-2.0/yii-filters-auth-authinterface.html" text:style-name="Internet_20_link" text:visited-style-name="Visited_20_Internet_20_Link"><text:span text:style-name="T59">yii\filters\auth\AuthInterface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auth-compositeauth.html" text:style-name="Internet_20_link" text:visited-style-name="Visited_20_Internet_20_Link"><text:span text:style-name="T59">yii\filters\auth\CompositeAuth</text:span></text:a></text:p>
          </table:table-cell>
          <table:table-cell table:style-name="Таблица1.B3" office:value-type="string">
            <text:p text:style-name="P26">фильтр действий, который поддерживает несколько методов аутентификации одновременно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auth-httpbasicauth.html" text:style-name="Internet_20_link" text:visited-style-name="Visited_20_Internet_20_Link"><text:span text:style-name="T59">yii\filters\auth\HttpBasicAuth</text:span></text:a></text:p>
          </table:table-cell>
          <table:table-cell table:style-name="Таблица1.B3" office:value-type="string">
            <text:p text:style-name="P26">фильтр действий, поддерживающий метод базовой аутентификации HTT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filters-auth-httpbearerauth.html" text:style-name="Internet_20_link" text:visited-style-name="Visited_20_Internet_20_Link"><text:span text:style-name="T59">yii\filters\auth\HttpBearerAuth</text:span></text:a></text:p>
          </table:table-cell>
          <table:table-cell table:style-name="Таблица1.B3" office:value-type="string">
            <text:p text:style-name="P26">фильтр действий, который поддерживает метод аутентификации на основе токена HTTP-носител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filters-auth-queryparamauth.html" text:style-name="Internet_20_link" text:visited-style-name="Visited_20_Internet_20_Link"><text:span text:style-name="T59">yii\filters\auth\QueryParamAuth</text:span></text:a></text:p>
          </table:table-cell>
          <table:table-cell table:style-name="Таблица1.B3" office:value-type="string">
            <text:p text:style-name="P26">фильтр действий, который поддерживает аутентификацию на основе токена доступа, прошедшего через параметр запрос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grid-actioncolumn.html" text:style-name="Internet_20_link" text:visited-style-name="Visited_20_Internet_20_Link"><text:span text:style-name="T59">yii\grid\ActionColumn</text:span></text:a></text:p>
          </table:table-cell>
          <table:table-cell table:style-name="Таблица1.B3" office:value-type="string">
            <text:p text:style-name="Standard"><text:span text:style-name="T84">столбец для виджета </text:span><text:a xlink:type="simple" xlink:href="http://www.yiiframework.com/doc-2.0/yii-grid-gridview.html" text:style-name="Internet_20_link" text:visited-style-name="Visited_20_Internet_20_Link"><text:span text:style-name="T59">yii\grid\GridView</text:span></text:a><text:span text:style-name="T84"> который отображает кнопки для просмотра и управления элементами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grid-checkboxcolumn.html" text:style-name="Internet_20_link" text:visited-style-name="Visited_20_Internet_20_Link"><text:span text:style-name="T59">yii\grid\CheckboxColumn</text:span></text:a></text:p>
          </table:table-cell>
          <table:table-cell table:style-name="Таблица1.B3" office:value-type="string">
            <text:p text:style-name="P26">отображает столбец флажков в виде сетк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grid-column.html" text:style-name="Internet_20_link" text:visited-style-name="Visited_20_Internet_20_Link"><text:span text:style-name="T59">yii\grid\Column</text:span></text:a></text:p>
          </table:table-cell>
          <table:table-cell table:style-name="Таблица1.B3" office:value-type="string">
            <text:p text:style-name="Standard"><text:span text:style-name="T84">базовый класс всех классов столбцов </text:span><text:a xlink:type="simple" xlink:href="http://www.yiiframework.com/doc-2.0/yii-grid-gridview.html" text:style-name="Internet_20_link" text:visited-style-name="Visited_20_Internet_20_Link"><text:span text:style-name="T59">yii\grid\GridView</text:span></text:a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grid-datacolumn.html" text:style-name="Internet_20_link" text:visited-style-name="Visited_20_Internet_20_Link"><text:span text:style-name="T59">yii\grid\DataColumn</text:span></text:a></text:p>
          </table:table-cell>
          <table:table-cell table:style-name="Таблица1.B3" office:value-type="string">
            <text:p text:style-name="Standard"><text:span text:style-name="T84">тип столбца по умолчанию для виджета </text:span><text:a xlink:type="simple" xlink:href="http://www.yiiframework.com/doc-2.0/yii-grid-gridview.html" text:style-name="Internet_20_link" text:visited-style-name="Visited_20_Internet_20_Link"><text:span text:style-name="T59">yii\grid\GridView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grid-gridview.html" text:style-name="Internet_20_link" text:visited-style-name="Visited_20_Internet_20_Link"><text:span text:style-name="T59">yii\grid\GridView</text:span></text:a></text:p>
          </table:table-cell>
          <table:table-cell table:style-name="Таблица1.B3" office:value-type="string">
            <text:p text:style-name="P26">Виджет GridView используется для отображения данных в сетке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grid-gridviewasset.html" text:style-name="Internet_20_link" text:visited-style-name="Visited_20_Internet_20_Link"><text:span text:style-name="T59">yii\grid\GridViewAsset</text:span></text:a></text:p>
          </table:table-cell>
          <table:table-cell table:style-name="Таблица1.B3" office:value-type="string">
            <text:p text:style-name="Standard"><text:span text:style-name="T84">Это пакет ассетов предоставляет файлы javascript для виджета </text:span><text:a xlink:type="simple" xlink:href="http://www.yiiframework.com/doc-2.0/yii-grid-gridview.html" text:style-name="Internet_20_link" text:visited-style-name="Visited_20_Internet_20_Link"><text:span text:style-name="T59">yii\grid\GridView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grid-radiobuttoncolumn.html" text:style-name="Internet_20_link" text:visited-style-name="Visited_20_Internet_20_Link"><text:span text:style-name="T59">yii\grid\RadioButtonColumn</text:span></text:a></text:p>
          </table:table-cell>
          <table:table-cell table:style-name="Таблица1.B3" office:value-type="string">
            <text:p text:style-name="P26">отображает столбец переключателей в grid view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grid-serialcolumn.html" text:style-name="Internet_20_link" text:visited-style-name="Visited_20_Internet_20_Link"><text:span text:style-name="T59">yii\grid\SerialColumn</text:span></text:a></text:p>
          </table:table-cell>
          <table:table-cell table:style-name="Таблица1.B3" office:value-type="string">
            <text:p text:style-name="P26">отображает столбец номеров строк (1-based)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arrayhelper.html" text:style-name="Internet_20_link" text:visited-style-name="Visited_20_Internet_20_Link"><text:span text:style-name="T59">yii\helpers\ArrayHelper</text:span></text:a></text:p>
          </table:table-cell>
          <table:table-cell table:style-name="Таблица1.B3" office:value-type="string">
            <text:p text:style-name="P26">предоставляет дополнительные функции массива, которые вы можете использовать в своем приложени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arrayhelper.html" text:style-name="Internet_20_link" text:visited-style-name="Visited_20_Internet_20_Link"><text:span text:style-name="T59">yii\helpers\BaseArrayHelp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arrayhelper.html" text:style-name="Internet_20_link" text:visited-style-name="Visited_20_Internet_20_Link"><text:span text:style-name="T59">yii\helpers\ArrayHelper</text:span></text:a><text:span text:style-name="T84">.</text:span></text:p>
          </table:table-cell>
        </table:table-row>
        <text:soft-page-break/>
        <table:table-row>
          <table:table-cell table:style-name="Таблица1.A3" office:value-type="string">
            <text:p text:style-name="Standard"><text:a xlink:type="simple" xlink:href="http://www.yiiframework.com/doc-2.0/yii-helpers-baseconsole.html" text:style-name="Internet_20_link" text:visited-style-name="Visited_20_Internet_20_Link"><text:span text:style-name="T59">yii\helpers\BaseConsole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console.html" text:style-name="Internet_20_link" text:visited-style-name="Visited_20_Internet_20_Link"><text:span text:style-name="T59">yii\helpers\Consol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filehelper.html" text:style-name="Internet_20_link" text:visited-style-name="Visited_20_Internet_20_Link"><text:span text:style-name="T59">yii\helpers\BaseFileHelp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filehelper.html" text:style-name="Internet_20_link" text:visited-style-name="Visited_20_Internet_20_Link"><text:span text:style-name="T59">yii\helpers\FileHelper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baseformatconverter.html" text:style-name="Internet_20_link" text:visited-style-name="Visited_20_Internet_20_Link"><text:span text:style-name="T59">yii\helpers\BaseFormatConvert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formatconverter.html" text:style-name="Internet_20_link" text:visited-style-name="Visited_20_Internet_20_Link"><text:span text:style-name="T59">yii\helpers\FormatConverter</text:span></text:a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html.html" text:style-name="Internet_20_link" text:visited-style-name="Visited_20_Internet_20_Link"><text:span text:style-name="T59">yii\helpers\BaseHtml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html.html" text:style-name="Internet_20_link" text:visited-style-name="Visited_20_Internet_20_Link"><text:span text:style-name="T59">yii\helpers\Html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basehtmlpurifier.html" text:style-name="Internet_20_link" text:visited-style-name="Visited_20_Internet_20_Link"><text:span text:style-name="T59">yii\helpers\BaseHtmlPurifi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htmlpurifier.html" text:style-name="Internet_20_link" text:visited-style-name="Visited_20_Internet_20_Link"><text:span text:style-name="T59">yii\helpers\HtmlPurifie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inflector.html" text:style-name="Internet_20_link" text:visited-style-name="Visited_20_Internet_20_Link"><text:span text:style-name="T59">yii\helpers\BaseInflecto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inflector.html" text:style-name="Internet_20_link" text:visited-style-name="Visited_20_Internet_20_Link"><text:span text:style-name="T59">yii\helpers\Inflector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basejson.html" text:style-name="Internet_20_link" text:visited-style-name="Visited_20_Internet_20_Link"><text:span text:style-name="T59">yii\helpers\BaseJson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json.html" text:style-name="Internet_20_link" text:visited-style-name="Visited_20_Internet_20_Link"><text:span text:style-name="T59">yii\helpers\Json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markdown.html" text:style-name="Internet_20_link" text:visited-style-name="Visited_20_Internet_20_Link"><text:span text:style-name="T59">yii\helpers\BaseMarkdown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markdown.html" text:style-name="Internet_20_link" text:visited-style-name="Visited_20_Internet_20_Link"><text:span text:style-name="T59">yii\helpers\Markdow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basestringhelper.html" text:style-name="Internet_20_link" text:visited-style-name="Visited_20_Internet_20_Link"><text:span text:style-name="T59">yii\helpers\BaseStringHelp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stringhelper.html" text:style-name="Internet_20_link" text:visited-style-name="Visited_20_Internet_20_Link"><text:span text:style-name="T59">yii\helpers\StringHelpe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baseurl.html" text:style-name="Internet_20_link" text:visited-style-name="Visited_20_Internet_20_Link"><text:span text:style-name="T59">yii\helpers\BaseUrl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url.html" text:style-name="Internet_20_link" text:visited-style-name="Visited_20_Internet_20_Link"><text:span text:style-name="T59">yii\helpers\Url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basevardumper.html" text:style-name="Internet_20_link" text:visited-style-name="Visited_20_Internet_20_Link"><text:span text:style-name="T59">yii\helpers\BaseVarDumper</text:span></text:a></text:p>
          </table:table-cell>
          <table:table-cell table:style-name="Таблица1.B3" office:value-type="string">
            <text:p text:style-name="Standard"><text:span text:style-name="T84">обеспечивает конкретную реализацию для </text:span><text:a xlink:type="simple" xlink:href="http://www.yiiframework.com/doc-2.0/yii-helpers-vardumper.html" text:style-name="Internet_20_link" text:visited-style-name="Visited_20_Internet_20_Link"><text:span text:style-name="T59">yii\helpers\VarDumpe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console.html" text:style-name="Internet_20_link" text:visited-style-name="Visited_20_Internet_20_Link"><text:span text:style-name="T59">yii\helpers\Console</text:span></text:a></text:p>
          </table:table-cell>
          <table:table-cell table:style-name="Таблица1.B3" office:value-type="string">
            <text:p text:style-name="P26">Помощник консоли предоставляет полезные методы для задач, связанных с командной строкой, таких как получение ввода, форматирование и раскраск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filehelper.html" text:style-name="Internet_20_link" text:visited-style-name="Visited_20_Internet_20_Link"><text:span text:style-name="T59">yii\helpers\FileHelper</text:span></text:a></text:p>
          </table:table-cell>
          <table:table-cell table:style-name="Таблица1.B3" office:value-type="string">
            <text:p text:style-name="P26">Помощник файловой систем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formatconverter.html" text:style-name="Internet_20_link" text:visited-style-name="Visited_20_Internet_20_Link"><text:span text:style-name="T59">yii\helpers\FormatConverter</text:span></text:a></text:p>
          </table:table-cell>
          <table:table-cell table:style-name="Таблица1.B3" office:value-type="string">
            <text:p text:style-name="P26">обеспечивает функциональность для преобразования между различными форматами шаблонов форматирова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html.html" text:style-name="Internet_20_link" text:visited-style-name="Visited_20_Internet_20_Link"><text:span text:style-name="T59">yii\helpers\Html</text:span></text:a></text:p>
          </table:table-cell>
          <table:table-cell table:style-name="Таблица1.B3" office:value-type="string">
            <text:p text:style-name="P26">предоставляет набор статических методов для генерации часто используемых тегов HTM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htmlpurifier.html" text:style-name="Internet_20_link" text:visited-style-name="Visited_20_Internet_20_Link"><text:span text:style-name="T59">yii\helpers\HtmlPurifier</text:span></text:a></text:p>
          </table:table-cell>
          <table:table-cell table:style-name="Таблица1.B3" office:value-type="string">
            <text:p text:style-name="P26">предоставляет возможность очистки HTML от любого вредоносного код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inflector.html" text:style-name="Internet_20_link" text:visited-style-name="Visited_20_Internet_20_Link"><text:span text:style-name="T59">yii\helpers\Inflector</text:span></text:a></text:p>
          </table:table-cell>
          <table:table-cell table:style-name="Таблица1.B3" office:value-type="string">
            <text:p text:style-name="P26">Инфлексор плюрализует и объединяет в себе английские существительные. Он также содержит некоторые другие полезные метод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json.html" text:style-name="Internet_20_link" text:visited-style-name="Visited_20_Internet_20_Link"><text:span text:style-name="T59">yii\helpers\Json</text:span></text:a></text:p>
          </table:table-cell>
          <table:table-cell table:style-name="Таблица1.B3" office:value-type="string">
            <text:p text:style-name="P26">вспомогательный класс, обеспечивающий кодирование и декодирование данных JSON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markdown.html" text:style-name="Internet_20_link" text:visited-style-name="Visited_20_Internet_20_Link"><text:span text:style-name="T59">yii\helpers\Markdown</text:span></text:a></text:p>
          </table:table-cell>
          <table:table-cell table:style-name="Таблица1.B3" office:value-type="string">
            <text:p text:style-name="P26">предоставляет возможность преобразования меток в HTM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replacearrayvalue.html" text:style-name="Internet_20_link" text:visited-style-name="Visited_20_Internet_20_Link"><text:span text:style-name="T59">yii\helpers\ReplaceArrayValue</text:span></text:a></text:p>
          </table:table-cell>
          <table:table-cell table:style-name="Таблица1.B3" office:value-type="string">
            <text:p text:style-name="Standard"><text:span text:style-name="T84">Объект, который представляет замену значения массива при выполнении </text:span><text:a xlink:type="simple" xlink:href="http://www.yiiframework.com/doc-2.0/yii-helpers-basearrayhelper.html#merge()-detail" text:style-name="Internet_20_link" text:visited-style-name="Visited_20_Internet_20_Link"><text:span text:style-name="T59">yii\helpers\ArrayHelper::merge()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stringhelper.html" text:style-name="Internet_20_link" text:visited-style-name="Visited_20_Internet_20_Link"><text:span text:style-name="T59">yii\helpers\StringHelper</text:span></text:a></text:p>
          </table:table-cell>
          <table:table-cell table:style-name="Таблица1.B3" office:value-type="string">
            <text:p text:style-name="P26">Помощник по строка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unsetarrayvalue.html" text:style-name="Internet_20_link" text:visited-style-name="Visited_20_Internet_20_Link"><text:span text:style-name="T59">yii\helpers\UnsetArrayValue</text:span></text:a></text:p>
          </table:table-cell>
          <table:table-cell table:style-name="Таблица1.B3" office:value-type="string">
            <text:p text:style-name="Standard"><text:span text:style-name="T84">Объект, представляющий удаление значения массива во время выполнения </text:span><text:a xlink:type="simple" xlink:href="http://www.yiiframework.com/doc-2.0/yii-helpers-basearrayhelper.html#merge()-detail" text:style-name="Internet_20_link" text:visited-style-name="Visited_20_Internet_20_Link"><text:span text:style-name="T59">yii\helpers\ArrayHelper::merge()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helpers-url.html" text:style-name="Internet_20_link" text:visited-style-name="Visited_20_Internet_20_Link"><text:span text:style-name="T59">yii\helpers\Url</text:span></text:a></text:p>
          </table:table-cell>
          <table:table-cell table:style-name="Таблица1.B3" office:value-type="string">
            <text:p text:style-name="P26">Url предоставляет набор статических методов для управления URL-адресам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helpers-vardumper.html" text:style-name="Internet_20_link" text:visited-style-name="Visited_20_Internet_20_Link"><text:span text:style-name="T59">yii\helpers\VarDumper</text:span></text:a></text:p>
          </table:table-cell>
          <table:table-cell table:style-name="Таблица1.B3" office:value-type="string">
            <text:p text:style-name="P26">предназначен для замены багги-функции PHP var_dump и print_r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dbmessagesource.html" text:style-name="Internet_20_link" text:visited-style-name="Visited_20_Internet_20_Link"><text:span text:style-name="T59">yii\i18n\DbMessageSource</text:span></text:a></text:p>
          </table:table-cell>
          <table:table-cell table:style-name="Таблица1.B3" office:value-type="string">
            <text:p text:style-name="Standard"><text:span text:style-name="T84">расширяет </text:span><text:a xlink:type="simple" xlink:href="http://www.yiiframework.com/doc-2.0/yii-i18n-messagesource.html" text:style-name="Internet_20_link" text:visited-style-name="Visited_20_Internet_20_Link"><text:span text:style-name="T59">yii\i18n\MessageSource</text:span></text:a><text:span text:style-name="T84"> и представляет источник сообщений, в котором хранятся переведенные сообщения в базе данных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i18n-formatter.html" text:style-name="Internet_20_link" text:visited-style-name="Visited_20_Internet_20_Link"><text:span text:style-name="T59">yii\i18n\Formatter</text:span></text:a></text:p>
          </table:table-cell>
          <table:table-cell table:style-name="Таблица1.B3" office:value-type="string">
            <text:p text:style-name="P26">предоставляет набор широко используемых методов форматирования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gettextfile.html" text:style-name="Internet_20_link" text:visited-style-name="Visited_20_Internet_20_Link"><text:span text:style-name="T59">yii\i18n\GettextFile</text:span></text:a></text:p>
          </table:table-cell>
          <table:table-cell table:style-name="Таблица1.B3" office:value-type="string">
            <text:p text:style-name="P26">базовый класс для представления файла сообщения Gettext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i18n-gettextmessagesource.html" text:style-name="Internet_20_link" text:visited-style-name="Visited_20_Internet_20_Link"><text:span text:style-name="T59">yii\i18n\GettextMessageSource</text:span></text:a></text:p>
          </table:table-cell>
          <table:table-cell table:style-name="Таблица1.B3" office:value-type="string">
            <text:p text:style-name="P26">представляет источник сообщений, основанный на GNU Gettext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gettextmofile.html" text:style-name="Internet_20_link" text:visited-style-name="Visited_20_Internet_20_Link"><text:span text:style-name="T59">yii\i18n\GettextMoFile</text:span></text:a></text:p>
          </table:table-cell>
          <table:table-cell table:style-name="Таблица1.B3" office:value-type="string">
            <text:p text:style-name="P26">представляет файл MO Gettext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i18n-gettextpofile.html" text:style-name="Internet_20_link" text:visited-style-name="Visited_20_Internet_20_Link"><text:span text:style-name="T59">yii\i18n\GettextPoFile</text:span></text:a></text:p>
          </table:table-cell>
          <table:table-cell table:style-name="Таблица1.B3" office:value-type="string">
            <text:p text:style-name="P26">представляет файл PO Gettext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i18n.html" text:style-name="Internet_20_link" text:visited-style-name="Visited_20_Internet_20_Link"><text:span text:style-name="T59">yii\i18n\I18N</text:span></text:a></text:p>
          </table:table-cell>
          <table:table-cell table:style-name="Таблица1.B3" office:value-type="string">
            <text:p text:style-name="P26">I18N предоставляет функции, связанные с интернационализацией <text:soft-page-break/>(I18N) и локализацией (L10N)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i18n-messageformatter.html" text:style-name="Internet_20_link" text:visited-style-name="Visited_20_Internet_20_Link"><text:span text:style-name="T59">yii\i18n\MessageFormatter</text:span></text:a></text:p>
          </table:table-cell>
          <table:table-cell table:style-name="Таблица1.B3" office:value-type="string">
            <text:p text:style-name="Standard"><text:span text:style-name="T84">позволяет форматировать сообщения через </text:span><text:a xlink:type="simple" xlink:href="http://userguide.icu-project.org/formatparse/messages" text:style-name="Internet_20_link" text:visited-style-name="Visited_20_Internet_20_Link"><text:span text:style-name="T59">ICU message format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messagesource.html" text:style-name="Internet_20_link" text:visited-style-name="Visited_20_Internet_20_Link"><text:span text:style-name="T59">yii\i18n\MessageSource</text:span></text:a></text:p>
          </table:table-cell>
          <table:table-cell table:style-name="Таблица1.B3" office:value-type="string">
            <text:p text:style-name="P26">является базовым классом для классов репозитория сообщ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i18n-missingtranslationevent.html" text:style-name="Internet_20_link" text:visited-style-name="Visited_20_Internet_20_Link"><text:span text:style-name="T59">yii\i18n\<text:line-break/>MissingTranslationEvent</text:span></text:a></text:p>
          </table:table-cell>
          <table:table-cell table:style-name="Таблица1.B3" office:value-type="string">
            <text:p text:style-name="Standard"><text:span text:style-name="T84">представляет параметр для </text:span><text:a xlink:type="simple" xlink:href="http://www.yiiframework.com/doc-2.0/yii-i18n-messagesource.html#EVENT_MISSING_TRANSLATION-detail" text:style-name="Internet_20_link" text:visited-style-name="Visited_20_Internet_20_Link"><text:span text:style-name="T59">yii\i18n\MessageSource::EVENT_MISSING_TRANSLATION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i18n-phpmessagesource.html" text:style-name="Internet_20_link" text:visited-style-name="Visited_20_Internet_20_Link"><text:span text:style-name="T59">yii\i18n\PhpMessageSource</text:span></text:a></text:p>
          </table:table-cell>
          <table:table-cell table:style-name="Таблица1.B3" office:value-type="string">
            <text:p text:style-name="P26">представляет собой источник сообщений, в котором хранятся переведенные сообщения в PHP-скрипта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log-dbtarget.html" text:style-name="Internet_20_link" text:visited-style-name="Visited_20_Internet_20_Link"><text:span text:style-name="T59">yii\log\DbTarget</text:span></text:a></text:p>
          </table:table-cell>
          <table:table-cell table:style-name="Таблица1.B3" office:value-type="string">
            <text:p text:style-name="P26">хранит сообщения журнала в таблице базы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log-dispatcher.html" text:style-name="Internet_20_link" text:visited-style-name="Visited_20_Internet_20_Link"><text:span text:style-name="T59">yii\log\Dispatcher</text:span></text:a></text:p>
          </table:table-cell>
          <table:table-cell table:style-name="Таблица1.B3" office:value-type="string">
            <text:p text:style-name="Standard"><text:span text:style-name="T84">диспетчер управляет набором </text:span><text:a xlink:type="simple" xlink:href="http://www.yiiframework.com/doc-2.0/yii-log-target.html" text:style-name="Internet_20_link" text:visited-style-name="Visited_20_Internet_20_Link"><text:span text:style-name="T59">log targets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log-emailtarget.html" text:style-name="Internet_20_link" text:visited-style-name="Visited_20_Internet_20_Link"><text:span text:style-name="T59">yii\log\EmailTarget</text:span></text:a></text:p>
          </table:table-cell>
          <table:table-cell table:style-name="Таблица1.B3" office:value-type="string">
            <text:p text:style-name="P26">отправляет выбранные сообщения журнала на указанные адреса электронной почты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log-filetarget.html" text:style-name="Internet_20_link" text:visited-style-name="Visited_20_Internet_20_Link"><text:span text:style-name="T59">yii\log\FileTarget</text:span></text:a></text:p>
          </table:table-cell>
          <table:table-cell table:style-name="Таблица1.B3" office:value-type="string">
            <text:p text:style-name="P26">записывает сообщения журнала в файл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log-logger.html" text:style-name="Internet_20_link" text:visited-style-name="Visited_20_Internet_20_Link"><text:span text:style-name="T59">yii\log\Logger</text:span></text:a></text:p>
          </table:table-cell>
          <table:table-cell table:style-name="Таблица1.B3" office:value-type="string">
            <text:p text:style-name="Standard"><text:span text:style-name="T84">регистратор регистрирует зарегистрированные сообщения в памяти и отправляет их на разные цели, если </text:span><text:a xlink:type="simple" xlink:href="http://www.yiiframework.com/doc-2.0/yii-log-logger.html#$dispatcher-detail" text:style-name="Internet_20_link" text:visited-style-name="Visited_20_Internet_20_Link"><text:span text:style-name="T59">$dispatcher</text:span></text:a><text:span text:style-name="T84"> установлен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log-syslogtarget.html" text:style-name="Internet_20_link" text:visited-style-name="Visited_20_Internet_20_Link"><text:span text:style-name="T59">yii\log\SyslogTarget</text:span></text:a></text:p>
          </table:table-cell>
          <table:table-cell table:style-name="Таблица1.B3" office:value-type="string">
            <text:p text:style-name="P26">записывает журнал в syslog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log-target.html" text:style-name="Internet_20_link" text:visited-style-name="Visited_20_Internet_20_Link"><text:span text:style-name="T59">yii\log\Target</text:span></text:a></text:p>
          </table:table-cell>
          <table:table-cell table:style-name="Таблица1.B3" office:value-type="string">
            <text:p text:style-name="P26">базовый класс для всех целевых классов журнал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ail-basemailer.html" text:style-name="Internet_20_link" text:visited-style-name="Visited_20_Internet_20_Link"><text:span text:style-name="T59">yii\mail\BaseMailer</text:span></text:a></text:p>
          </table:table-cell>
          <table:table-cell table:style-name="Таблица1.B3" office:value-type="string">
            <text:p text:style-name="Standard"><text:span text:style-name="T84">служит базовым классом, который реализует основные функции, требуемые </text:span><text:a xlink:type="simple" xlink:href="http://www.yiiframework.com/doc-2.0/yii-mail-mailerinterface.html" text:style-name="Internet_20_link" text:visited-style-name="Visited_20_Internet_20_Link"><text:span text:style-name="T59">yii\mail\MailerInterfac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mail-basemessage.html" text:style-name="Internet_20_link" text:visited-style-name="Visited_20_Internet_20_Link"><text:span text:style-name="T59">yii\mail\BaseMessage</text:span></text:a></text:p>
          </table:table-cell>
          <table:table-cell table:style-name="Таблица1.B3" office:value-type="string">
            <text:p text:style-name="Standard"><text:span text:style-name="T84">служит базовым классом, который реализует метод </text:span><text:a xlink:type="simple" xlink:href="http://www.yiiframework.com/doc-2.0/yii-mail-basemessage.html#send()-detail" text:style-name="Internet_20_link" text:visited-style-name="Visited_20_Internet_20_Link"><text:span text:style-name="T59">send()</text:span></text:a><text:span text:style-name="T84"> требуемый </text:span><text:a xlink:type="simple" xlink:href="http://www.yiiframework.com/doc-2.0/yii-mail-messageinterface.html" text:style-name="Internet_20_link" text:visited-style-name="Visited_20_Internet_20_Link"><text:span text:style-name="T59">yii\mail\MessageInterface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ail-mailevent.html" text:style-name="Internet_20_link" text:visited-style-name="Visited_20_Internet_20_Link"><text:span text:style-name="T59">yii\mail\MailEvent</text:span></text:a></text:p>
          </table:table-cell>
          <table:table-cell table:style-name="Таблица1.B3" office:value-type="string">
            <text:p text:style-name="Standard"><text:span text:style-name="T84">представляет параметр события, используемый для событий, вызванных </text:span><text:a xlink:type="simple" xlink:href="http://www.yiiframework.com/doc-2.0/yii-mail-basemailer.html" text:style-name="Internet_20_link" text:visited-style-name="Visited_20_Internet_20_Link"><text:span text:style-name="T59">yii\mail\BaseMailer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mail-mailerinterface.html" text:style-name="Internet_20_link" text:visited-style-name="Visited_20_Internet_20_Link"><text:span text:style-name="T59">yii\mail\MailerInterface</text:span></text:a></text:p>
          </table:table-cell>
          <table:table-cell table:style-name="Таблица1.B3" office:value-type="string">
            <text:p text:style-name="P26">интерфейс, который должен реализовываться классами почтовой программы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ail-messageinterface.html" text:style-name="Internet_20_link" text:visited-style-name="Visited_20_Internet_20_Link"><text:span text:style-name="T59">yii\mail\MessageInterface</text:span></text:a></text:p>
          </table:table-cell>
          <table:table-cell table:style-name="Таблица1.B3" office:value-type="string">
            <text:p text:style-name="P26">интерфейс, который должен быть реализован классами почтовых сообщ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mutex-dbmutex.html" text:style-name="Internet_20_link" text:visited-style-name="Visited_20_Internet_20_Link"><text:span text:style-name="T59">yii\mutex\DbMutex</text:span></text:a></text:p>
          </table:table-cell>
          <table:table-cell table:style-name="Таблица1.B3" office:value-type="string">
            <text:p text:style-name="P26">базовый класс для классов, который использует базу данных при реализации механизма блокировки mutex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utex-filemutex.html" text:style-name="Internet_20_link" text:visited-style-name="Visited_20_Internet_20_Link"><text:span text:style-name="T59">yii\mutex\FileMutex</text:span></text:a></text:p>
          </table:table-cell>
          <table:table-cell table:style-name="Таблица1.B3" office:value-type="string">
            <text:p text:style-name="P26">реализует механизм блокировки mutex через файлы локальной файловой систем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mutex-mutex.html" text:style-name="Internet_20_link" text:visited-style-name="Visited_20_Internet_20_Link"><text:span text:style-name="T59">yii\mutex\Mutex</text:span></text:a></text:p>
          </table:table-cell>
          <table:table-cell table:style-name="Таблица1.B3" office:value-type="string">
            <text:p text:style-name="P26">Компонент Mutex позволяет взаимное выполнение параллельных процессов, чтобы предотвратить "race conditions"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utex-mysqlmutex.html" text:style-name="Internet_20_link" text:visited-style-name="Visited_20_Internet_20_Link"><text:span text:style-name="T59">yii\mutex\MysqlMutex</text:span></text:a></text:p>
          </table:table-cell>
          <table:table-cell table:style-name="Таблица1.B3" office:value-type="string">
            <text:p text:style-name="P26">реализовал механизм блокировки mutex через блокировки My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mutex-oraclemutex.html" text:style-name="Internet_20_link" text:visited-style-name="Visited_20_Internet_20_Link"><text:span text:style-name="T59">yii\mutex\OracleMutex</text:span></text:a></text:p>
          </table:table-cell>
          <table:table-cell table:style-name="Таблица1.B3" office:value-type="string">
            <text:p text:style-name="P26">реализовал механизм блокировки mutex через блокировки Oracle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mutex-pgsqlmutex.html" text:style-name="Internet_20_link" text:visited-style-name="Visited_20_Internet_20_Link"><text:span text:style-name="T59">yii\mutex\PgsqlMutex</text:span></text:a></text:p>
          </table:table-cell>
          <table:table-cell table:style-name="Таблица1.B3" office:value-type="string">
            <text:p text:style-name="P26">реализовал механизм блокировки mutex через блокировки PgSQ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bac-assignment.html" text:style-name="Internet_20_link" text:visited-style-name="Visited_20_Internet_20_Link"><text:span text:style-name="T59">yii\rbac\Assignment</text:span></text:a></text:p>
          </table:table-cell>
          <table:table-cell table:style-name="Таблица1.B3" office:value-type="string">
            <text:p text:style-name="P26">Назначение представляет собой назначение роли пользователю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bac-basemanager.html" text:style-name="Internet_20_link" text:visited-style-name="Visited_20_Internet_20_Link"><text:span text:style-name="T59">yii\rbac\BaseManager</text:span></text:a></text:p>
          </table:table-cell>
          <table:table-cell table:style-name="Таблица1.B3" office:value-type="string">
            <text:p text:style-name="Standard"><text:span text:style-name="T84">базовый класс, реализующий </text:span><text:a xlink:type="simple" xlink:href="http://www.yiiframework.com/doc-2.0/yii-rbac-managerinterface.html" text:style-name="Internet_20_link" text:visited-style-name="Visited_20_Internet_20_Link"><text:span text:style-name="T59">yii\rbac\ManagerInterface</text:span></text:a><text:span text:style-name="T84"> для управления RBAC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bac-checkaccessinterface.html" text:style-name="Internet_20_link" text:visited-style-name="Visited_20_Internet_20_Link"><text:span text:style-name="T59">yii\rbac\CheckAccessInterface</text:span></text:a></text:p>
          </table:table-cell>
          <table:table-cell table:style-name="Таблица1.B3" office:value-type="string">
            <text:p text:style-name="Standard"><text:span text:style-name="T84">Подробно см. в разделе </text:span><text:a xlink:type="simple" xlink:href="http://www.yiiframework.com/doc-2.0/guide-security-authorization.html" text:style-name="Internet_20_link" text:visited-style-name="Visited_20_Internet_20_Link"><text:span text:style-name="T59">guide article on security authorizatio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bac-dbmanager.html" text:style-name="Internet_20_link" text:visited-style-name="Visited_20_Internet_20_Link"><text:span text:style-name="T59">yii\rbac\DbManager</text:span></text:a></text:p>
          </table:table-cell>
          <table:table-cell table:style-name="Таблица1.B3" office:value-type="string">
            <text:p text:style-name="P26">представляет собой диспетчер авторизации, который хранит информацию авторизации в базе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bac-item.html" text:style-name="Internet_20_link" text:visited-style-name="Visited_20_Internet_20_Link"><text:span text:style-name="T59">yii\rbac\Item</text:span></text:a></text:p>
          </table:table-cell>
          <table:table-cell table:style-name="Таблица1.B3" office:value-type="string">
            <text:p text:style-name="Standard"><text:span text:style-name="T84">Подробно см. в разделе </text:span><text:a xlink:type="simple" xlink:href="http://www.yiiframework.com/doc-2.0/guide-security-authorization.html" text:style-name="Internet_20_link" text:visited-style-name="Visited_20_Internet_20_Link"><text:span text:style-name="T59">guide article on security authorizatio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bac-managerinterface.html" text:style-name="Internet_20_link" text:visited-style-name="Visited_20_Internet_20_Link"><text:span text:style-name="T59">yii\rbac\ManagerInterface</text:span></text:a></text:p>
          </table:table-cell>
          <table:table-cell table:style-name="Таблица1.B3" office:value-type="string">
            <text:p text:style-name="Standard"><text:span text:style-name="T84">Подробно см. в разделе </text:span><text:a xlink:type="simple" xlink:href="http://www.yiiframework.com/doc-2.0/guide-security-authorization.html" text:style-name="Internet_20_link" text:visited-style-name="Visited_20_Internet_20_Link"><text:span text:style-name="T59">guide article on security authorization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bac-permission.html" text:style-name="Internet_20_link" text:visited-style-name="Visited_20_Internet_20_Link"><text:span text:style-name="T59">yii\rbac\Permission</text:span></text:a></text:p>
          </table:table-cell>
          <table:table-cell table:style-name="Таблица1.B3" office:value-type="string">
            <text:p text:style-name="Standard"><text:span text:style-name="T84">Подробно см. в разделе </text:span><text:a xlink:type="simple" xlink:href="http://www.yiiframework.com/doc-2.0/guide-security-authorization.html" text:style-name="Internet_20_link" text:visited-style-name="Visited_20_Internet_20_Link"><text:span text:style-name="T59">guide article on security authorizatio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bac-phpmanager.html" text:style-name="Internet_20_link" text:visited-style-name="Visited_20_Internet_20_Link"><text:span text:style-name="T59">yii\rbac\PhpManager</text:span></text:a></text:p>
          </table:table-cell>
          <table:table-cell table:style-name="Таблица1.B3" office:value-type="string">
            <text:p text:style-name="P26">представляет собой диспетчер авторизации, который хранит информацию авторизации в терминах файла сценария PHP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bac-role.html" text:style-name="Internet_20_link" text:visited-style-name="Visited_20_Internet_20_Link"><text:span text:style-name="T59">yii\rbac\Role</text:span></text:a></text:p>
          </table:table-cell>
          <table:table-cell table:style-name="Таблица1.B3" office:value-type="string">
            <text:p text:style-name="Standard"><text:span text:style-name="T84">Подробно см. в разделе </text:span><text:a xlink:type="simple" xlink:href="http://www.yiiframework.com/doc-2.0/guide-security-authorization.html" text:style-name="Internet_20_link" text:visited-style-name="Visited_20_Internet_20_Link"><text:span text:style-name="T59">guide article on security authorization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bac-rule.html" text:style-name="Internet_20_link" text:visited-style-name="Visited_20_Internet_20_Link"><text:span text:style-name="T59">yii\rbac\Rule</text:span></text:a></text:p>
          </table:table-cell>
          <table:table-cell table:style-name="Таблица1.B3" office:value-type="string">
            <text:p text:style-name="P26">Правило представляет собой бизнес-ограничение, которое может быть связано с ролью, разрешением или назначение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action.html" text:style-name="Internet_20_link" text:visited-style-name="Visited_20_Internet_20_Link"><text:span text:style-name="T59">yii\rest\Action</text:span></text:a></text:p>
          </table:table-cell>
          <table:table-cell table:style-name="Таблица1.B3" office:value-type="string">
            <text:p text:style-name="P26">базовый класс для классов действий, реализующих API RESTful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est-activecontroller.html" text:style-name="Internet_20_link" text:visited-style-name="Visited_20_Internet_20_Link"><text:span text:style-name="T59">yii\rest\ActiveController</text:span></text:a></text:p>
          </table:table-cell>
          <table:table-cell table:style-name="Таблица1.B3" office:value-type="string">
            <text:p text:style-name="P26">реализует общий набор действий для поддержки доступа RESTful к ActiveRecord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controller.html" text:style-name="Internet_20_link" text:visited-style-name="Visited_20_Internet_20_Link"><text:span text:style-name="T59">yii\rest\Controller</text:span></text:a></text:p>
          </table:table-cell>
          <table:table-cell table:style-name="Таблица1.B3" office:value-type="string">
            <text:p text:style-name="P26">является базовым классом для классов контроллера API RESTful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est-createaction.html" text:style-name="Internet_20_link" text:visited-style-name="Visited_20_Internet_20_Link"><text:span text:style-name="T59">yii\rest\CreateAction</text:span></text:a></text:p>
          </table:table-cell>
          <table:table-cell table:style-name="Таблица1.B3" office:value-type="string">
            <text:p text:style-name="P26">реализует конечную точку API для создания новой модели из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deleteaction.html" text:style-name="Internet_20_link" text:visited-style-name="Visited_20_Internet_20_Link"><text:span text:style-name="T59">yii\rest\DeleteAction</text:span></text:a></text:p>
          </table:table-cell>
          <table:table-cell table:style-name="Таблица1.B3" office:value-type="string">
            <text:p text:style-name="P26">реализует конечную точку API для удаления моде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est-indexaction.html" text:style-name="Internet_20_link" text:visited-style-name="Visited_20_Internet_20_Link"><text:span text:style-name="T59">yii\rest\IndexAction</text:span></text:a></text:p>
          </table:table-cell>
          <table:table-cell table:style-name="Таблица1.B3" office:value-type="string">
            <text:p text:style-name="P26">реализует конечную точку API для перечисления нескольких моделе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optionsaction.html" text:style-name="Internet_20_link" text:visited-style-name="Visited_20_Internet_20_Link"><text:span text:style-name="T59">yii\rest\OptionsAction</text:span></text:a></text:p>
          </table:table-cell>
          <table:table-cell table:style-name="Таблица1.B3" office:value-type="string">
            <text:p text:style-name="Standard"><text:span text:style-name="T84">отвечает на запрос OPTIONS, отправив обратно заголовок </text:span><text:span text:style-name="Source_20_Text"><text:span text:style-name="T60">Allow</text:span>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est-serializer.html" text:style-name="Internet_20_link" text:visited-style-name="Visited_20_Internet_20_Link"><text:span text:style-name="T59">yii\rest\Serializer</text:span></text:a></text:p>
          </table:table-cell>
          <table:table-cell table:style-name="Таблица1.B3" office:value-type="string">
            <text:p text:style-name="P26">преобразует объекты ресурсов и коллекции в представление массив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updateaction.html" text:style-name="Internet_20_link" text:visited-style-name="Visited_20_Internet_20_Link"><text:span text:style-name="T59">yii\rest\UpdateAction</text:span></text:a></text:p>
          </table:table-cell>
          <table:table-cell table:style-name="Таблица1.B3" office:value-type="string">
            <text:p text:style-name="P26">реализует конечную точку API для обновления моде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rest-urlrule.html" text:style-name="Internet_20_link" text:visited-style-name="Visited_20_Internet_20_Link"><text:span text:style-name="T59">yii\rest\UrlRule</text:span></text:a></text:p>
          </table:table-cell>
          <table:table-cell table:style-name="Таблица1.B3" office:value-type="string">
            <text:p text:style-name="P26">предоставляется для упрощения создания правил URL для поддержки API RESTfu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rest-viewaction.html" text:style-name="Internet_20_link" text:visited-style-name="Visited_20_Internet_20_Link"><text:span text:style-name="T59">yii\rest\ViewAction</text:span></text:a></text:p>
          </table:table-cell>
          <table:table-cell table:style-name="Таблица1.B3" office:value-type="string">
            <text:p text:style-name="P26">реализует конечную точку API для возврата подробной информации о моде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test-activefixture.html" text:style-name="Internet_20_link" text:visited-style-name="Visited_20_Internet_20_Link"><text:span text:style-name="T59">yii\test\ActiveFixture</text:span></text:a></text:p>
          </table:table-cell>
          <table:table-cell table:style-name="Таблица1.B3" office:value-type="string">
            <text:p text:style-name="Standard"><text:span text:style-name="T84">представляет собой устройство, поддерживаемое </text:span><text:a xlink:type="simple" xlink:href="http://www.yiiframework.com/doc-2.0/yii-test-baseactivefixture.html#$modelClass-detail" text:style-name="Internet_20_link" text:visited-style-name="Visited_20_Internet_20_Link"><text:span text:style-name="T59">ActiveRecord class</text:span></text:a><text:span text:style-name="T84"> или </text:span><text:a xlink:type="simple" xlink:href="http://www.yiiframework.com/doc-2.0/yii-test-activefixture.html#$tableName-detail" text:style-name="Internet_20_link" text:visited-style-name="Visited_20_Internet_20_Link"><text:span text:style-name="T59">database tabl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test-arrayfixture.html" text:style-name="Internet_20_link" text:visited-style-name="Visited_20_Internet_20_Link"><text:span text:style-name="T59">yii\test\ArrayFixture</text:span></text:a></text:p>
          </table:table-cell>
          <table:table-cell table:style-name="Таблица1.B3" office:value-type="string">
            <text:p text:style-name="P26">представляет собой произвольное устройство, которое может быть загружено из файлов PH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test-baseactivefixture.html" text:style-name="Internet_20_link" text:visited-style-name="Visited_20_Internet_20_Link"><text:span text:style-name="T59">yii\test\BaseActiveFixture</text:span></text:a></text:p>
          </table:table-cell>
          <table:table-cell table:style-name="Таблица1.B3" office:value-type="string">
            <text:p text:style-name="P26">базовый класс для классов приборов, которые поддерживают доступ к данным прибора как объекты ActiveRecord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test-dbfixture.html" text:style-name="Internet_20_link" text:visited-style-name="Visited_20_Internet_20_Link"><text:span text:style-name="T59">yii\test\DbFixture</text:span></text:a></text:p>
          </table:table-cell>
          <table:table-cell table:style-name="Таблица1.B3" office:value-type="string">
            <text:p text:style-name="P26">базовый класс для устройств, связанных с БД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test-fixture.html" text:style-name="Internet_20_link" text:visited-style-name="Visited_20_Internet_20_Link"><text:span text:style-name="T59">yii\test\Fixture</text:span></text:a></text:p>
          </table:table-cell>
          <table:table-cell table:style-name="Таблица1.B3" office:value-type="string">
            <text:p text:style-name="P26">представляет собой фиксированное состояние тестовой сред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test-fixturetrait.html" text:style-name="Internet_20_link" text:visited-style-name="Visited_20_Internet_20_Link"><text:span text:style-name="T59">yii\test\FixtureTrait</text:span></text:a></text:p>
          </table:table-cell>
          <table:table-cell table:style-name="Таблица1.B3" office:value-type="string">
            <text:p text:style-name="P26">предоставляет функции для загрузки, выгрузки и доступа к светильникам для тестового пример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test-initdbfixture.html" text:style-name="Internet_20_link" text:visited-style-name="Visited_20_Internet_20_Link"><text:span text:style-name="T59">yii\test\InitDbFixture</text:span></text:a></text:p>
          </table:table-cell>
          <table:table-cell table:style-name="Таблица1.B3" office:value-type="string">
            <text:p text:style-name="P26">представляет начальное состояние, необходимое для тестов, связанных с БД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booleanvalidator.html" text:style-name="Internet_20_link" text:visited-style-name="Visited_20_Internet_20_Link"><text:span text:style-name="T59">yii\validators\BooleanValidator</text:span></text:a></text:p>
          </table:table-cell>
          <table:table-cell table:style-name="Таблица1.B3" office:value-type="string">
            <text:p text:style-name="P26">проверяет, является ли значение атрибута логическим значением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comparevalidator.html" text:style-name="Internet_20_link" text:visited-style-name="Visited_20_Internet_20_Link"><text:span text:style-name="T59">yii\validators\CompareValidator</text:span></text:a></text:p>
          </table:table-cell>
          <table:table-cell table:style-name="Таблица1.B3" office:value-type="string">
            <text:p text:style-name="P26">сравнивает указанное значение атрибута с другим значение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datevalidator.html" text:style-name="Internet_20_link" text:visited-style-name="Visited_20_Internet_20_Link"><text:span text:style-name="T59">yii\validators\DateValidator</text:span></text:a></text:p>
          </table:table-cell>
          <table:table-cell table:style-name="Таблица1.B3" office:value-type="string">
            <text:p text:style-name="Standard"><text:span text:style-name="T84">проверяет, соответствует ли атрибут дате, времени или дате в соответствующем </text:span><text:a xlink:type="simple" xlink:href="http://www.yiiframework.com/doc-2.0/yii-validators-datevalidator.html#$format-detail" text:style-name="Internet_20_link" text:visited-style-name="Visited_20_Internet_20_Link"><text:span text:style-name="T59">$format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defaultvaluevalidator.html" text:style-name="Internet_20_link" text:visited-style-name="Visited_20_Internet_20_Link"><text:span text:style-name="T59">yii\validators\<text:line-break/>DefaultValueValidator</text:span></text:a></text:p>
          </table:table-cell>
          <table:table-cell table:style-name="Таблица1.B3" office:value-type="string">
            <text:p text:style-name="P26">устанавливает атрибут как заданное значение по умолчанию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eachvalidator.html" text:style-name="Internet_20_link" text:visited-style-name="Visited_20_Internet_20_Link"><text:span text:style-name="T59">yii\validators\EachValidator</text:span></text:a></text:p>
          </table:table-cell>
          <table:table-cell table:style-name="Таблица1.B3" office:value-type="string">
            <text:p text:style-name="P26">проверяет массив, проверяя каждый его элемент на встроенное правило проверк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emailvalidator.html" text:style-name="Internet_20_link" text:visited-style-name="Visited_20_Internet_20_Link"><text:span text:style-name="T59">yii\validators\EmailValidator</text:span></text:a></text:p>
          </table:table-cell>
          <table:table-cell table:style-name="Таблица1.B3" office:value-type="string">
            <text:p text:style-name="P26">подтверждает, что значение атрибута является допустимым адресом электронной почт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existvalidator.html" text:style-name="Internet_20_link" text:visited-style-name="Visited_20_Internet_20_Link"><text:span text:style-name="T59">yii\validators\ExistValidator</text:span></text:a></text:p>
          </table:table-cell>
          <table:table-cell table:style-name="Таблица1.B3" office:value-type="string">
            <text:p text:style-name="P26">проверяет, что значение атрибута существует в таблиц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filevalidator.html" text:style-name="Internet_20_link" text:visited-style-name="Visited_20_Internet_20_Link"><text:span text:style-name="T59">yii\validators\FileValidator</text:span></text:a></text:p>
          </table:table-cell>
          <table:table-cell table:style-name="Таблица1.B3" office:value-type="string">
            <text:p text:style-name="P26">проверяет, получает ли атрибут действительный загруженный файл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filtervalidator.html" text:style-name="Internet_20_link" text:visited-style-name="Visited_20_Internet_20_Link"><text:span text:style-name="T59">yii\validators\FilterValidator</text:span></text:a></text:p>
          </table:table-cell>
          <table:table-cell table:style-name="Таблица1.B3" office:value-type="string">
            <text:p text:style-name="P26">преобразует значение атрибута в соответствии с фильтром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imagevalidator.html" text:style-name="Internet_20_link" text:visited-style-name="Visited_20_Internet_20_Link"><text:span text:style-name="T59">yii\validators\ImageValidator</text:span></text:a></text:p>
          </table:table-cell>
          <table:table-cell table:style-name="Таблица1.B3" office:value-type="string">
            <text:p text:style-name="P26">проверяет, получает ли атрибут действительное изображение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inlinevalidator.html" text:style-name="Internet_20_link" text:visited-style-name="Visited_20_Internet_20_Link"><text:span text:style-name="T59">yii\validators\InlineValidator</text:span></text:a></text:p>
          </table:table-cell>
          <table:table-cell table:style-name="Таблица1.B3" office:value-type="string">
            <text:p text:style-name="P26">представляет собой валидатор, который определяется как метод в проверяемом объект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ipvalidator.html" text:style-name="Internet_20_link" text:visited-style-name="Visited_20_Internet_20_Link"><text:span text:style-name="T59">yii\validators\IpValidator</text:span></text:a></text:p>
          </table:table-cell>
          <table:table-cell table:style-name="Таблица1.B3" office:value-type="string">
            <text:p text:style-name="P26">Валидатор проверяет, является ли значение атрибута допустимым адресом IPv4 / IPv6 или подсетью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numbervalidator.html" text:style-name="Internet_20_link" text:visited-style-name="Visited_20_Internet_20_Link"><text:span text:style-name="T59">yii\validators\NumberValidator</text:span></text:a></text:p>
          </table:table-cell>
          <table:table-cell table:style-name="Таблица1.B3" office:value-type="string">
            <text:p text:style-name="P26">подтверждает, что значение атрибута является числом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punycodeasset.html" text:style-name="Internet_20_link" text:visited-style-name="Visited_20_Internet_20_Link"><text:span text:style-name="T59">yii\validators\PunycodeAsset</text:span></text:a></text:p>
          </table:table-cell>
          <table:table-cell table:style-name="Таблица1.B3" office:value-type="string">
            <text:p text:style-name="Standard"><text:span text:style-name="T84">Этот пакет активов предоставляет файлы javascript, необходимые для проверки клиента </text:span><text:a xlink:type="simple" xlink:href="http://www.yiiframework.com/doc-2.0/yii-validators-emailvalidator.html" text:style-name="Internet_20_link" text:visited-style-name="Visited_20_Internet_20_Link"><text:span text:style-name="T59">yii\validators\EmailValidator</text:span></text:a><text:span text:style-name="T84">s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rangevalidator.html" text:style-name="Internet_20_link" text:visited-style-name="Visited_20_Internet_20_Link"><text:span text:style-name="T59">yii\validators\RangeValidator</text:span></text:a></text:p>
          </table:table-cell>
          <table:table-cell table:style-name="Таблица1.B3" office:value-type="string">
            <text:p text:style-name="P26">подтверждает, что значение атрибута относится к числу значений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regularexpressionvalidator.html" text:style-name="Internet_20_link" text:visited-style-name="Visited_20_Internet_20_Link"><text:span text:style-name="T59">yii\validators\<text:line-break/>RegularExpressionValidator</text:span></text:a></text:p>
          </table:table-cell>
          <table:table-cell table:style-name="Таблица1.B3" office:value-type="string">
            <text:p text:style-name="Standard"><text:span text:style-name="T84">подтверждает, что значение атрибута соответствует указанном </text:span><text:a xlink:type="simple" xlink:href="http://www.yiiframework.com/doc-2.0/yii-validators-regularexpressionvalidator.html#$pattern-detail" text:style-name="Internet_20_link" text:visited-style-name="Visited_20_Internet_20_Link"><text:span text:style-name="T59">$pattern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requiredvalidator.html" text:style-name="Internet_20_link" text:visited-style-name="Visited_20_Internet_20_Link"><text:span text:style-name="T59">yii\validators\RequiredValidator</text:span></text:a></text:p>
          </table:table-cell>
          <table:table-cell table:style-name="Таблица1.B3" office:value-type="string">
            <text:p text:style-name="P26">проверяет, что указанный атрибут не имеет нулевого или пустого знач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safevalidator.html" text:style-name="Internet_20_link" text:visited-style-name="Visited_20_Internet_20_Link"><text:span text:style-name="T59">yii\validators\SafeValidator</text:span></text:a></text:p>
          </table:table-cell>
          <table:table-cell table:style-name="Таблица1.B3" office:value-type="string">
            <text:p text:style-name="P26">служит фиктивным валидатором, основная цель которого - отметить атрибуты, которые должны быть безопасными для массового присвоени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stringvalidator.html" text:style-name="Internet_20_link" text:visited-style-name="Visited_20_Internet_20_Link"><text:span text:style-name="T59">yii\validators\StringValidator</text:span></text:a></text:p>
          </table:table-cell>
          <table:table-cell table:style-name="Таблица1.B3" office:value-type="string">
            <text:p text:style-name="P26">проверяет, что значение атрибута имеет определенную длину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uniquevalidator.html" text:style-name="Internet_20_link" text:visited-style-name="Visited_20_Internet_20_Link"><text:span text:style-name="T59">yii\validators\UniqueValidator</text:span></text:a></text:p>
          </table:table-cell>
          <table:table-cell table:style-name="Таблица1.B3" office:value-type="string">
            <text:p text:style-name="P26">подтверждает, что значение атрибута уникально в указанной таблице базы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urlvalidator.html" text:style-name="Internet_20_link" text:visited-style-name="Visited_20_Internet_20_Link"><text:span text:style-name="T59">yii\validators\UrlValidator</text:span></text:a></text:p>
          </table:table-cell>
          <table:table-cell table:style-name="Таблица1.B3" office:value-type="string">
            <text:p text:style-name="P26">подтверждает, что значение атрибута является допустимым URL-адресом http или https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validators-validationasset.html" text:style-name="Internet_20_link" text:visited-style-name="Visited_20_Internet_20_Link"><text:span text:style-name="T59">yii\validators\ValidationAsset</text:span></text:a></text:p>
          </table:table-cell>
          <table:table-cell table:style-name="Таблица1.B3" office:value-type="string">
            <text:p text:style-name="P26">Этот пакет активов предоставляет файлы javascript для проверки клиент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validators-validator.html" text:style-name="Internet_20_link" text:visited-style-name="Visited_20_Internet_20_Link"><text:span text:style-name="T59">yii\validators\Validator</text:span></text:a></text:p>
          </table:table-cell>
          <table:table-cell table:style-name="Таблица1.B3" office:value-type="string">
            <text:p text:style-name="P26">базовый класс для всех валидатор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application.html" text:style-name="Internet_20_link" text:visited-style-name="Visited_20_Internet_20_Link"><text:span text:style-name="T59">yii\web\Application</text:span></text:a></text:p>
          </table:table-cell>
          <table:table-cell table:style-name="Таблица1.B3" office:value-type="string">
            <text:p text:style-name="P26">является базовым классом для всех классов веб-приложений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assetbundle.html" text:style-name="Internet_20_link" text:visited-style-name="Visited_20_Internet_20_Link"><text:span text:style-name="T59">yii\web\AssetBundle</text:span></text:a></text:p>
          </table:table-cell>
          <table:table-cell table:style-name="Таблица1.B3" office:value-type="string">
            <text:p text:style-name="P26">представляет собой набор файлов активов, таких как CSS, JS, изображени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assetconverter.html" text:style-name="Internet_20_link" text:visited-style-name="Visited_20_Internet_20_Link"><text:span text:style-name="T59">yii\web\AssetConverter</text:span></text:a></text:p>
          </table:table-cell>
          <table:table-cell table:style-name="Таблица1.B3" office:value-type="string">
            <text:p text:style-name="P26">поддерживает преобразование нескольких популярных форматов скриптов в сценарии JS или CSS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assetconverterinterface.html" text:style-name="Internet_20_link" text:visited-style-name="Visited_20_Internet_20_Link"><text:span text:style-name="T59">yii\web\AssetConverterInterface</text:span></text:a></text:p>
          </table:table-cell>
          <table:table-cell table:style-name="Таблица1.B3" office:value-type="string">
            <text:p text:style-name="P26">должен быть реализован классами преобразователей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assetmanager.html" text:style-name="Internet_20_link" text:visited-style-name="Visited_20_Internet_20_Link"><text:span text:style-name="T59">yii\web\AssetManager</text:span></text:a></text:p>
          </table:table-cell>
          <table:table-cell table:style-name="Таблица1.B3" office:value-type="string">
            <text:p text:style-name="P26">управляет конфигурацией и загрузкой пакета активов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badrequesthttpexception.html" text:style-name="Internet_20_link" text:visited-style-name="Visited_20_Internet_20_Link"><text:span text:style-name="T59">yii\web\<text:line-break/>BadRequestHttpException</text:span></text:a></text:p>
          </table:table-cell>
          <table:table-cell table:style-name="Таблица1.B3" office:value-type="string">
            <text:p text:style-name="P26">представляет исключение HTTP «Bad Request» с кодом состояния 400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cachesession.html" text:style-name="Internet_20_link" text:visited-style-name="Visited_20_Internet_20_Link"><text:span text:style-name="T59">yii\web\CacheSession</text:span></text:a></text:p>
          </table:table-cell>
          <table:table-cell table:style-name="Таблица1.B3" office:value-type="string">
            <text:p text:style-name="P26">реализует компонент сеанса с использованием кеша в качестве носителя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compositeurlrule.html" text:style-name="Internet_20_link" text:visited-style-name="Visited_20_Internet_20_Link"><text:span text:style-name="T59">yii\web\CompositeUrlRule</text:span></text:a></text:p>
          </table:table-cell>
          <table:table-cell table:style-name="Таблица1.B3" office:value-type="string">
            <text:p text:style-name="P26">базовый класс для классов правил URL, которые состоят из нескольких простых правил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conflicthttpexception.html" text:style-name="Internet_20_link" text:visited-style-name="Visited_20_Internet_20_Link"><text:span text:style-name="T59">yii\web\ConflictHttpException</text:span></text:a></text:p>
          </table:table-cell>
          <table:table-cell table:style-name="Таблица1.B3" office:value-type="string">
            <text:p text:style-name="P26">представляет собой исключение HTTP «Конфликт» с кодом состояния 409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controller.html" text:style-name="Internet_20_link" text:visited-style-name="Visited_20_Internet_20_Link"><text:span text:style-name="T59">yii\web\Controller</text:span></text:a></text:p>
          </table:table-cell>
          <table:table-cell table:style-name="Таблица1.B3" office:value-type="string">
            <text:p text:style-name="P26">является базовым классом веб-контроллер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cookie.html" text:style-name="Internet_20_link" text:visited-style-name="Visited_20_Internet_20_Link"><text:span text:style-name="T59">yii\web\Cookie</text:span></text:a></text:p>
          </table:table-cell>
          <table:table-cell table:style-name="Таблица1.B3" office:value-type="string">
            <text:p text:style-name="Standard"><text:span text:style-name="T84">представляет информацию, связанную с файлом cookie, например </text:span><text:a xlink:type="simple" xlink:href="http://www.yiiframework.com/doc-2.0/yii-web-cookie.html#$name-detail" text:style-name="Internet_20_link" text:visited-style-name="Visited_20_Internet_20_Link"><text:span text:style-name="T59">$name</text:span></text:a><text:span text:style-name="T84">, </text:span><text:a xlink:type="simple" xlink:href="http://www.yiiframework.com/doc-2.0/yii-web-cookie.html#$value-detail" text:style-name="Internet_20_link" text:visited-style-name="Visited_20_Internet_20_Link"><text:span text:style-name="T59">$value</text:span></text:a><text:span text:style-name="T84">, </text:span><text:a xlink:type="simple" xlink:href="http://www.yiiframework.com/doc-2.0/yii-web-cookie.html#$domain-detail" text:style-name="Internet_20_link" text:visited-style-name="Visited_20_Internet_20_Link"><text:span text:style-name="T59">$domain</text:span></text:a><text:span text:style-name="T84">, и т.д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cookiecollection.html" text:style-name="Internet_20_link" text:visited-style-name="Visited_20_Internet_20_Link"><text:span text:style-name="T59">yii\web\CookieCollection</text:span></text:a></text:p>
          </table:table-cell>
          <table:table-cell table:style-name="Таблица1.B3" office:value-type="string">
            <text:p text:style-name="P26">поддерживает файлы cookie, доступные в текущем запрос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dbsession.html" text:style-name="Internet_20_link" text:visited-style-name="Visited_20_Internet_20_Link"><text:span text:style-name="T59">yii\web\DbSession</text:span></text:a></text:p>
          </table:table-cell>
          <table:table-cell table:style-name="Таблица1.B3" office:value-type="string">
            <text:p text:style-name="Standard"><text:span text:style-name="T84">расширяет </text:span><text:a xlink:type="simple" xlink:href="http://www.yiiframework.com/doc-2.0/yii-web-session.html" text:style-name="Internet_20_link" text:visited-style-name="Visited_20_Internet_20_Link"><text:span text:style-name="T59">yii\web\Session</text:span></text:a><text:span text:style-name="T84"> используя базу данных в качестве хранилища данных сеанса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erroraction.html" text:style-name="Internet_20_link" text:visited-style-name="Visited_20_Internet_20_Link"><text:span text:style-name="T59">yii\web\ErrorAction</text:span></text:a></text:p>
          </table:table-cell>
          <table:table-cell table:style-name="Таблица1.B3" office:value-type="string">
            <text:p text:style-name="P26">отображает ошибки приложения с использованием указанного вид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errorhandler.html" text:style-name="Internet_20_link" text:visited-style-name="Visited_20_Internet_20_Link"><text:span text:style-name="T59">yii\web\ErrorHandler</text:span></text:a></text:p>
          </table:table-cell>
          <table:table-cell table:style-name="Таблица1.B3" office:value-type="string">
            <text:p text:style-name="P26">обрабатывает неперехваченные ошибки и исключения PHP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forbiddenhttpexception.html" text:style-name="Internet_20_link" text:visited-style-name="Visited_20_Internet_20_Link"><text:span text:style-name="T59">yii\web\ForbiddenHttpException</text:span></text:a></text:p>
          </table:table-cell>
          <table:table-cell table:style-name="Таблица1.B3" office:value-type="string">
            <text:p text:style-name="P26">представляет собой «Запрещенное» исключение HTTP с кодом <text:soft-page-break/>состояния 403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gonehttpexception.html" text:style-name="Internet_20_link" text:visited-style-name="Visited_20_Internet_20_Link"><text:span text:style-name="T59">yii\web\GoneHttpException</text:span></text:a></text:p>
          </table:table-cell>
          <table:table-cell table:style-name="Таблица1.B3" office:value-type="string">
            <text:p text:style-name="P26">представляет исключение HTTP «Gone» с кодом состояния 410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groupurlrule.html" text:style-name="Internet_20_link" text:visited-style-name="Visited_20_Internet_20_Link"><text:span text:style-name="T59">yii\web\GroupUrlRule</text:span></text:a></text:p>
          </table:table-cell>
          <table:table-cell table:style-name="Таблица1.B3" office:value-type="string">
            <text:p text:style-name="P26">представляет собой набор правил URL, имеющих один и тот же префикс в своих шаблонах и маршрута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headercollection.html" text:style-name="Internet_20_link" text:visited-style-name="Visited_20_Internet_20_Link"><text:span text:style-name="T59">yii\web\HeaderCollection</text:span></text:a></text:p>
          </table:table-cell>
          <table:table-cell table:style-name="Таблица1.B3" office:value-type="string">
            <text:p text:style-name="Standard"><text:span text:style-name="T84">используется </text:span><text:a xlink:type="simple" xlink:href="http://www.yiiframework.com/doc-2.0/yii-web-response.html" text:style-name="Internet_20_link" text:visited-style-name="Visited_20_Internet_20_Link"><text:span text:style-name="T59">yii\web\Response</text:span></text:a><text:span text:style-name="T84"> для поддержки зарегистрированных HTTP-заголовков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htmlresponseformatter.html" text:style-name="Internet_20_link" text:visited-style-name="Visited_20_Internet_20_Link"><text:span text:style-name="T59">yii\web\HtmlResponseFormatter</text:span></text:a></text:p>
          </table:table-cell>
          <table:table-cell table:style-name="Таблица1.B3" office:value-type="string">
            <text:p text:style-name="P26">форматирует данные в виде HTML-ответ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httpexception.html" text:style-name="Internet_20_link" text:visited-style-name="Visited_20_Internet_20_Link"><text:span text:style-name="T59">yii\web\Http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ым запросом конечного пользователя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identityinterface.html" text:style-name="Internet_20_link" text:visited-style-name="Visited_20_Internet_20_Link"><text:span text:style-name="T59">yii\web\IdentityInterface</text:span></text:a></text:p>
          </table:table-cell>
          <table:table-cell table:style-name="Таблица1.B3" office:value-type="string">
            <text:p text:style-name="P26">интерфейс, который должен быть реализован классом, предоставляющим идентификационную информацию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jqueryasset.html" text:style-name="Internet_20_link" text:visited-style-name="Visited_20_Internet_20_Link"><text:span text:style-name="T59">yii\web\JqueryAsset</text:span></text:a></text:p>
          </table:table-cell>
          <table:table-cell table:style-name="Таблица1.B3" office:value-type="string">
            <text:p text:style-name="P26">Этот пакет ассетов предоставляет jQuery JavaScript-библиотеку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jsexpression.html" text:style-name="Internet_20_link" text:visited-style-name="Visited_20_Internet_20_Link"><text:span text:style-name="T59">yii\web\JsExpression</text:span></text:a></text:p>
          </table:table-cell>
          <table:table-cell table:style-name="Таблица1.B3" office:value-type="string">
            <text:p text:style-name="P26">отмечает строку как выражение JavaScript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jsonparser.html" text:style-name="Internet_20_link" text:visited-style-name="Visited_20_Internet_20_Link"><text:span text:style-name="T59">yii\web\JsonParser</text:span></text:a></text:p>
          </table:table-cell>
          <table:table-cell table:style-name="Таблица1.B3" office:value-type="string">
            <text:p text:style-name="Standard"><text:span text:style-name="T84">Просматривает необработанный HTTP-запрос, используя </text:span><text:a xlink:type="simple" xlink:href="http://www.yiiframework.com/doc-2.0/yii-helpers-basejson.html#decode()-detail" text:style-name="Internet_20_link" text:visited-style-name="Visited_20_Internet_20_Link"><text:span text:style-name="T59">yii\helpers\Json::decode()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jsonresponseformatter.html" text:style-name="Internet_20_link" text:visited-style-name="Visited_20_Internet_20_Link"><text:span text:style-name="T59">yii\web\JsonResponseFormatter</text:span></text:a></text:p>
          </table:table-cell>
          <table:table-cell table:style-name="Таблица1.B3" office:value-type="string">
            <text:p text:style-name="P26">форматирует данные в виде ответа JSON или JSONP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link.html" text:style-name="Internet_20_link" text:visited-style-name="Visited_20_Internet_20_Link"><text:span text:style-name="T59">yii\web\Link</text:span></text:a></text:p>
          </table:table-cell>
          <table:table-cell table:style-name="Таблица1.B3" office:value-type="string">
            <text:p text:style-name="Standard"><text:span text:style-name="T84">представляет объект ссылки, определенный в </text:span><text:a xlink:type="simple" xlink:href="https://tools.ietf.org/html/draft-kelly-json-hal-03" text:style-name="Internet_20_link" text:visited-style-name="Visited_20_Internet_20_Link"><text:span text:style-name="T59">JSON Hypermedia API Language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linkable.html" text:style-name="Internet_20_link" text:visited-style-name="Visited_20_Internet_20_Link"><text:span text:style-name="T59">yii\web\Linkable</text:span></text:a></text:p>
          </table:table-cell>
          <table:table-cell table:style-name="Таблица1.B3" office:value-type="string">
            <text:p text:style-name="P26">интерфейс, который должен реализовываться классами, которые обычно представляют локализованные ресурсы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methodnotallowedhttpexception.html" text:style-name="Internet_20_link" text:visited-style-name="Visited_20_Internet_20_Link"><text:span text:style-name="T59">yii\web\MethodNotAllowedHttpException</text:span></text:a></text:p>
          </table:table-cell>
          <table:table-cell table:style-name="Таблица1.B3" office:value-type="string">
            <text:p text:style-name="P26">представляет исключение HTTP с недопустимым хостом с кодом состояния 405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multifieldsession.html" text:style-name="Internet_20_link" text:visited-style-name="Visited_20_Internet_20_Link"><text:span text:style-name="T59">yii\web\MultiFieldSession</text:span></text:a></text:p>
          </table:table-cell>
          <table:table-cell table:style-name="Таблица1.B3" office:value-type="string">
            <text:p text:style-name="P26">является базовым классом для реализации хранилищ сеансов с поддержкой многопоточного хранения данных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multipartformdataparser.html" text:style-name="Internet_20_link" text:visited-style-name="Visited_20_Internet_20_Link"><text:span text:style-name="T59">yii\web\<text:line-break/>MultipartFormDataParser</text:span></text:a></text:p>
          </table:table-cell>
          <table:table-cell table:style-name="Таблица1.B3" office:value-type="string">
            <text:p text:style-name="P26">анализирует содержимое, закодированное как 'multipart/form-data'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notacceptablehttpexception.html" text:style-name="Internet_20_link" text:visited-style-name="Visited_20_Internet_20_Link"><text:span text:style-name="T59">yii\web\<text:line-break/>NotAcceptableHttpException</text:span></text:a></text:p>
          </table:table-cell>
          <table:table-cell table:style-name="Таблица1.B3" office:value-type="string">
            <text:p text:style-name="P26">представляет собой «недопустимое» исключение HTTP с кодом состояния 406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notfoundhttpexception.html" text:style-name="Internet_20_link" text:visited-style-name="Visited_20_Internet_20_Link"><text:span text:style-name="T59">yii\web\NotFoundHttpException</text:span></text:a></text:p>
          </table:table-cell>
          <table:table-cell table:style-name="Таблица1.B3" office:value-type="string">
            <text:p text:style-name="P26">представляет исключение HTTP «Not Found» с кодом состояния 404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rangenotsatisfiablehttpexception.html" text:style-name="Internet_20_link" text:visited-style-name="Visited_20_Internet_20_Link"><text:span text:style-name="T59">yii\web\RangeNotSatisfiableHttpException</text:span></text:a></text:p>
          </table:table-cell>
          <table:table-cell table:style-name="Таблица1.B3" office:value-type="string">
            <text:p text:style-name="P26">представляет собой исключение, вызванное неправильным запросом конечного пользователя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request.html" text:style-name="Internet_20_link" text:visited-style-name="Visited_20_Internet_20_Link"><text:span text:style-name="T59">yii\web\Request</text:span></text:a></text:p>
          </table:table-cell>
          <table:table-cell table:style-name="Таблица1.B3" office:value-type="string">
            <text:p text:style-name="P26">Класс Web Request представляет HTTP-запрос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requestparserinterface.html" text:style-name="Internet_20_link" text:visited-style-name="Visited_20_Internet_20_Link"><text:span text:style-name="T59">yii\web\RequestParserInterface</text:span></text:a></text:p>
          </table:table-cell>
          <table:table-cell table:style-name="Таблица1.B3" office:value-type="string">
            <text:p text:style-name="P26">Интерфейс для классов, которые анализируют тело необработанного запроса в массив параметров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response.html" text:style-name="Internet_20_link" text:visited-style-name="Visited_20_Internet_20_Link"><text:span text:style-name="T59">yii\web\Response</text:span></text:a></text:p>
          </table:table-cell>
          <table:table-cell table:style-name="Таблица1.B3" office:value-type="string">
            <text:p text:style-name="P26">Класс Web Response представляет собой HTTP-ответ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responseformatterinterface.html" text:style-name="Internet_20_link" text:visited-style-name="Visited_20_Internet_20_Link"><text:span text:style-name="T59">yii\web\<text:line-break/>ResponseFormatterInterface</text:span></text:a></text:p>
          </table:table-cell>
          <table:table-cell table:style-name="Таблица1.B3" office:value-type="string">
            <text:p text:style-name="P26">указывает интерфейс, необходимый для форматирования ответа до его отправк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servererrorhttpexception.html" text:style-name="Internet_20_link" text:visited-style-name="Visited_20_Internet_20_Link"><text:span text:style-name="T59">yii\web\<text:line-break/>ServerErrorHttpException</text:span></text:a></text:p>
          </table:table-cell>
          <table:table-cell table:style-name="Таблица1.B3" office:value-type="string">
            <text:p text:style-name="P26">представляет ошибку HTTP "Internal Server Error" с кодом состояния 500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session.html" text:style-name="Internet_20_link" text:visited-style-name="Visited_20_Internet_20_Link"><text:span text:style-name="T59">yii\web\Session</text:span></text:a></text:p>
          </table:table-cell>
          <table:table-cell table:style-name="Таблица1.B3" office:value-type="string">
            <text:p text:style-name="P26">Сеанс предоставляет управление данными сеанса и связанные с ним конфигураци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sessioniterator.html" text:style-name="Internet_20_link" text:visited-style-name="Visited_20_Internet_20_Link"><text:span text:style-name="T59">yii\web\SessionIterator</text:span></text:a></text:p>
          </table:table-cell>
          <table:table-cell table:style-name="Таблица1.B3" office:value-type="string">
            <text:p text:style-name="Standard"><text:span text:style-name="T84">реализует </text:span><text:a xlink:type="simple" xlink:href="http://www.php.net/class.iterator" text:style-name="Internet_20_link" text:visited-style-name="Visited_20_Internet_20_Link"><text:span text:style-name="T59">iterator</text:span></text:a><text:span text:style-name="T84"> для перемещения переменных сеанса, управляемых </text:span><text:a xlink:type="simple" xlink:href="http://www.yiiframework.com/doc-2.0/yii-web-session.html" text:style-name="Internet_20_link" text:visited-style-name="Visited_20_Internet_20_Link"><text:span text:style-name="T59">yii\web\Session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toomanyrequestshttpexception.html" text:style-name="Internet_20_link" text:visited-style-name="Visited_20_Internet_20_Link"><text:span text:style-name="T59">yii\web\<text:line-break/>TooManyRequestsHttpException</text:span></text:a></text:p>
          </table:table-cell>
          <table:table-cell table:style-name="Таблица1.B3" office:value-type="string">
            <text:p text:style-name="P26">представляет исключение HTTP "Too Many Requests" с кодом состояния 429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nauthorizedhttpexception.html" text:style-name="Internet_20_link" text:visited-style-name="Visited_20_Internet_20_Link"><text:span text:style-name="T59">yii\web\<text:line-break/>UnauthorizedHttpException</text:span></text:a></text:p>
          </table:table-cell>
          <table:table-cell table:style-name="Таблица1.B3" office:value-type="string">
            <text:p text:style-name="P26">представляет собой «несанкционированное» исключение HTTP с кодом состояния 401.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unprocessableentityhttpexception.html" text:style-name="Internet_20_link" text:visited-style-name="Visited_20_Internet_20_Link"><text:span text:style-name="T59">yii\web\UnprocessableEntityHttpException</text:span></text:a></text:p>
          </table:table-cell>
          <table:table-cell table:style-name="Таблица1.B3" office:value-type="string">
            <text:p text:style-name="P26">представляет исключение HTTP «Unprocessable Entity» с кодом состояния 422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nsupportedmediatypehttpexception.html" text:style-name="Internet_20_link" text:visited-style-name="Visited_20_Internet_20_Link"><text:span text:style-name="T59">yii\web\UnsupportedMediaTypeHttpException</text:span></text:a></text:p>
          </table:table-cell>
          <table:table-cell table:style-name="Таблица1.B3" office:value-type="string">
            <text:p text:style-name="P26">представляет исключение HTTP «Unsupported Media Type» с кодом статуса 415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uploadedfile.html" text:style-name="Internet_20_link" text:visited-style-name="Visited_20_Internet_20_Link"><text:span text:style-name="T59">yii\web\UploadedFile</text:span></text:a></text:p>
          </table:table-cell>
          <table:table-cell table:style-name="Таблица1.B3" office:value-type="string">
            <text:p text:style-name="P26">представляет информацию для загруженного файл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rlmanager.html" text:style-name="Internet_20_link" text:visited-style-name="Visited_20_Internet_20_Link"><text:span text:style-name="T59">yii\web\UrlManager</text:span></text:a></text:p>
          </table:table-cell>
          <table:table-cell table:style-name="Таблица1.B3" office:value-type="string">
            <text:p text:style-name="P26">обрабатывает анализ HTTP-запросов и создает URL-адреса на основе набора правил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urlnormalizer.html" text:style-name="Internet_20_link" text:visited-style-name="Visited_20_Internet_20_Link"><text:span text:style-name="T59">yii\web\UrlNormalizer</text:span></text:a></text:p>
          </table:table-cell>
          <table:table-cell table:style-name="Таблица1.B3" office:value-type="string">
            <text:p text:style-name="Standard"><text:span text:style-name="T84">нормализует URL-адреса для </text:span><text:a xlink:type="simple" xlink:href="http://www.yiiframework.com/doc-2.0/yii-web-urlmanager.html" text:style-name="Internet_20_link" text:visited-style-name="Visited_20_Internet_20_Link"><text:span text:style-name="T59">yii\web\UrlManager</text:span></text:a><text:span text:style-name="T84"> и </text:span><text:a xlink:type="simple" xlink:href="http://www.yiiframework.com/doc-2.0/yii-web-urlrule.html" text:style-name="Internet_20_link" text:visited-style-name="Visited_20_Internet_20_Link"><text:span text:style-name="T59">yii\web\UrlRule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rlnormalizerredirectexception.html" text:style-name="Internet_20_link" text:visited-style-name="Visited_20_Internet_20_Link"><text:span text:style-name="T59">yii\web\UrlNormalizerRedirectException</text:span></text:a></text:p>
          </table:table-cell>
          <table:table-cell table:style-name="Таблица1.B3" office:value-type="string">
            <text:p text:style-name="P26">представляет собой информацию для перенаправления, которая должна выполняться во время нормализации UR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urlrule.html" text:style-name="Internet_20_link" text:visited-style-name="Visited_20_Internet_20_Link"><text:span text:style-name="T59">yii\web\UrlRule</text:span></text:a></text:p>
          </table:table-cell>
          <table:table-cell table:style-name="Таблица1.B3" office:value-type="string">
            <text:p text:style-name="Standard"><text:span text:style-name="T84">представляет правило, используемое </text:span><text:a xlink:type="simple" xlink:href="http://www.yiiframework.com/doc-2.0/yii-web-urlmanager.html" text:style-name="Internet_20_link" text:visited-style-name="Visited_20_Internet_20_Link"><text:span text:style-name="T59">yii\web\UrlManager</text:span></text:a><text:span text:style-name="T84"> для анализа и генерации URL-адресов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rlruleinterface.html" text:style-name="Internet_20_link" text:visited-style-name="Visited_20_Internet_20_Link"><text:span text:style-name="T59">yii\web\UrlRuleInterface</text:span></text:a></text:p>
          </table:table-cell>
          <table:table-cell table:style-name="Таблица1.B3" office:value-type="string">
            <text:p text:style-name="P26">интерфейс, который должен реализовываться классами правил UR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user.html" text:style-name="Internet_20_link" text:visited-style-name="Visited_20_Internet_20_Link"><text:span text:style-name="T59">yii\web\User</text:span></text:a></text:p>
          </table:table-cell>
          <table:table-cell table:style-name="Таблица1.B3" office:value-type="string">
            <text:p text:style-name="Standard"><text:span text:style-name="T84">это класс для компонента </text:span><text:span text:style-name="Source_20_Text"><text:span text:style-name="T60">user</text:span></text:span><text:span text:style-name="T84"> приложения, который управляет статусом аутентификации пользователя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userevent.html" text:style-name="Internet_20_link" text:visited-style-name="Visited_20_Internet_20_Link"><text:span text:style-name="T59">yii\web\UserEvent</text:span></text:a></text:p>
          </table:table-cell>
          <table:table-cell table:style-name="Таблица1.B3" office:value-type="string">
            <text:p text:style-name="Standard"><text:span text:style-name="T84">Этот класс событий используется для событий, инициированных классом </text:span><text:a xlink:type="simple" xlink:href="http://www.yiiframework.com/doc-2.0/yii-web-user.html" text:style-name="Internet_20_link" text:visited-style-name="Visited_20_Internet_20_Link"><text:span text:style-name="T59">yii\web\User</text:span></text:a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view.html" text:style-name="Internet_20_link" text:visited-style-name="Visited_20_Internet_20_Link"><text:span text:style-name="T59">yii\web\View</text:span></text:a></text:p>
          </table:table-cell>
          <table:table-cell table:style-name="Таблица1.B3" office:value-type="string">
            <text:p text:style-name="P26">Просмотр представляет объект представления в шаблоне MVC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viewaction.html" text:style-name="Internet_20_link" text:visited-style-name="Visited_20_Internet_20_Link"><text:span text:style-name="T59">yii\web\ViewAction</text:span></text:a></text:p>
          </table:table-cell>
          <table:table-cell table:style-name="Таблица1.B3" office:value-type="string">
            <text:p text:style-name="P26">представляет действие, которое отображает представление в соответствии с заданным пользователем параметром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eb-xmlresponseformatter.html" text:style-name="Internet_20_link" text:visited-style-name="Visited_20_Internet_20_Link"><text:span text:style-name="T59">yii\web\XmlResponseFormatter</text:span></text:a></text:p>
          </table:table-cell>
          <table:table-cell table:style-name="Таблица1.B3" office:value-type="string">
            <text:p text:style-name="P26">форматирует данные в XML-ответе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eb-yiiasset.html" text:style-name="Internet_20_link" text:visited-style-name="Visited_20_Internet_20_Link"><text:span text:style-name="T59">yii\web\YiiAsset</text:span></text:a></text:p>
          </table:table-cell>
          <table:table-cell table:style-name="Таблица1.B3" office:value-type="string">
            <text:p text:style-name="P26">Этот пакет ассетов предоставляет базовые файлы JavaScript для Yii Framework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activefield.html" text:style-name="Internet_20_link" text:visited-style-name="Visited_20_Internet_20_Link"><text:span text:style-name="T59">yii\widgets\ActiveField</text:span></text:a></text:p>
          </table:table-cell>
          <table:table-cell table:style-name="Таблица1.B3" office:value-type="string">
            <text:p text:style-name="Standard"><text:span text:style-name="T84">представляет поле ввода формы внутри </text:span><text:a xlink:type="simple" xlink:href="http://www.yiiframework.com/doc-2.0/yii-widgets-activeform.html" text:style-name="Internet_20_link" text:visited-style-name="Visited_20_Internet_20_Link"><text:span text:style-name="T59">yii\widgets\ActiveForm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activeform.html" text:style-name="Internet_20_link" text:visited-style-name="Visited_20_Internet_20_Link"><text:span text:style-name="T59">yii\widgets\ActiveForm</text:span></text:a></text:p>
          </table:table-cell>
          <table:table-cell table:style-name="Таблица1.B3" office:value-type="string">
            <text:p text:style-name="P26">это виджет, который создает интерактивную форму HTML для одной или нескольких моделей данных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activeformasset.html" text:style-name="Internet_20_link" text:visited-style-name="Visited_20_Internet_20_Link"><text:span text:style-name="T59">yii\widgets\ActiveFormAsset</text:span></text:a></text:p>
          </table:table-cell>
          <table:table-cell table:style-name="Таблица1.B3" office:value-type="string">
            <text:p text:style-name="Standard"><text:span text:style-name="T84">Пакет активов для виджета </text:span><text:a xlink:type="simple" xlink:href="http://www.yiiframework.com/doc-2.0/yii-widgets-activeform.html" text:style-name="Internet_20_link" text:visited-style-name="Visited_20_Internet_20_Link"><text:span text:style-name="T59">yii\widgets\ActiveForm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baselistview.html" text:style-name="Internet_20_link" text:visited-style-name="Visited_20_Internet_20_Link"><text:span text:style-name="T59">yii\widgets\BaseListView</text:span></text:a></text:p>
          </table:table-cell>
          <table:table-cell table:style-name="Таблица1.B3" office:value-type="string">
            <text:p text:style-name="P26">базовый класс для виджетов, отображающих данные от поставщика данных, таких как ListView и GridView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block.html" text:style-name="Internet_20_link" text:visited-style-name="Visited_20_Internet_20_Link"><text:span text:style-name="T59">yii\widgets\Block</text:span></text:a></text:p>
          </table:table-cell>
          <table:table-cell table:style-name="Таблица1.B3" office:value-type="string">
            <text:p text:style-name="Standard"><text:span text:style-name="T84">Блок записывает все выходные данные между вызовами </text:span><text:a xlink:type="simple" xlink:href="http://www.yiiframework.com/doc-2.0/yii-base-widget.html#begin()-detail" text:style-name="Internet_20_link" text:visited-style-name="Visited_20_Internet_20_Link"><text:span text:style-name="T59">begin()</text:span></text:a><text:span text:style-name="T84"> и </text:span><text:a xlink:type="simple" xlink:href="http://www.yiiframework.com/doc-2.0/yii-base-widget.html#end()-detail" text:style-name="Internet_20_link" text:visited-style-name="Visited_20_Internet_20_Link"><text:span text:style-name="T59">end()</text:span></text:a><text:span text:style-name="T84"> <text:line-break/>и сохраняет их в блоках </text:span><text:a xlink:type="simple" xlink:href="http://www.yiiframework.com/doc-2.0/yii-base-view.html#$blocks-detail" text:style-name="Internet_20_link" text:visited-style-name="Visited_20_Internet_20_Link"><text:span text:style-name="T59">yii\base\View::$blocks</text:span></text:a><text:span text:style-name="T84">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breadcrumbs.html" text:style-name="Internet_20_link" text:visited-style-name="Visited_20_Internet_20_Link"><text:span text:style-name="T59">yii\widgets\Breadcrumbs</text:span></text:a></text:p>
          </table:table-cell>
          <table:table-cell table:style-name="Таблица1.B3" office:value-type="string">
            <text:p text:style-name="P26">отображает список ссылок, обозначающих позицию текущей страницы во всей иерархии сайтов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contentdecorator.html" text:style-name="Internet_20_link" text:visited-style-name="Visited_20_Internet_20_Link"><text:span text:style-name="T59">yii\widgets\ContentDecorator</text:span></text:a></text:p>
          </table:table-cell>
          <table:table-cell table:style-name="Таблица1.B3" office:value-type="string">
            <text:p text:style-name="Standard"><text:span text:style-name="T84">записывает весь вывод между вызовами </text:span><text:a xlink:type="simple" xlink:href="http://www.yiiframework.com/doc-2.0/yii-base-widget.html#begin()-detail" text:style-name="Internet_20_link" text:visited-style-name="Visited_20_Internet_20_Link"><text:span text:style-name="T59">begin()</text:span></text:a><text:span text:style-name="T84"> и </text:span><text:a xlink:type="simple" xlink:href="http://www.yiiframework.com/doc-2.0/yii-base-widget.html#end()-detail" text:style-name="Internet_20_link" text:visited-style-name="Visited_20_Internet_20_Link"><text:span text:style-name="T59">end()</text:span></text:a><text:span text:style-name="T84"> cпередает его в данный файл вида в виде </text:span><text:span text:style-name="Source_20_Text"><text:span text:style-name="T60">$content</text:span></text:span><text:span text:style-name="T84"> а затем эхо-результат рендеринга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detailview.html" text:style-name="Internet_20_link" text:visited-style-name="Visited_20_Internet_20_Link"><text:span text:style-name="T59">yii\widgets\DetailView</text:span></text:a></text:p>
          </table:table-cell>
          <table:table-cell table:style-name="Таблица1.B3" office:value-type="string">
            <text:p text:style-name="Standard"><text:span text:style-name="T84">отображает детали одной модели </text:span><text:a xlink:type="simple" xlink:href="http://www.yiiframework.com/doc-2.0/yii-widgets-detailview.html#$model-detail" text:style-name="Internet_20_link" text:visited-style-name="Visited_20_Internet_20_Link"><text:span text:style-name="T59">$model</text:span></text:a><text:span text:style-name="T84">.</text:span>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fragmentcache.html" text:style-name="Internet_20_link" text:visited-style-name="Visited_20_Internet_20_Link"><text:span text:style-name="T59">yii\widgets\FragmentCache</text:span></text:a></text:p>
          </table:table-cell>
          <table:table-cell table:style-name="Таблица1.B3" office:value-type="string">
            <text:p text:style-name="Standard"><text:span text:style-name="T84">используется </text:span><text:a xlink:type="simple" xlink:href="http://www.yiiframework.com/doc-2.0/yii-base-view.html" text:style-name="Internet_20_link" text:visited-style-name="Visited_20_Internet_20_Link"><text:span text:style-name="T59">yii\base\View</text:span></text:a><text:span text:style-name="T84"> для обеспечения кэширования фрагментов страницы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inputwidget.html" text:style-name="Internet_20_link" text:visited-style-name="Visited_20_Internet_20_Link"><text:span text:style-name="T59">yii\widgets\InputWidget</text:span></text:a></text:p>
          </table:table-cell>
          <table:table-cell table:style-name="Таблица1.B3" office:value-type="string">
            <text:p text:style-name="P26">базовый класс для виджетов, которые собирают пользовательские входы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linkpager.html" text:style-name="Internet_20_link" text:visited-style-name="Visited_20_Internet_20_Link"><text:span text:style-name="T59">yii\widgets\LinkPager</text:span></text:a></text:p>
          </table:table-cell>
          <table:table-cell table:style-name="Таблица1.B3" office:value-type="string">
            <text:p text:style-name="P26">отображает список гиперссылок, которые приводят к разным страницам цели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linksorter.html" text:style-name="Internet_20_link" text:visited-style-name="Visited_20_Internet_20_Link"><text:span text:style-name="T59">yii\widgets\LinkSorter</text:span></text:a></text:p>
          </table:table-cell>
          <table:table-cell table:style-name="Таблица1.B3" office:value-type="string">
            <text:p text:style-name="P26">отображает список сортировочных ссылок для данного определения сортировки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listview.html" text:style-name="Internet_20_link" text:visited-style-name="Visited_20_Internet_20_Link"><text:span text:style-name="T59">yii\widgets\ListView</text:span></text:a></text:p>
          </table:table-cell>
          <table:table-cell table:style-name="Таблица1.B3" office:value-type="string">
            <text:p text:style-name="P26">Виджет <text:s/>используется для отображения данных из поставщика данных. Каждая модель данных создается с использованием <text:soft-page-break/>указанного вида.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maskedinput.html" text:style-name="Internet_20_link" text:visited-style-name="Visited_20_Internet_20_Link"><text:span text:style-name="T59">yii\widgets\MaskedInput</text:span></text:a></text:p>
          </table:table-cell>
          <table:table-cell table:style-name="Таблица1.B3" office:value-type="string">
            <text:p text:style-name="P26">генерирует скрытый ввод текста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maskedinputasset.html" text:style-name="Internet_20_link" text:visited-style-name="Visited_20_Internet_20_Link"><text:span text:style-name="T59">yii\widgets\MaskedInputAsset</text:span></text:a></text:p>
          </table:table-cell>
          <table:table-cell table:style-name="Таблица1.B3" office:value-type="string">
            <text:p text:style-name="Standard"><text:span text:style-name="T84">Пакет ассетов для виджета </text:span><text:a xlink:type="simple" xlink:href="http://www.yiiframework.com/doc-2.0/yii-widgets-maskedinput.html" text:style-name="Internet_20_link" text:visited-style-name="Visited_20_Internet_20_Link"><text:span text:style-name="T59">yii\widgets\MaskedInput</text:span></text:a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menu.html" text:style-name="Internet_20_link" text:visited-style-name="Visited_20_Internet_20_Link"><text:span text:style-name="T59">yii\widgets\Menu</text:span></text:a></text:p>
          </table:table-cell>
          <table:table-cell table:style-name="Таблица1.B3" office:value-type="string">
            <text:p text:style-name="P26">Меню отображает многоуровневое меню с использованием вложенных списков HTML.</text:p>
          </table:table-cell>
        </table:table-row>
        <table:table-row table:style-name="Таблица1.1">
          <table:table-cell table:style-name="Таблица1.A3" office:value-type="string">
            <text:p text:style-name="Standard"><text:a xlink:type="simple" xlink:href="http://www.yiiframework.com/doc-2.0/yii-widgets-pjax.html" text:style-name="Internet_20_link" text:visited-style-name="Visited_20_Internet_20_Link"><text:span text:style-name="T59">yii\widgets\Pjax</text:span></text:a></text:p>
          </table:table-cell>
          <table:table-cell table:style-name="Таблица1.B3" office:value-type="string">
            <text:p text:style-name="Standard"><text:span text:style-name="T84">виджет, интегрирующий плагин </text:span><text:a xlink:type="simple" xlink:href="https://github.com/yiisoft/jquery-pjax" text:style-name="Internet_20_link" text:visited-style-name="Visited_20_Internet_20_Link"><text:span text:style-name="T59">pjax</text:span></text:a><text:span text:style-name="T84"> jQuery.</text:span></text:p>
          </table:table-cell>
        </table:table-row>
        <table:table-row>
          <table:table-cell table:style-name="Таблица1.A3" office:value-type="string">
            <text:p text:style-name="Standard"><text:a xlink:type="simple" xlink:href="http://www.yiiframework.com/doc-2.0/yii-widgets-pjaxasset.html" text:style-name="Internet_20_link" text:visited-style-name="Visited_20_Internet_20_Link"><text:span text:style-name="T59">yii\widgets\PjaxAsset</text:span></text:a></text:p>
          </table:table-cell>
          <table:table-cell table:style-name="Таблица1.B3" office:value-type="string">
            <text:p text:style-name="Standard"><text:span text:style-name="T84">Этот пакет активов предоставляет файлы javascript, необходимые для виджета </text:span><text:a xlink:type="simple" xlink:href="http://www.yiiframework.com/doc-2.0/yii-widgets-pjax.html" text:style-name="Internet_20_link" text:visited-style-name="Visited_20_Internet_20_Link"><text:span text:style-name="T59">yii\widgets\Pjax</text:span></text:a></text:p>
          </table:table-cell>
        </table:table-row>
        <table:table-row table:style-name="Таблица1.375">
          <table:table-cell table:style-name="Таблица1.A3" office:value-type="string">
            <text:p text:style-name="Standard"><text:a xlink:type="simple" xlink:href="http://www.yiiframework.com/doc-2.0/yii-widgets-spaceless.html" text:style-name="Internet_20_link" text:visited-style-name="Visited_20_Internet_20_Link"><text:span text:style-name="T59">yii\widgets\Spaceless</text:span></text:a></text:p>
          </table:table-cell>
          <table:table-cell table:style-name="Таблица1.B3" office:value-type="string">
            <text:p text:style-name="P26">Spaceless виджит удаляет пробельные символы между тегами HTML. Пробелы в тегах HTML или в обычном тексте всегда остаются нетронутыми.</text:p>
          </table:table-cell>
        </table:table-row>
      </table:table>
      <text:h text:style-name="P7" text:outline-level="2"><text:span text:style-name="Source_20_Text"><text:span text:style-name="T16">Структура приложения Yii</text:span></text:span></text:h>
      <text:p text:style-name="P14"><text:span text:style-name="Source_20_Text"><text:span text:style-name="T24">basic/ <text:s text:c="17"/>корневой каталог приложения</text:span></text:span></text:p>
      <text:p text:style-name="P15"><text:span text:style-name="Source_20_Text"><text:span text:style-name="T30"><text:s text:c="4"/></text:span></text:span><text:span text:style-name="Source_20_Text"><text:span text:style-name="T26">composer.json <text:s text:c="6"/>используется Composer'ом, содержит описание приложения</text:span></text:span></text:p>
      <text:p text:style-name="P15"><text:span text:style-name="Source_20_Text"><text:span text:style-name="T30"><text:s text:c="4"/></text:span></text:span><text:span text:style-name="Source_20_Text"><text:span text:style-name="T26">config/ <text:s text:c="12"/>конфигурационные файлы</text:span></text:span></text:p>
      <text:p text:style-name="P15"><text:span text:style-name="Source_20_Text"><text:span text:style-name="T30"><text:s text:c="8"/></text:span></text:span><text:span text:style-name="Source_20_Text"><text:span text:style-name="T26">console.php <text:s text:c="4"/>конфигурация консольного приложения</text:span></text:span></text:p>
      <text:p text:style-name="P15"><text:span text:style-name="Source_20_Text"><text:span text:style-name="T30"><text:s text:c="8"/></text:span></text:span><text:span text:style-name="Source_20_Text"><text:span text:style-name="T26">web.php <text:s text:c="8"/>конфигурация Web приложения</text:span></text:span></text:p>
      <text:p text:style-name="P15"><text:span text:style-name="Source_20_Text"><text:span text:style-name="T30"><text:s text:c="4"/></text:span></text:span><text:span text:style-name="Source_20_Text"><text:span text:style-name="T26">commands/ <text:s text:c="10"/>содержит классы консольных команд</text:span></text:span></text:p>
      <text:p text:style-name="P15"><text:span text:style-name="Source_20_Text"><text:span text:style-name="T30"><text:s text:c="4"/></text:span></text:span><text:span text:style-name="Source_20_Text"><text:span text:style-name="T26">controllers/ <text:s text:c="7"/>контроллеры</text:span></text:span></text:p>
      <text:p text:style-name="P15"><text:span text:style-name="Source_20_Text"><text:span text:style-name="T30"><text:s text:c="4"/></text:span></text:span><text:span text:style-name="Source_20_Text"><text:span text:style-name="T26">models/ <text:s text:c="12"/>модели</text:span></text:span></text:p>
      <text:p text:style-name="P15"><text:span text:style-name="Source_20_Text"><text:span text:style-name="T30"><text:s text:c="4"/></text:span></text:span><text:span text:style-name="Source_20_Text"><text:span text:style-name="T26">runtime/ <text:s text:c="11"/>файлы, которые генерирует Yii во время выполнения приложения (логи, кэш)</text:span></text:span></text:p>
      <text:p text:style-name="P15"><text:span text:style-name="Source_20_Text"><text:span text:style-name="T30"><text:s text:c="4"/></text:span></text:span><text:span text:style-name="Source_20_Text"><text:span text:style-name="T26">vendor/ <text:s text:c="12"/>содержит пакеты Composer'а и, собственно, сам фреймворк Yii</text:span></text:span></text:p>
      <text:p text:style-name="P15"><text:span text:style-name="Source_20_Text"><text:span text:style-name="T30"><text:s text:c="4"/></text:span></text:span><text:span text:style-name="Source_20_Text"><text:span text:style-name="T26">views/ <text:s text:c="13"/>виды приложения</text:span></text:span></text:p>
      <text:p text:style-name="P15"><text:span text:style-name="Source_20_Text"><text:span text:style-name="T30"><text:s text:c="4"/></text:span></text:span><text:span text:style-name="Source_20_Text"><text:span text:style-name="T26">web/ <text:s text:c="15"/>корневая директория Web приложения. Содержит файлы, доступные через Web</text:span></text:span></text:p>
      <text:p text:style-name="P15"><text:span text:style-name="Source_20_Text"><text:span text:style-name="T30"><text:s text:c="8"/></text:span></text:span><text:span text:style-name="Source_20_Text"><text:span text:style-name="T26">assets/ <text:s text:c="8"/>скрипты, используемые приложением (js, css)</text:span></text:span></text:p>
      <text:p text:style-name="P15"><text:span text:style-name="Source_20_Text"><text:span text:style-name="T30"><text:s text:c="8"/></text:span></text:span><text:span text:style-name="Source_20_Text"><text:span text:style-name="T26">index.php <text:s text:c="6"/>точка входа в приложение Yii. С него начинается выполнение приложения</text:span></text:span></text:p>
      <text:p text:style-name="P15"><text:span text:style-name="Source_20_Text"><text:span text:style-name="T30"><text:s text:c="4"/></text:span></text:span><text:span text:style-name="Source_20_Text"><text:span text:style-name="T26">yii <text:s text:c="16"/>скрипт выполнения консольного приложения Yii</text:span></text:span></text:p>
      <text:h text:style-name="P2" text:outline-level="1"><text:span text:style-name="Source_20_Text"><text:span text:style-name="T16">Говорим «Привет»</text:span></text:span></text:h>
      <text:p text:style-name="P3"><text:span text:style-name="Source_20_Text"><text:span text:style-name="T19">Действия объявляются в </text:span></text:span><text:a xlink:type="simple" xlink:href="https://github.com/yiisoft/yii2/blob/master/docs/guide-ru/structure-controllers.md" text:style-name="Internet_20_link" text:visited-style-name="Visited_20_Internet_20_Link"><text:span text:style-name="Source_20_Text"><text:span text:style-name="T39">контроллерах</text:span></text:span></text:a><text:span text:style-name="Source_20_Text"><text:span text:style-name="T19">.</text:span></text:span><text:span text:style-name="Source_20_Text"><text:span text:style-name="T7"> </text:span></text:span></text:p>
      <text:p text:style-name="P14"><text:span text:style-name="Source_20_Text"><text:span text:style-name="T27"/></text:span></text:p>
      <text:p text:style-name="P21"><text:span text:style-name="T41">namespace</text:span><text:span text:style-name="T22"> </text:span><text:span text:style-name="T43">app\controllers</text:span><text:span text:style-name="T22">;</text:span></text:p>
      <text:p text:style-name="P21"><text:span text:style-name="T41">use</text:span><text:span text:style-name="T22"> </text:span><text:span text:style-name="T45">yii\web\Controller</text:span><text:span text:style-name="T22">;</text:span></text:p>
      <text:p text:style-name="P21"><text:span text:style-name="T41">class</text:span><text:span text:style-name="T22"> </text:span><text:span text:style-name="T43">SiteController</text:span><text:span text:style-name="T22"> </text:span><text:span text:style-name="T41">extends</text:span><text:span text:style-name="T22"> </text:span><text:span text:style-name="T43">Controller</text:span></text:p>
      <text:p text:style-name="P19">{</text:p>
      <text:p text:style-name="P17"><text:s text:c="4"/><text:span text:style-name="T76">// ...существующий код...</text:span></text:p>
      <text:p text:style-name="P21"><text:span text:style-name="T29"><text:s text:c="4"/></text:span><text:span text:style-name="T41">public</text:span><text:span text:style-name="T22"> </text:span><text:span text:style-name="T41">function</text:span><text:span text:style-name="T22"> </text:span><text:span text:style-name="T43">actionSay</text:span><text:span text:style-name="T22">($message </text:span><text:span text:style-name="T41">=</text:span><text:span text:style-name="T22"> </text:span><text:span text:style-name="T47">'Привет'</text:span><text:span text:style-name="T22">)</text:span></text:p>
      <text:p text:style-name="P17"><text:s text:c="4"/><text:span text:style-name="T62">{</text:span></text:p>
      <text:p text:style-name="P17"><text:s text:c="8"/><text:span text:style-name="T65">return</text:span><text:span text:style-name="T62"> $this</text:span><text:span text:style-name="T65">-&gt;</text:span><text:span text:style-name="T62">render(</text:span><text:span text:style-name="T78">'say'</text:span><text:span text:style-name="T62">, [</text:span><text:span text:style-name="T78">'message'</text:span><text:span text:style-name="T62"> </text:span><text:span text:style-name="T65">=&gt;</text:span><text:span text:style-name="T62"> $message]);</text:span></text:p>
      <text:p text:style-name="P17"><text:s text:c="4"/><text:span text:style-name="T62">}</text:span></text:p>
      <text:p text:style-name="P19">}</text:p>
      <text:p text:style-name="P3"><text:a xlink:type="simple" xlink:href="https://github.com/yiisoft/yii2/blob/master/docs/guide-ru/structure-views.md" text:style-name="Internet_20_link" text:visited-style-name="Visited_20_Internet_20_Link"><text:span text:style-name="Source_20_Text"><text:span text:style-name="T39">Представления</text:span></text:span></text:a><text:span text:style-name="Source_20_Text"><text:span text:style-name="T32"> </text:span></text:span><text:span text:style-name="Source_20_Text"><text:span text:style-name="T19">являются скриптами, которые используются для формирования тела ответа.</text:span></text:span><text:span text:style-name="Source_20_Text"><text:span text:style-name="T7"> </text:span></text:span></text:p>
      <text:p text:style-name="P14"><text:span text:style-name="Source_20_Text"><text:span text:style-name="T27"/></text:span></text:p>
      <text:p text:style-name="P19"><text:span text:style-name="T64">use</text:span> <text:span text:style-name="T74">yii\helpers\Html</text:span>;</text:p>
      <text:p text:style-name="P19">echo <text:span text:style-name="T74">Html</text:span><text:span text:style-name="T64">::</text:span>encode($message);</text:p>
      <text:p text:style-name="P9"><text:span text:style-name="Source_20_Text"><text:span text:style-name="T17"/></text:span></text:p>
      <text:h text:style-name="P2" text:outline-level="1"><text:soft-page-break/><text:span text:style-name="Source_20_Text"><text:span text:style-name="T16">Работа с формами</text:span></text:span></text:h>
      <text:p text:style-name="P3"><text:span text:style-name="Source_20_Text"><text:span text:style-name="T19">Создание модели. В файле </text:span></text:span><text:span text:style-name="Source_20_Text"><text:span text:style-name="T23">models/EntryForm.php</text:span></text:span><text:span text:style-name="Source_20_Text"><text:span text:style-name="T32"> </text:span></text:span><text:span text:style-name="Source_20_Text"><text:span text:style-name="T19">создайте класс модели </text:span></text:span><text:span text:style-name="Source_20_Text"><text:span text:style-name="T23">EntryForm</text:span></text:span><text:span text:style-name="Source_20_Text"><text:span text:style-name="T7"> </text:span></text:span></text:p>
      <text:p text:style-name="P22"><text:span text:style-name="Source_20_Text"><text:span text:style-name="T42">namespace</text:span></text:span><text:span text:style-name="Source_20_Text"><text:span text:style-name="T23"> </text:span></text:span><text:span text:style-name="Source_20_Text"><text:span text:style-name="T44">app\models</text:span></text:span><text:span text:style-name="Source_20_Text"><text:span text:style-name="T23">;</text:span></text:span></text:p>
      <text:p text:style-name="P21"><text:span text:style-name="T41">use</text:span><text:span text:style-name="T22"> </text:span><text:span text:style-name="T45">yii\base\Model</text:span><text:span text:style-name="T22">;</text:span></text:p>
      <text:p text:style-name="P21"><text:span text:style-name="T41">class</text:span><text:span text:style-name="T22"> </text:span><text:span text:style-name="T43">EntryForm</text:span><text:span text:style-name="T22"> </text:span><text:span text:style-name="T41">extends</text:span><text:span text:style-name="T22"> </text:span><text:span text:style-name="T43">Model</text:span></text:p>
      <text:p text:style-name="P19">{</text:p>
      <text:p text:style-name="P17"><text:s text:c="4"/><text:span text:style-name="T65">public</text:span><text:span text:style-name="T62"> $name;</text:span></text:p>
      <text:p text:style-name="P17"><text:s text:c="4"/><text:span text:style-name="T65">public</text:span><text:span text:style-name="T62"> $email;</text:span></text:p>
      <text:p text:style-name="P21"><text:span text:style-name="T29"><text:s text:c="4"/></text:span><text:span text:style-name="T41">public</text:span><text:span text:style-name="T22"> </text:span><text:span text:style-name="T41">function</text:span><text:span text:style-name="T22"> </text:span><text:span text:style-name="T43">rules</text:span><text:span text:style-name="T22">()</text:span></text:p>
      <text:p text:style-name="P17"><text:s text:c="4"/><text:span text:style-name="T62">{</text:span></text:p>
      <text:p text:style-name="P17"><text:s text:c="8"/><text:span text:style-name="T65">return</text:span><text:span text:style-name="T62"> [</text:span></text:p>
      <text:p text:style-name="P17"><text:s text:c="12"/><text:span text:style-name="T62">[[</text:span><text:span text:style-name="T78">'name'</text:span><text:span text:style-name="T62">, </text:span><text:span text:style-name="T78">'email'</text:span><text:span text:style-name="T62">], </text:span><text:span text:style-name="T78">'required'</text:span><text:span text:style-name="T62">],</text:span></text:p>
      <text:p text:style-name="P17"><text:s text:c="12"/><text:span text:style-name="T62">[</text:span><text:span text:style-name="T78">'email'</text:span><text:span text:style-name="T62">, </text:span><text:span text:style-name="T78">'email'</text:span><text:span text:style-name="T62">],</text:span></text:p>
      <text:p text:style-name="P17"><text:s text:c="8"/><text:span text:style-name="T62">];</text:span></text:p>
      <text:p text:style-name="P17"><text:s text:c="4"/><text:span text:style-name="T62">}</text:span></text:p>
      <text:p text:style-name="P19">}</text:p>
      <text:p text:style-name="P6"><text:span text:style-name="Source_20_Text"><text:span text:style-name="T21"/></text:span></text:p>
      <text:p text:style-name="P6"><text:span text:style-name="Source_20_Text"><text:span text:style-name="T21">Создание действия. Далее создайте действие </text:span></text:span><text:span text:style-name="Source_20_Text"><text:span text:style-name="T27">entry</text:span></text:span><text:span text:style-name="Source_20_Text"><text:span text:style-name="T33"> </text:span></text:span><text:span text:style-name="Source_20_Text"><text:span text:style-name="T21">в контроллере </text:span></text:span><text:span text:style-name="Source_20_Text"><text:span text:style-name="T27">site</text:span></text:span><text:span text:style-name="Source_20_Text"><text:span text:style-name="T21">.</text:span></text:span><text:span text:style-name="Source_20_Text"><text:span text:style-name="T12"> </text:span></text:span></text:p>
      <text:p text:style-name="P22"><text:span text:style-name="Source_20_Text"><text:span text:style-name="T42">namespace</text:span></text:span><text:span text:style-name="Source_20_Text"><text:span text:style-name="T23"> </text:span></text:span><text:span text:style-name="Source_20_Text"><text:span text:style-name="T44">app\controllers</text:span></text:span><text:span text:style-name="Source_20_Text"><text:span text:style-name="T23">;</text:span></text:span></text:p>
      <text:p text:style-name="P21"><text:span text:style-name="T41">use</text:span><text:span text:style-name="T22"> </text:span><text:span text:style-name="T45">Yii</text:span><text:span text:style-name="T22">;</text:span></text:p>
      <text:p text:style-name="P19"><text:span text:style-name="T64">use</text:span> <text:span text:style-name="T74">yii\web\Controller</text:span>;</text:p>
      <text:p text:style-name="P19"><text:span text:style-name="T64">use</text:span> <text:span text:style-name="T74">app\models\EntryForm</text:span>;</text:p>
      <text:p text:style-name="P21"/>
      <text:p text:style-name="P19"><text:span text:style-name="T64">class</text:span> <text:span text:style-name="T69">SiteController</text:span> <text:span text:style-name="T64">extends</text:span> <text:span text:style-name="T69">Controller</text:span></text:p>
      <text:p text:style-name="P19">{</text:p>
      <text:p text:style-name="P21"><text:span text:style-name="T29"><text:s text:c="4"/></text:span><text:span text:style-name="T41">public</text:span><text:span text:style-name="T22"> </text:span><text:span text:style-name="T41">function</text:span><text:span text:style-name="T22"> </text:span><text:span text:style-name="T43">actionEntry</text:span><text:span text:style-name="T22">()</text:span></text:p>
      <text:p text:style-name="P17"><text:s text:c="4"/><text:span text:style-name="T62">{</text:span></text:p>
      <text:p text:style-name="P17"><text:s text:c="8"/><text:span text:style-name="T62">$model </text:span><text:span text:style-name="T65">=</text:span><text:span text:style-name="T62"> </text:span><text:span text:style-name="T65">new</text:span><text:span text:style-name="T62"> </text:span><text:span text:style-name="T75">EntryForm</text:span><text:span text:style-name="T62">();</text:span></text:p>
      <text:p text:style-name="P21"><text:span text:style-name="T29"><text:s text:c="8"/></text:span><text:span text:style-name="T41">if</text:span><text:span text:style-name="T22"> ($model</text:span><text:span text:style-name="T41">-&gt;</text:span><text:span text:style-name="T22">load(</text:span><text:span text:style-name="T45">Yii</text:span><text:span text:style-name="T41">::</text:span><text:span text:style-name="T22">$app</text:span><text:span text:style-name="T41">-&gt;</text:span><text:span text:style-name="T22">request</text:span><text:span text:style-name="T41">-&gt;</text:span><text:span text:style-name="T22">post()) </text:span><text:span text:style-name="T41">&amp;&amp;</text:span><text:span text:style-name="T22"> $model</text:span><text:span text:style-name="T41">-&gt;</text:span><text:span text:style-name="T22">validate()) {</text:span></text:p>
      <text:p text:style-name="P17"><text:s text:c="12"/><text:span text:style-name="T65">return</text:span><text:span text:style-name="T62"> $this</text:span><text:span text:style-name="T65">-&gt;</text:span><text:span text:style-name="T62">render(</text:span><text:span text:style-name="T78">'entry-confirm'</text:span><text:span text:style-name="T62">, [</text:span><text:span text:style-name="T78">'model'</text:span><text:span text:style-name="T62"> </text:span><text:span text:style-name="T65">=&gt;</text:span><text:span text:style-name="T62"> $model]);</text:span></text:p>
      <text:p text:style-name="P17"><text:s text:c="8"/><text:span text:style-name="T62">} </text:span><text:span text:style-name="T65">else</text:span><text:span text:style-name="T62"> {</text:span></text:p>
      <text:p text:style-name="P17"><text:s text:c="12"/><text:span text:style-name="T65">return</text:span><text:span text:style-name="T62"> $this</text:span><text:span text:style-name="T65">-&gt;</text:span><text:span text:style-name="T62">render(</text:span><text:span text:style-name="T78">'entry'</text:span><text:span text:style-name="T62">, [</text:span><text:span text:style-name="T78">'model'</text:span><text:span text:style-name="T62"> </text:span><text:span text:style-name="T65">=&gt;</text:span><text:span text:style-name="T62"> $model]);</text:span></text:p>
      <text:p text:style-name="P17"><text:s text:c="8"/><text:span text:style-name="T62">}</text:span></text:p>
      <text:p text:style-name="P17"><text:s text:c="4"/><text:span text:style-name="T62">}</text:span></text:p>
      <text:p text:style-name="P19">}</text:p>
      <text:p text:style-name="P3"><text:span text:style-name="Source_20_Text"><text:span text:style-name="T21"/></text:span></text:p>
      <text:p text:style-name="P3"><text:span text:style-name="Source_20_Text"><text:span text:style-name="T19">В заключение, создаём два представления с именами </text:span></text:span><text:span text:style-name="Source_20_Text"><text:span text:style-name="T23">entry-confirm</text:span></text:span><text:span text:style-name="Source_20_Text"><text:span text:style-name="T32"> </text:span></text:span><text:span text:style-name="Source_20_Text"><text:span text:style-name="T19">и </text:span></text:span><text:span text:style-name="Source_20_Text"><text:span text:style-name="T23">entry</text:span></text:span><text:span text:style-name="Source_20_Text"><text:span text:style-name="T7"> </text:span></text:span></text:p>
      <text:p text:style-name="P22"><text:span text:style-name="Source_20_Text"><text:span text:style-name="T23">&lt;?php</text:span></text:span></text:p>
      <text:p text:style-name="P19"><text:span text:style-name="T64">use</text:span> <text:span text:style-name="T74">yii\helpers\Html</text:span>;</text:p>
      <text:p text:style-name="P19">?&gt;</text:p>
      <text:p text:style-name="P19">&lt;<text:span text:style-name="T81">p</text:span>&gt;Вы ввели следующую информацию:&lt;/<text:span text:style-name="T81">p</text:span>&gt;</text:p>
      <text:p text:style-name="P21"><text:span text:style-name="T22">&lt;</text:span><text:span text:style-name="T49">ul</text:span><text:span text:style-name="T22">&gt;</text:span></text:p>
      <text:p text:style-name="P17"><text:s text:c="4"/><text:span text:style-name="T62">&lt;</text:span><text:span text:style-name="T82">li</text:span><text:span text:style-name="T62">&gt;&lt;</text:span><text:span text:style-name="T82">label</text:span><text:span text:style-name="T62">&gt;Name&lt;/</text:span><text:span text:style-name="T82">label</text:span><text:span text:style-name="T62">&gt;: &lt;?= </text:span><text:span text:style-name="T75">Html</text:span><text:span text:style-name="T65">::</text:span><text:span text:style-name="T62">encode($model</text:span><text:span text:style-name="T65">-&gt;</text:span><text:span text:style-name="T62">name) ?&gt;&lt;/</text:span><text:span text:style-name="T82">li</text:span><text:span text:style-name="T62">&gt;</text:span></text:p>
      <text:p text:style-name="P17"><text:s text:c="4"/><text:span text:style-name="T62">&lt;</text:span><text:span text:style-name="T82">li</text:span><text:span text:style-name="T62">&gt;&lt;</text:span><text:span text:style-name="T82">label</text:span><text:span text:style-name="T62">&gt;Email&lt;/</text:span><text:span text:style-name="T82">label</text:span><text:span text:style-name="T62">&gt;: &lt;?= </text:span><text:span text:style-name="T75">Html</text:span><text:span text:style-name="T65">::</text:span><text:span text:style-name="T62">encode($model</text:span><text:span text:style-name="T65">-&gt;</text:span><text:span text:style-name="T62">email) ?&gt;&lt;/</text:span><text:span text:style-name="T82">li</text:span><text:span text:style-name="T62">&gt;</text:span></text:p>
      <text:p text:style-name="P19">&lt;/<text:span text:style-name="T81">ul</text:span>&gt;</text:p>
      <text:p text:style-name="P3"><text:span text:style-name="Source_20_Text"><text:span text:style-name="T2"/></text:span></text:p>
      <text:p text:style-name="P3"><text:soft-page-break/><text:span text:style-name="Source_20_Text"><text:span text:style-name="T19">Представление </text:span></text:span><text:span text:style-name="Source_20_Text"><text:span text:style-name="T23">entry</text:span></text:span><text:span text:style-name="Source_20_Text"><text:span text:style-name="T32"> </text:span></text:span><text:span text:style-name="Source_20_Text"><text:span text:style-name="T19">отображает HTML форму</text:span></text:span><text:span text:style-name="Source_20_Text"><text:span text:style-name="T7"> </text:span></text:span></text:p>
      <text:p text:style-name="P22"><text:span text:style-name="Source_20_Text"><text:span text:style-name="T23">&lt;?php</text:span></text:span></text:p>
      <text:p text:style-name="P19"><text:span text:style-name="T64">use</text:span> <text:span text:style-name="T74">yii\helpers\Html</text:span>;</text:p>
      <text:p text:style-name="P19"><text:span text:style-name="T64">use</text:span> <text:span text:style-name="T74">yii\widgets\ActiveForm</text:span>;</text:p>
      <text:p text:style-name="P19">?&gt;</text:p>
      <text:p text:style-name="P19">&lt;?php $form <text:span text:style-name="T64">=</text:span> <text:span text:style-name="T74">ActiveForm</text:span><text:span text:style-name="T64">::</text:span>begin(); ?&gt;</text:p>
      <text:p text:style-name="P21"><text:span text:style-name="T29"><text:s text:c="4"/></text:span><text:span text:style-name="T22">&lt;?= $form</text:span><text:span text:style-name="T41">-&gt;</text:span><text:span text:style-name="T22">field($model, </text:span><text:span text:style-name="T47">'name'</text:span><text:span text:style-name="T22">) ?&gt;</text:span></text:p>
      <text:p text:style-name="P21"><text:span text:style-name="T29"><text:s text:c="4"/></text:span><text:span text:style-name="T22">&lt;?= $form</text:span><text:span text:style-name="T41">-&gt;</text:span><text:span text:style-name="T22">field($model, </text:span><text:span text:style-name="T47">'email'</text:span><text:span text:style-name="T22">) ?&gt;</text:span></text:p>
      <text:p text:style-name="P21"><text:span text:style-name="T29"><text:s text:c="4"/></text:span><text:span text:style-name="T22">&lt;</text:span><text:span text:style-name="T49">div</text:span><text:span text:style-name="T22"> </text:span><text:span text:style-name="T43">class</text:span><text:span text:style-name="T22">=</text:span><text:span text:style-name="T47">"form-group"</text:span><text:span text:style-name="T22">&gt;</text:span></text:p>
      <text:p text:style-name="P17"><text:s text:c="8"/><text:span text:style-name="T62">&lt;?= </text:span><text:span text:style-name="T75">Html</text:span><text:span text:style-name="T65">::</text:span><text:span text:style-name="T62">submitButton(</text:span><text:span text:style-name="T78">'Отправить'</text:span><text:span text:style-name="T62">, [</text:span><text:span text:style-name="T78">'class'</text:span><text:span text:style-name="T62"> </text:span><text:span text:style-name="T65">=&gt;</text:span><text:span text:style-name="T62"> </text:span><text:span text:style-name="T78">'btn btn-primary'</text:span><text:span text:style-name="T62">]) ?&gt;</text:span></text:p>
      <text:p text:style-name="P17"><text:s text:c="4"/><text:span text:style-name="T62">&lt;/</text:span><text:span text:style-name="T82">div</text:span><text:span text:style-name="T62">&gt;</text:span></text:p>
      <text:p text:style-name="P21"><text:span text:style-name="T22">&lt;?php </text:span><text:span text:style-name="T45">ActiveForm</text:span><text:span text:style-name="T41">::</text:span><text:span text:style-name="T22">end(); ?&gt;</text:span></text:p>
      <text:p text:style-name="P3"><text:span text:style-name="Source_20_Text"><text:span text:style-name="T34"/></text:span></text:p>
      <text:p text:style-name="P3"><text:span text:style-name="Source_20_Text"><text:span text:style-name="T19">Чтобы увидеть всё созданное в работе, откройте в браузере следующий URL:</text:span></text:span></text:p>
      <text:p text:style-name="P16"><text:span text:style-name="Source_20_Text"><text:span text:style-name="T26">http://localhost/basic/web/index.php?r=site%2Fentry</text:span></text:span></text:p>
      <text:p text:style-name="P9"><text:span text:style-name="Source_20_Text"><text:span text:style-name="T17"/></text:span></text:p>
      <text:h text:style-name="P2" text:outline-level="1"><text:span text:style-name="Source_20_Text"><text:span text:style-name="T16">Работа с базами данных</text:span></text:span></text:h>
      <text:p text:style-name="P3"><text:span text:style-name="Source_20_Text"><text:span text:style-name="T19">Откройте файл </text:span></text:span><text:span text:style-name="Source_20_Text"><text:span text:style-name="T23">config/db.php</text:span></text:span><text:span text:style-name="Source_20_Text"><text:span text:style-name="T32"> </text:span></text:span><text:span text:style-name="Source_20_Text"><text:span text:style-name="T19">и измените параметры на верные для вашей базы данных. </text:span></text:span><text:span text:style-name="Source_20_Text"><text:span text:style-name="T7"> </text:span></text:span></text:p>
      <text:p text:style-name="P22"><text:span text:style-name="Source_20_Text"><text:span text:style-name="T42">return</text:span></text:span><text:span text:style-name="Source_20_Text"><text:span text:style-name="T23"> [</text:span></text:span></text:p>
      <text:p text:style-name="P17"><text:s text:c="4"/><text:span text:style-name="T78">'class'</text:span><text:span text:style-name="T62"> </text:span><text:span text:style-name="T65">=&gt;</text:span><text:span text:style-name="T62"> </text:span><text:span text:style-name="T78">'yii\db\Connection'</text:span><text:span text:style-name="T62">,</text:span></text:p>
      <text:p text:style-name="P17"><text:s text:c="4"/><text:span text:style-name="T78">'dsn'</text:span><text:span text:style-name="T62"> </text:span><text:span text:style-name="T65">=&gt;</text:span><text:span text:style-name="T62"> </text:span><text:span text:style-name="T78">'mysql:host=localhost;dbname=yii2basic'</text:span><text:span text:style-name="T62">,</text:span></text:p>
      <text:p text:style-name="P17"><text:s text:c="4"/><text:span text:style-name="T78">'username'</text:span><text:span text:style-name="T62"> </text:span><text:span text:style-name="T65">=&gt;</text:span><text:span text:style-name="T62"> </text:span><text:span text:style-name="T78">'root'</text:span><text:span text:style-name="T62">,</text:span></text:p>
      <text:p text:style-name="P17"><text:s text:c="4"/><text:span text:style-name="T78">'password'</text:span><text:span text:style-name="T62"> </text:span><text:span text:style-name="T65">=&gt;</text:span><text:span text:style-name="T62"> </text:span><text:span text:style-name="T78">''</text:span><text:span text:style-name="T62">,</text:span></text:p>
      <text:p text:style-name="P17"><text:s text:c="4"/><text:span text:style-name="T78">'charset'</text:span><text:span text:style-name="T62"> </text:span><text:span text:style-name="T65">=&gt;</text:span><text:span text:style-name="T62"> </text:span><text:span text:style-name="T78">'utf8'</text:span><text:span text:style-name="T62">,</text:span></text:p>
      <text:p text:style-name="P19">];</text:p>
      <text:p text:style-name="P3"><text:span text:style-name="T18">Создайте класс - потомок </text:span><text:a xlink:type="simple" xlink:href="https://github.com/yiisoft/yii2/blob/master/docs/guide-ru/db-active-record.md" text:style-name="Internet_20_link" text:visited-style-name="Visited_20_Internet_20_Link"><text:span text:style-name="T38">Active Record</text:span></text:a><text:span text:style-name="T18">, под названием </text:span><text:span text:style-name="Source_20_Text"><text:span text:style-name="T22">Country</text:span></text:span><text:span text:style-name="T18">, и сохраните его в файле </text:span><text:span text:style-name="Source_20_Text"><text:span text:style-name="T22">models/Country.php</text:span></text:span> </text:p>
      <text:p text:style-name="P22"><text:span text:style-name="Source_20_Text"><text:span text:style-name="T42">namespace</text:span></text:span><text:span text:style-name="Source_20_Text"><text:span text:style-name="T23"> </text:span></text:span><text:span text:style-name="Source_20_Text"><text:span text:style-name="T44">app\models</text:span></text:span><text:span text:style-name="Source_20_Text"><text:span text:style-name="T23">;</text:span></text:span></text:p>
      <text:p text:style-name="P21"><text:span text:style-name="T41">use</text:span><text:span text:style-name="T22"> </text:span><text:span text:style-name="T45">yii\db\ActiveRecord</text:span><text:span text:style-name="T22">;</text:span></text:p>
      <text:p text:style-name="P21"><text:span text:style-name="T41">class</text:span><text:span text:style-name="T22"> </text:span><text:span text:style-name="T43">Country</text:span><text:span text:style-name="T22"> </text:span><text:span text:style-name="T41">extends</text:span><text:span text:style-name="T22"> </text:span><text:span text:style-name="T43">ActiveRecord</text:span></text:p>
      <text:p text:style-name="P19">{</text:p>
      <text:p text:style-name="P19">}</text:p>
      <text:p text:style-name="P3"><text:span text:style-name="Source_20_Text"><text:span text:style-name="T21"/></text:span></text:p>
      <text:p text:style-name="P3"><text:span text:style-name="Source_20_Text"><text:span text:style-name="T19">создайте действие в котором опишите вызов данных из таблицы базы данных</text:span></text:span></text:p>
      <text:p text:style-name="P23"><text:span text:style-name="Source_20_Text"><text:span text:style-name="T66">namespace</text:span></text:span><text:span text:style-name="Source_20_Text"><text:span text:style-name="T63"> </text:span></text:span><text:span text:style-name="Source_20_Text"><text:span text:style-name="T71">app\controllers</text:span></text:span><text:span text:style-name="Source_20_Text"><text:span text:style-name="T63">;</text:span></text:span></text:p>
      <text:p text:style-name="P21"/>
      <text:p text:style-name="P19"><text:span text:style-name="T64">use</text:span> <text:span text:style-name="T74">yii\web\Controller</text:span>;</text:p>
      <text:p text:style-name="P19"><text:span text:style-name="T64">use</text:span> <text:span text:style-name="T74">yii\data\Pagination</text:span>;</text:p>
      <text:p text:style-name="P19"><text:span text:style-name="T64">use</text:span> <text:span text:style-name="T74">app\models\Country</text:span>;</text:p>
      <text:p text:style-name="P21"/>
      <text:p text:style-name="P19"><text:span text:style-name="T64">class</text:span> <text:span text:style-name="T69">SiteController</text:span> <text:span text:style-name="T64">extends</text:span> <text:span text:style-name="T69">Controller</text:span></text:p>
      <text:p text:style-name="P19">{</text:p>
      <text:p text:style-name="P17"><text:s text:c="4"/><text:span text:style-name="T65">public</text:span><text:span text:style-name="T62"> </text:span><text:span text:style-name="T65">function</text:span><text:span text:style-name="T62"> </text:span><text:span text:style-name="T70">action</text:span><text:span text:style-name="T70">Test</text:span><text:span text:style-name="T62">()</text:span></text:p>
      <text:p text:style-name="P17"><text:s text:c="4"/><text:span text:style-name="T62">{</text:span></text:p>
      <text:p text:style-name="P17"><text:s text:c="8"/><text:span text:style-name="T62">$query </text:span><text:span text:style-name="T65">=</text:span><text:span text:style-name="T62"> </text:span><text:span text:style-name="T75">Country</text:span><text:span text:style-name="T65">::</text:span><text:span text:style-name="T62">find();</text:span></text:p>
      <text:p text:style-name="P21"/>
      <text:p text:style-name="P17"><text:soft-page-break/><text:s text:c="8"/><text:span text:style-name="T62">$pagination </text:span><text:span text:style-name="T65">=</text:span><text:span text:style-name="T62"> </text:span><text:span text:style-name="T65">new</text:span><text:span text:style-name="T62"> </text:span><text:span text:style-name="T75">Pagination</text:span><text:span text:style-name="T62">([</text:span></text:p>
      <text:p text:style-name="P17"><text:s text:c="12"/><text:span text:style-name="T78">'defaultPageSize'</text:span><text:span text:style-name="T62"> </text:span><text:span text:style-name="T65">=&gt;</text:span><text:span text:style-name="T62"> </text:span><text:span text:style-name="T75">5</text:span><text:span text:style-name="T62">,</text:span></text:p>
      <text:p text:style-name="P17"><text:s text:c="12"/><text:span text:style-name="T78">'totalCount'</text:span><text:span text:style-name="T62"> </text:span><text:span text:style-name="T65">=&gt;</text:span><text:span text:style-name="T62"> $query</text:span><text:span text:style-name="T65">-&gt;</text:span><text:span text:style-name="T62">count(),</text:span></text:p>
      <text:p text:style-name="P17"><text:s text:c="8"/><text:span text:style-name="T62">]);</text:span></text:p>
      <text:p text:style-name="P21"/>
      <text:p text:style-name="P17"><text:s text:c="8"/><text:span text:style-name="T62">$countries </text:span><text:span text:style-name="T65">=</text:span><text:span text:style-name="T62"> $query</text:span><text:span text:style-name="T65">-&gt;</text:span><text:span text:style-name="T62">orderBy(</text:span><text:span text:style-name="T78">'name'</text:span><text:span text:style-name="T62">)</text:span></text:p>
      <text:p text:style-name="P17"><text:s text:c="12"/><text:span text:style-name="T65">-&gt;</text:span><text:span text:style-name="T62">offset($pagination</text:span><text:span text:style-name="T65">-&gt;</text:span><text:span text:style-name="T62">offset)</text:span></text:p>
      <text:p text:style-name="P17"><text:s text:c="12"/><text:span text:style-name="T65">-&gt;</text:span><text:span text:style-name="T62">limit($pagination</text:span><text:span text:style-name="T65">-&gt;</text:span><text:span text:style-name="T62">limit)</text:span></text:p>
      <text:p text:style-name="P17"><text:s text:c="12"/><text:span text:style-name="T65">-&gt;</text:span><text:span text:style-name="T62">all();</text:span></text:p>
      <text:p text:style-name="P21"/>
      <text:p text:style-name="P17"><text:s text:c="8"/><text:span text:style-name="T65">return</text:span><text:span text:style-name="T62"> $this</text:span><text:span text:style-name="T65">-&gt;</text:span><text:span text:style-name="T62">render(</text:span><text:span text:style-name="T78">'index'</text:span><text:span text:style-name="T62">, [</text:span></text:p>
      <text:p text:style-name="P17"><text:s text:c="12"/><text:span text:style-name="T78">'countries'</text:span><text:span text:style-name="T62"> </text:span><text:span text:style-name="T65">=&gt;</text:span><text:span text:style-name="T62"> $countries,</text:span></text:p>
      <text:p text:style-name="P17"><text:s text:c="12"/><text:span text:style-name="T78">'pagination'</text:span><text:span text:style-name="T62"> </text:span><text:span text:style-name="T65">=&gt;</text:span><text:span text:style-name="T62"> $pagination,</text:span></text:p>
      <text:p text:style-name="P17"><text:s text:c="8"/><text:span text:style-name="T62">]);</text:span></text:p>
      <text:p text:style-name="P17"><text:s text:c="4"/><text:span text:style-name="T62">}</text:span></text:p>
      <text:p text:style-name="P19">}</text:p>
      <text:p text:style-name="P12"><text:span text:style-name="Source_20_Text"><text:span text:style-name="T27"/></text:span></text:p>
      <text:p text:style-name="P10"><text:span text:style-name="Source_20_Text"><text:span text:style-name="T61">создайте вид который отобразит данные в пагинаторе</text:span></text:span></text:p>
      <text:p text:style-name="P23"><text:span text:style-name="Source_20_Text"><text:span text:style-name="T63">&lt;?php</text:span></text:span></text:p>
      <text:p text:style-name="P19"><text:span text:style-name="T64">use</text:span> <text:span text:style-name="T74">yii\helpers\Html</text:span>;</text:p>
      <text:p text:style-name="P19"><text:span text:style-name="T64">use</text:span> <text:span text:style-name="T74">yii\widgets\LinkPager</text:span>;</text:p>
      <text:p text:style-name="P19">?&gt;</text:p>
      <text:p text:style-name="P19">&lt;<text:span text:style-name="T81">h1</text:span>&gt;Countries&lt;/<text:span text:style-name="T81">h1</text:span>&gt;</text:p>
      <text:p text:style-name="P19">&lt;<text:span text:style-name="T81">ul</text:span>&gt;</text:p>
      <text:p text:style-name="P19">&lt;?php <text:span text:style-name="T64">foreach</text:span> ($countries <text:span text:style-name="T64">as</text:span> $country): ?&gt;</text:p>
      <text:p text:style-name="P17"><text:s text:c="4"/><text:span text:style-name="T62">&lt;</text:span><text:span text:style-name="T82">li</text:span><text:span text:style-name="T62">&gt;</text:span></text:p>
      <text:p text:style-name="P17"><text:s text:c="8"/><text:span text:style-name="T62">&lt;?= </text:span><text:span text:style-name="T75">Html</text:span><text:span text:style-name="T65">::</text:span><text:span text:style-name="T62">encode(</text:span><text:span text:style-name="T78">"{</text:span><text:span text:style-name="T62">$country</text:span><text:span text:style-name="T65">-&gt;</text:span><text:span text:style-name="T62">name</text:span><text:span text:style-name="T78">} ({</text:span><text:span text:style-name="T62">$country</text:span><text:span text:style-name="T65">-&gt;</text:span><text:span text:style-name="T62">code</text:span><text:span text:style-name="T78">})"</text:span><text:span text:style-name="T62">) ?&gt;:</text:span></text:p>
      <text:p text:style-name="P17"><text:s text:c="8"/><text:span text:style-name="T62">&lt;?= $country</text:span><text:span text:style-name="T65">-&gt;</text:span><text:span text:style-name="T62">population ?&gt;</text:span></text:p>
      <text:p text:style-name="P17"><text:s text:c="4"/><text:span text:style-name="T62">&lt;/</text:span><text:span text:style-name="T82">li</text:span><text:span text:style-name="T62">&gt;</text:span></text:p>
      <text:p text:style-name="P19">&lt;?php <text:span text:style-name="T64">endforeach</text:span>; ?&gt;</text:p>
      <text:p text:style-name="P19">&lt;/<text:span text:style-name="T81">ul</text:span>&gt;</text:p>
      <text:p text:style-name="P21"/>
      <text:p text:style-name="P19">&lt;?= <text:span text:style-name="T74">LinkPager</text:span><text:span text:style-name="T64">::</text:span>widget([<text:span text:style-name="T77">'pagination'</text:span> <text:span text:style-name="T64">=&gt;</text:span> $pagination]) ?&gt;</text:p>
      <text:p text:style-name="P13"><text:span text:style-name="Source_20_Text"><text:span text:style-name="T12"/></text:span></text:p>
      <text:h text:style-name="P2" text:outline-level="1"><text:span text:style-name="Source_20_Text"><text:span text:style-name="T16">Генерация кода при помощи Gii</text:span></text:span></text:h>
      <text:p text:style-name="P6"><text:a xlink:type="simple" xlink:href="https://github.com/yiisoft/yii2-gii/blob/master/docs/guide-ru/README.md" text:style-name="Internet_20_link" text:visited-style-name="Visited_20_Internet_20_Link"><text:span text:style-name="Source_20_Text"><text:span text:style-name="T40">Gii</text:span></text:span></text:a><text:span text:style-name="Source_20_Text"><text:span text:style-name="T31"> </text:span></text:span><text:span text:style-name="Source_20_Text"><text:span text:style-name="T20">представлен в Yii как </text:span></text:span><text:a xlink:type="simple" xlink:href="https://github.com/yiisoft/yii2/blob/master/docs/guide-ru/structure-modules.md" text:style-name="Internet_20_link" text:visited-style-name="Visited_20_Internet_20_Link"><text:span text:style-name="Source_20_Text"><text:span text:style-name="T40">модуль</text:span></text:span></text:a><text:span text:style-name="Source_20_Text"><text:span text:style-name="T20">. </text:span></text:span><text:span text:style-name="Source_20_Text"><text:span text:style-name="T2"> </text:span></text:span></text:p>
      <text:p text:style-name="P3"><text:span text:style-name="Source_20_Text"><text:span text:style-name="T19">Если вы посмотрите </text:span></text:span><text:a xlink:type="simple" xlink:href="https://github.com/yiisoft/yii2/blob/master/docs/guide-ru/structure-entry-scripts.md" text:style-name="Internet_20_link" text:visited-style-name="Visited_20_Internet_20_Link"><text:span text:style-name="Source_20_Text"><text:span text:style-name="T39">входной скрипт</text:span></text:span></text:a><text:span text:style-name="Source_20_Text"><text:span text:style-name="T32"> </text:span></text:span><text:span text:style-name="Source_20_Text"><text:span text:style-name="T23">web/index.php</text:span></text:span><text:span text:style-name="Source_20_Text"><text:span text:style-name="T32"> </text:span></text:span><text:span text:style-name="Source_20_Text"><text:span text:style-name="T19">вашего приложения, вы увидите следующую строку, устанавливающую константу </text:span></text:span><text:span text:style-name="Source_20_Text"><text:span text:style-name="T23">YII_ENV_DEV</text:span></text:span><text:span text:style-name="Source_20_Text"><text:span text:style-name="T32"> </text:span></text:span><text:span text:style-name="Source_20_Text"><text:span text:style-name="T19">в значение </text:span></text:span><text:span text:style-name="Source_20_Text"><text:span text:style-name="T23">true</text:span></text:span><text:span text:style-name="Source_20_Text"><text:span text:style-name="T19">.</text:span></text:span><text:span text:style-name="Source_20_Text"><text:span text:style-name="T7"> </text:span></text:span></text:p>
      <text:p text:style-name="P22"><text:span text:style-name="Source_20_Text"><text:span text:style-name="T46">defined</text:span></text:span><text:span text:style-name="Source_20_Text"><text:span text:style-name="T23">(</text:span></text:span><text:span text:style-name="Source_20_Text"><text:span text:style-name="T48">'YII_ENV'</text:span></text:span><text:span text:style-name="Source_20_Text"><text:span text:style-name="T23">) </text:span></text:span><text:span text:style-name="Source_20_Text"><text:span text:style-name="T42">or</text:span></text:span><text:span text:style-name="Source_20_Text"><text:span text:style-name="T23"> </text:span></text:span><text:span text:style-name="Source_20_Text"><text:span text:style-name="T46">define</text:span></text:span><text:span text:style-name="Source_20_Text"><text:span text:style-name="T23">(</text:span></text:span><text:span text:style-name="Source_20_Text"><text:span text:style-name="T48">'YII_ENV'</text:span></text:span><text:span text:style-name="Source_20_Text"><text:span text:style-name="T23">, </text:span></text:span><text:span text:style-name="Source_20_Text"><text:span text:style-name="T48">'dev'</text:span></text:span><text:span text:style-name="Source_20_Text"><text:span text:style-name="T23">);</text:span></text:span></text:p>
      <text:p text:style-name="P14"><text:span text:style-name="Source_20_Text"><text:span text:style-name="T27"/></text:span></text:p>
      <text:p text:style-name="P3"><text:span text:style-name="Source_20_Text"><text:span text:style-name="T19">Благодаря этой строке ваше приложение находится в режиме разработки, и Gii уже активирован в соответствии с описанной выше конфигурацией. Теперь вы можете получить доступ к Gii по следующему адресу:</text:span></text:span><text:span text:style-name="Source_20_Text"><text:span text:style-name="T7"> </text:span></text:span></text:p>
      <text:p text:style-name="P22"><text:span text:style-name="Source_20_Text"><text:span text:style-name="T25">http://hostname/index.php?r=gii</text:span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h text:style-name="P8" text:outline-level="2"><text:soft-page-break/><text:span text:style-name="Source_20_Text"><text:span text:style-name="T13">Входные скрипты</text:span></text:span></text:h>
      <text:p text:style-name="P5">Объявление констант</text:p>
      <text:p text:style-name="P11"><text:span text:style-name="T83">YII_DEBUG:</text:span> указывает работает ли приложение в отладочном режиме. </text:p>
      <text:p text:style-name="P25">По умолчанию значение <text:span text:style-name="T83">YII_DEBUG</text:span> равно false</text:p>
      <text:p text:style-name="P3"><text:span text:style-name="T83">YII_ENV:</text:span> указывает в каком окружении запущено приложение. </text:p>
      <text:p text:style-name="P25">По умолчанию значение <text:span text:style-name="T83">YII_ENV</text:span> равно 'prod', приложение запущено в производственном режиме;</text:p>
      <text:p text:style-name="P3"><text:span text:style-name="T83">YII_ENABLE_ERROR_HANDLER: </text:span>указывает нужно ли включать обработчик ошибок.</text:p>
      <text:p text:style-name="P25">По умолчанию значение равно true.</text:p>
      <text:p text:style-name="P3"><text:span text:style-name="Source_20_Text"><text:span text:style-name="T2"/></text:span></text:p>
      <text:p text:style-name="P3"><text:span text:style-name="Source_20_Text"><text:span text:style-name="T7">При определении константы, обычно используем следующий код</text:span></text:span></text:p>
      <text:p text:style-name="P22"><text:span text:style-name="Source_20_Text"><text:span text:style-name="T46">defined</text:span></text:span><text:span text:style-name="Source_20_Text"><text:span text:style-name="T23">(</text:span></text:span><text:span text:style-name="Source_20_Text"><text:span text:style-name="T48">'YII_DEBUG'</text:span></text:span><text:span text:style-name="Source_20_Text"><text:span text:style-name="T23">) </text:span></text:span><text:span text:style-name="Source_20_Text"><text:span text:style-name="T42">or</text:span></text:span><text:span text:style-name="Source_20_Text"><text:span text:style-name="T23"> </text:span></text:span><text:span text:style-name="Source_20_Text"><text:span text:style-name="T46">define</text:span></text:span><text:span text:style-name="Source_20_Text"><text:span text:style-name="T23">(</text:span></text:span><text:span text:style-name="Source_20_Text"><text:span text:style-name="T48">'YII_DEBUG'</text:span></text:span><text:span text:style-name="Source_20_Text"><text:span text:style-name="T23">, </text:span></text:span><text:span text:style-name="Source_20_Text"><text:span text:style-name="T46">true</text:span></text:span><text:span text:style-name="Source_20_Text"><text:span text:style-name="T23">);</text:span></text:span></text:p>
      <text:p text:style-name="P9"><text:span text:style-name="Source_20_Text"><text:span text:style-name="T12"/></text:span></text:p>
      <text:h text:style-name="P8" text:outline-level="2"><text:span text:style-name="Source_20_Text"><text:span text:style-name="T14">Приложение</text:span></text:span></text:h>
      <text:p text:style-name="P6"><text:span text:style-name="Source_20_Text"><text:span text:style-name="T3">Созданное приложение доступно глобально <text:s/></text:span></text:span><text:span text:style-name="Source_20_Text"><text:span text:style-name="T35">Yii::$app</text:span></text:span><text:span text:style-name="Source_20_Text"><text:span text:style-name="T4"> </text:span></text:span></text:p>
      <text:p text:style-name="P3"><text:span text:style-name="Source_20_Text"><text:span text:style-name="T10">Обязательные свойства приложения:</text:span></text:span></text:p>
      <text:p text:style-name="P25"><text:span text:style-name="Source_20_Text"><text:span text:style-name="T50">[[yii\base\Application::id|</text:span></text:span><text:span text:style-name="Source_20_Text"><text:span text:style-name="T51">id</text:span></text:span><text:span text:style-name="Source_20_Text"><text:span text:style-name="T50">]]</text:span></text:span><text:span text:style-name="Source_20_Text"><text:span text:style-name="T7"> - это уникальный индекс приложения</text:span></text:span></text:p>
      <text:p text:style-name="P25"><text:span text:style-name="Source_20_Text"><text:span text:style-name="T50">[[yii\base\Application::basePath|</text:span></text:span><text:span text:style-name="Source_20_Text"><text:span text:style-name="T51">basePath</text:span></text:span><text:span text:style-name="Source_20_Text"><text:span text:style-name="T50">]]</text:span></text:span><text:span text:style-name="Source_20_Text"><text:span text:style-name="T7"> - указывает на корневую</text:span></text:span></text:p>
      <text:p text:style-name="P32"><text:span text:style-name="Source_20_Text"><text:span text:style-name="T7">директорию приложения</text:span></text:span></text:p>
      <text:p text:style-name="P3"><text:span text:style-name="Source_20_Text"><text:span text:style-name="T8">Важные свойства:</text:span></text:span></text:p>
      <text:p text:style-name="P25"><text:span text:style-name="Source_20_Text"><text:span text:style-name="T50">[[yii\base\Application::aliases|</text:span></text:span><text:span text:style-name="Source_20_Text"><text:span text:style-name="T51">aliases</text:span></text:span><text:span text:style-name="Source_20_Text"><text:span text:style-name="T50">]]</text:span></text:span><text:span text:style-name="Source_20_Text"><text:span text:style-name="T7"> - позволяет настроить вам</text:span></text:span></text:p>
      <text:p text:style-name="P32"><text:span text:style-name="Source_20_Text"><text:span text:style-name="T7">множество псевдонимов в рамках массива</text:span></text:span></text:p>
      <text:p text:style-name="P28"><text:span text:style-name="Source_20_Text"><text:span text:style-name="T27">[</text:span></text:span></text:p>
      <text:p text:style-name="P29"><text:s text:c="4"/><text:span text:style-name="T78">'aliases'</text:span><text:span text:style-name="T62"> </text:span><text:span text:style-name="T65">=&gt;</text:span><text:span text:style-name="T62"> [</text:span></text:p>
      <text:p text:style-name="P29"><text:s text:c="8"/><text:span text:style-name="T78">'@name1'</text:span><text:span text:style-name="T62"> </text:span><text:span text:style-name="T65">=&gt;</text:span><text:span text:style-name="T62"> </text:span><text:span text:style-name="T78">'path/to/path1'</text:span><text:span text:style-name="T62">,</text:span></text:p>
      <text:p text:style-name="P29"><text:s text:c="8"/><text:span text:style-name="T78">'@name2'</text:span><text:span text:style-name="T62"> </text:span><text:span text:style-name="T65">=&gt;</text:span><text:span text:style-name="T62"> </text:span><text:span text:style-name="T78">'path/to/path2'</text:span><text:span text:style-name="T62">,</text:span></text:p>
      <text:p text:style-name="P29"><text:s text:c="4"/><text:span text:style-name="T62">],</text:span></text:p>
      <text:p text:style-name="P29">]</text:p>
      <text:p text:style-name="P29"/>
      <text:p text:style-name="P25"><text:span text:style-name="Source_20_Text"><text:span text:style-name="T50">[[yii\base\Application::bootstrap|</text:span></text:span><text:span text:style-name="Source_20_Text"><text:span text:style-name="T51">bootstrap</text:span></text:span><text:span text:style-name="Source_20_Text"><text:span text:style-name="T50">]]</text:span></text:span><text:span text:style-name="Source_20_Text"><text:span text:style-name="T7"> - позволяет указать массив</text:span></text:span></text:p>
      <text:p text:style-name="P32"><text:span text:style-name="Source_20_Text"><text:span text:style-name="T7">компонентов, которые должны быть загружен при старте приложения</text:span></text:span></text:p>
      <text:p text:style-name="P25"><text:span text:style-name="Source_20_Text"><text:span text:style-name="T50">[[yii\web\Application::catchAll|</text:span></text:span><text:span text:style-name="Source_20_Text"><text:span text:style-name="T51">catchAll</text:span></text:span><text:span text:style-name="Source_20_Text"><text:span text:style-name="T50">]]</text:span></text:span><text:span text:style-name="Source_20_Text"><text:span text:style-name="T7"> - указывает действие</text:span></text:span></text:p>
      <text:p text:style-name="P32"><text:span text:style-name="Source_20_Text"><text:span text:style-name="T7">контроллера, которое должно обрабатывать все входящие запросы от пользователя.</text:span></text:span></text:p>
      <text:p text:style-name="P28"><text:span text:style-name="Source_20_Text"><text:span text:style-name="T27">[</text:span></text:span></text:p>
      <text:p text:style-name="P29"><text:s text:c="4"/><text:span text:style-name="T78">'catchAll'</text:span><text:span text:style-name="T62"> </text:span><text:span text:style-name="T65">=&gt;</text:span><text:span text:style-name="T62"> [</text:span></text:p>
      <text:p text:style-name="P29"><text:s text:c="8"/><text:span text:style-name="T78">'offline/notice'</text:span><text:span text:style-name="T62">,</text:span></text:p>
      <text:p text:style-name="P29"><text:s text:c="8"/><text:span text:style-name="T78">'param1'</text:span><text:span text:style-name="T62"> </text:span><text:span text:style-name="T65">=&gt;</text:span><text:span text:style-name="T62"> </text:span><text:span text:style-name="T78">'value1'</text:span><text:span text:style-name="T62">,</text:span></text:p>
      <text:p text:style-name="P29"><text:s text:c="8"/><text:span text:style-name="T78">'param2'</text:span><text:span text:style-name="T62"> </text:span><text:span text:style-name="T65">=&gt;</text:span><text:span text:style-name="T62"> </text:span><text:span text:style-name="T78">'value2'</text:span><text:span text:style-name="T62">,</text:span></text:p>
      <text:p text:style-name="P29"><text:s text:c="4"/><text:span text:style-name="T62">],</text:span></text:p>
      <text:p text:style-name="P29">]</text:p>
      <text:p text:style-name="P29"/>
      <text:p text:style-name="P25"><text:soft-page-break/><text:span text:style-name="Source_20_Text"><text:span text:style-name="T50">[[yii\base\Application::components|</text:span></text:span><text:span text:style-name="Source_20_Text"><text:span text:style-name="T51">components</text:span></text:span><text:span text:style-name="Source_20_Text"><text:span text:style-name="T50">]]</text:span></text:span><text:span text:style-name="Source_20_Text"><text:span text:style-name="T7"> - позволяет </text:span></text:span></text:p>
      <text:p text:style-name="P33"><text:span text:style-name="Source_20_Text"><text:span text:style-name="T2">зарегистрировать список именованных компонентов. </text:span></text:span><text:span text:style-name="Source_20_Text"><text:span text:style-name="T28">Yii::$app-&gt;componentID</text:span></text:span><text:span text:style-name="Source_20_Text"><text:span text:style-name="T15"> </text:span></text:span></text:p>
      <text:p text:style-name="P28"><text:span text:style-name="Source_20_Text"><text:span text:style-name="T27">[</text:span></text:span></text:p>
      <text:p text:style-name="P29"><text:s text:c="4"/><text:span text:style-name="T78">'components'</text:span><text:span text:style-name="T62"> </text:span><text:span text:style-name="T65">=&gt;</text:span><text:span text:style-name="T62"> [</text:span></text:p>
      <text:p text:style-name="P29"><text:s text:c="8"/><text:span text:style-name="T78">'cache'</text:span><text:span text:style-name="T62"> </text:span><text:span text:style-name="T65">=&gt;</text:span><text:span text:style-name="T62"> [</text:span></text:p>
      <text:p text:style-name="P29"><text:s text:c="12"/><text:span text:style-name="T78">'class'</text:span><text:span text:style-name="T62"> </text:span><text:span text:style-name="T65">=&gt;</text:span><text:span text:style-name="T62"> </text:span><text:span text:style-name="T78">'yii\caching\FileCache'</text:span><text:span text:style-name="T62">,</text:span></text:p>
      <text:p text:style-name="P29"><text:s text:c="8"/><text:span text:style-name="T62">],</text:span></text:p>
      <text:p text:style-name="P29"><text:s text:c="8"/><text:span text:style-name="T78">'user'</text:span><text:span text:style-name="T62"> </text:span><text:span text:style-name="T65">=&gt;</text:span><text:span text:style-name="T62"> [</text:span></text:p>
      <text:p text:style-name="P29"><text:s text:c="12"/><text:span text:style-name="T78">'identityClass'</text:span><text:span text:style-name="T62"> </text:span><text:span text:style-name="T65">=&gt;</text:span><text:span text:style-name="T62"> </text:span><text:span text:style-name="T78">'app\models\User'</text:span><text:span text:style-name="T62">,</text:span></text:p>
      <text:p text:style-name="P29"><text:s text:c="12"/><text:span text:style-name="T78">'enableAutoLogin'</text:span><text:span text:style-name="T62"> </text:span><text:span text:style-name="T65">=&gt;</text:span><text:span text:style-name="T62"> </text:span><text:span text:style-name="T75">true</text:span><text:span text:style-name="T62">,</text:span></text:p>
      <text:p text:style-name="P29"><text:s text:c="8"/><text:span text:style-name="T62">],</text:span></text:p>
      <text:p text:style-name="P29"><text:s text:c="4"/><text:span text:style-name="T62">],</text:span></text:p>
      <text:p text:style-name="P29">]</text:p>
      <text:p text:style-name="P25"><text:span text:style-name="Source_20_Text"><text:span text:style-name="T50">[[yii\base\Application::controllerMap|</text:span></text:span><text:span text:style-name="Source_20_Text"><text:span text:style-name="T51">controllerMap</text:span></text:span><text:span text:style-name="Source_20_Text"><text:span text:style-name="T50">]]</text:span></text:span><text:span text:style-name="Source_20_Text"><text:span text:style-name="T7"> - позволяет вам </text:span></text:span></text:p>
      <text:p text:style-name="P32"><text:span text:style-name="Source_20_Text"><text:span text:style-name="T7">задавать соответствия между ID контроллера и произвольным классомконтроллера.</text:span></text:span></text:p>
      <text:p text:style-name="P28"><text:span text:style-name="Source_20_Text"><text:span text:style-name="T23">[</text:span></text:span></text:p>
      <text:p text:style-name="P28"><text:s text:c="4"/><text:span text:style-name="T78">'controllerMap'</text:span><text:span text:style-name="T62"> </text:span><text:span text:style-name="T65">=&gt;</text:span><text:span text:style-name="T62"> [</text:span></text:p>
      <text:p text:style-name="P28"><text:s text:c="8"/><text:span text:style-name="T78">'account'</text:span><text:span text:style-name="T62"> </text:span><text:span text:style-name="T65">=&gt;</text:span><text:span text:style-name="T62"> </text:span><text:span text:style-name="T78">'app\controllers\UserController'</text:span><text:span text:style-name="T62">,</text:span></text:p>
      <text:p text:style-name="P28"><text:s text:c="8"/><text:span text:style-name="T78">'article'</text:span><text:span text:style-name="T62"> </text:span><text:span text:style-name="T65">=&gt;</text:span><text:span text:style-name="T62"> [</text:span></text:p>
      <text:p text:style-name="P28"><text:s text:c="12"/><text:span text:style-name="T78">'class'</text:span><text:span text:style-name="T62"> </text:span><text:span text:style-name="T65">=&gt;</text:span><text:span text:style-name="T62"> </text:span><text:span text:style-name="T78">'app\controllers\PostController'</text:span><text:span text:style-name="T62">,</text:span></text:p>
      <text:p text:style-name="P28"><text:s text:c="12"/><text:span text:style-name="T78">'enableCsrfValidation'</text:span><text:span text:style-name="T62"> </text:span><text:span text:style-name="T65">=&gt;</text:span><text:span text:style-name="T62"> </text:span><text:span text:style-name="T75">false</text:span><text:span text:style-name="T62">,</text:span></text:p>
      <text:p text:style-name="P28"><text:s text:c="8"/><text:span text:style-name="T62">],</text:span></text:p>
      <text:p text:style-name="P28"><text:s text:c="4"/><text:span text:style-name="T62">],</text:span></text:p>
      <text:p text:style-name="P28">]</text:p>
      <text:p text:style-name="P25"><text:span text:style-name="Source_20_Text"><text:span text:style-name="T50">[[yii\base\Application::controllerNamespace|</text:span></text:span><text:span text:style-name="Source_20_Text"><text:span text:style-name="T51">controllerNamespace</text:span></text:span><text:span text:style-name="Source_20_Text"><text:span text:style-name="T50">]]</text:span></text:span><text:span text:style-name="Source_20_Text"><text:span text:style-name="T7"> - </text:span></text:span></text:p>
      <text:p text:style-name="P32"><text:span text:style-name="Source_20_Text"><text:span text:style-name="T7">указывает пространство имен, в котором по умолчанию должны находится названия классов контроллеров. </text:span></text:span><text:span text:style-name="Source_20_Text"><text:span text:style-name="T5">(п</text:span></text:span><text:span text:style-name="Source_20_Text"><text:span text:style-name="T7">о умолчанию</text:span></text:span><text:span text:style-name="Source_20_Text"><text:span text:style-name="T5"> </text:span></text:span><text:span text:style-name="Source_20_Text"><text:span text:style-name="T53">app\controllers</text:span></text:span><text:span text:style-name="Source_20_Text"><text:span text:style-name="T7">)</text:span></text:span></text:p>
      <text:p text:style-name="P25"><text:span text:style-name="Source_20_Text"><text:span text:style-name="T50">[[yii\base\Application::language|</text:span></text:span><text:span text:style-name="Source_20_Text"><text:span text:style-name="T51">language</text:span></text:span><text:span text:style-name="Source_20_Text"><text:span text:style-name="T50">]]</text:span></text:span><text:span text:style-name="Source_20_Text"><text:span text:style-name="T7"> - указывает язык</text:span></text:span></text:p>
      <text:p text:style-name="P32"><text:span text:style-name="Source_20_Text"><text:span text:style-name="T7">приложения, на котором содержимое страницы должно быть отображено </text:span></text:span><text:span text:style-name="Source_20_Text"><text:span text:style-name="T5">(для английского </text:span></text:span><text:span text:style-name="Source_20_Text"><text:span text:style-name="T7">в США</text:span></text:span><text:span text:style-name="Source_20_Text"><text:span text:style-name="T5">: </text:span></text:span><text:span text:style-name="Source_20_Text"><text:span text:style-name="T53">en-US</text:span></text:span><text:span text:style-name="Source_20_Text"><text:span text:style-name="T5">, <text:s/></text:span></text:span><text:span text:style-name="Source_20_Text"><text:span text:style-name="T7">для русского в России </text:span></text:span><text:span text:style-name="Source_20_Text"><text:span text:style-name="T53">ru-RU</text:span></text:span><text:span text:style-name="Source_20_Text"><text:span text:style-name="T5">)</text:span></text:span></text:p>
      <text:p text:style-name="P25"><text:span text:style-name="Source_20_Text"><text:span text:style-name="T50">[[yii\base\Application::modules|</text:span></text:span><text:span text:style-name="Source_20_Text"><text:span text:style-name="T51">modules</text:span></text:span><text:span text:style-name="Source_20_Text"><text:span text:style-name="T50">]]</text:span></text:span><text:span text:style-name="Source_20_Text"><text:span text:style-name="T7"> - указывает модули, которые</text:span></text:span></text:p>
      <text:p text:style-name="P32"><text:span text:style-name="Source_20_Text"><text:span text:style-name="T7">содержаться в приложении.</text:span></text:span></text:p>
      <text:p text:style-name="P28"><text:span text:style-name="Source_20_Text"><text:span text:style-name="T23">[</text:span></text:span></text:p>
      <text:p text:style-name="P28"><text:s text:c="4"/><text:span text:style-name="T78">'modules'</text:span><text:span text:style-name="T62"> </text:span><text:span text:style-name="T65">=&gt;</text:span><text:span text:style-name="T62"> [</text:span></text:p>
      <text:p text:style-name="P28"><text:s text:c="8"/><text:span text:style-name="T78">'booking'</text:span><text:span text:style-name="T62"> </text:span><text:span text:style-name="T65">=&gt;</text:span><text:span text:style-name="T62"> </text:span><text:span text:style-name="T78">'app\modules\booking\BookingModule'</text:span><text:span text:style-name="T62">,</text:span></text:p>
      <text:p text:style-name="P28"><text:s text:c="8"/><text:span text:style-name="T78">'comment'</text:span><text:span text:style-name="T62"> </text:span><text:span text:style-name="T65">=&gt;</text:span><text:span text:style-name="T62"> [</text:span></text:p>
      <text:p text:style-name="P28"><text:s text:c="12"/><text:span text:style-name="T78">'class'</text:span><text:span text:style-name="T62"> </text:span><text:span text:style-name="T65">=&gt;</text:span><text:span text:style-name="T62"> </text:span><text:span text:style-name="T78">'app\modules\comment\CommentModule'</text:span><text:span text:style-name="T62">,</text:span></text:p>
      <text:p text:style-name="P28"><text:s text:c="12"/><text:span text:style-name="T78">'db'</text:span><text:span text:style-name="T62"> </text:span><text:span text:style-name="T65">=&gt;</text:span><text:span text:style-name="T62"> </text:span><text:span text:style-name="T78">'db'</text:span><text:span text:style-name="T62">,</text:span></text:p>
      <text:p text:style-name="P28"><text:s text:c="8"/><text:span text:style-name="T62">],</text:span></text:p>
      <text:p text:style-name="P28"><text:s text:c="4"/><text:span text:style-name="T62">],</text:span></text:p>
      <text:p text:style-name="P28">]</text:p>
      <text:p text:style-name="P25"><text:span text:style-name="Source_20_Text"><text:span text:style-name="T50">[[yii\base\Application::name|</text:span></text:span><text:span text:style-name="Source_20_Text"><text:span text:style-name="T51">name</text:span></text:span><text:span text:style-name="Source_20_Text"><text:span text:style-name="T50">]]</text:span></text:span><text:span text:style-name="Source_20_Text"><text:span text:style-name="T7"> - указывает название приложения,</text:span></text:span></text:p>
      <text:p text:style-name="P32"><text:span text:style-name="Source_20_Text"><text:span text:style-name="T7">которое может быть показано конечным пользователям</text:span></text:span></text:p>
      <text:p text:style-name="P25"><text:span text:style-name="Source_20_Text"><text:span text:style-name="T50">[[yii\base\Application::params|</text:span></text:span><text:span text:style-name="Source_20_Text"><text:span text:style-name="T51">params</text:span></text:span><text:span text:style-name="Source_20_Text"><text:span text:style-name="T50">]]</text:span></text:span><text:span text:style-name="Source_20_Text"><text:span text:style-name="T7"> - указывает массив глобально</text:span></text:span></text:p>
      <text:p text:style-name="P32"><text:span text:style-name="Source_20_Text"><text:span text:style-name="T7">доступных параметров приложения.</text:span></text:span></text:p>
      <text:p text:style-name="P28"><text:span text:style-name="Source_20_Text"><text:span text:style-name="T23">[</text:span></text:span></text:p>
      <text:p text:style-name="P28"><text:s text:c="4"/><text:span text:style-name="T78">'params'</text:span><text:span text:style-name="T62"> </text:span><text:span text:style-name="T65">=&gt;</text:span><text:span text:style-name="T62"> [</text:span> <text:span text:style-name="T78">'thumbnail.size'</text:span><text:span text:style-name="T62"> </text:span><text:span text:style-name="T65">=&gt;</text:span><text:span text:style-name="T62"> [</text:span><text:span text:style-name="T75">128</text:span><text:span text:style-name="T62">, </text:span><text:span text:style-name="T75">128</text:span><text:span text:style-name="T62">],</text:span> <text:s/><text:span text:style-name="T62">],</text:span></text:p>
      <text:p text:style-name="P28">]</text:p>
      <text:p text:style-name="P3"><text:span text:style-name="Source_20_Text"><text:span text:style-name="T12"/></text:span></text:p>
      <text:p text:style-name="P32"><text:soft-page-break/><text:span text:style-name="Source_20_Text"><text:span text:style-name="T7">Пример использования параметров</text:span></text:span></text:p>
      <text:p text:style-name="P31"><text:span text:style-name="Source_20_Text"><text:span text:style-name="T23">$size </text:span></text:span><text:span text:style-name="Source_20_Text"><text:span text:style-name="T42">=</text:span></text:span><text:span text:style-name="Source_20_Text"><text:span text:style-name="T23"> </text:span></text:span><text:span text:style-name="Source_20_Text"><text:span text:style-name="T46">\Yii</text:span></text:span><text:span text:style-name="Source_20_Text"><text:span text:style-name="T42">::</text:span></text:span><text:span text:style-name="Source_20_Text"><text:span text:style-name="T23">$app</text:span></text:span><text:span text:style-name="Source_20_Text"><text:span text:style-name="T42">-&gt;</text:span></text:span><text:span text:style-name="Source_20_Text"><text:span text:style-name="T23">params[</text:span></text:span><text:span text:style-name="Source_20_Text"><text:span text:style-name="T48">'thumbnail.size'</text:span></text:span><text:span text:style-name="Source_20_Text"><text:span text:style-name="T23">];</text:span></text:span></text:p>
      <text:p text:style-name="P30">$width <text:span text:style-name="T64">=</text:span> <text:span text:style-name="T74">\Yii</text:span><text:span text:style-name="T64">::</text:span>$app<text:span text:style-name="T64">-&gt;</text:span>params[<text:span text:style-name="T77">'thumbnail.size'</text:span>][<text:span text:style-name="T74">0</text:span>];</text:p>
      <text:p text:style-name="P25"><text:span text:style-name="Source_20_Text"><text:span text:style-name="T50">[[yii\base\Application::sourceLanguage|</text:span></text:span><text:span text:style-name="Source_20_Text"><text:span text:style-name="T51">sourceLanguage</text:span></text:span><text:span text:style-name="Source_20_Text"><text:span text:style-name="T50">]]</text:span></text:span><text:span text:style-name="Source_20_Text"><text:span text:style-name="T7"> — указывает</text:span></text:span></text:p>
      <text:p text:style-name="P32"><text:span text:style-name="Source_20_Text"><text:span text:style-name="T7">язык на котором написан код приложения. По-умолчанию 'en-US'</text:span></text:span></text:p>
      <text:p text:style-name="P25"><text:span text:style-name="Source_20_Text"><text:span text:style-name="T50">[[yii\base\Application::timeZone|</text:span></text:span><text:span text:style-name="Source_20_Text"><text:span text:style-name="T51">timeZone</text:span></text:span><text:span text:style-name="Source_20_Text"><text:span text:style-name="T50">]]</text:span></text:span><text:span text:style-name="Source_20_Text"><text:span text:style-name="T7"> — предоставляет</text:span></text:span></text:p>
      <text:p text:style-name="P32"><text:span text:style-name="Source_20_Text"><text:span text:style-name="T7">альтернативный способ установки временной зоны</text:span></text:span></text:p>
      <text:p text:style-name="P28"><text:span text:style-name="Source_20_Text"><text:span text:style-name="T23">[</text:span></text:span></text:p>
      <text:p text:style-name="P28"><text:s text:c="8"/><text:span text:style-name="T76">// Europe/Moscow для России (прим. пер.)</text:span></text:p>
      <text:p text:style-name="P28"><text:s text:c="4"/><text:span text:style-name="T78">'timeZone'</text:span><text:span text:style-name="T62"> </text:span><text:span text:style-name="T65">=&gt;</text:span><text:span text:style-name="T62"> </text:span><text:span text:style-name="T78">'America/Los_Angeles'</text:span><text:span text:style-name="T62">,</text:span></text:p>
      <text:p text:style-name="P28">]</text:p>
      <text:p text:style-name="P25"><text:span text:style-name="Source_20_Text"><text:span text:style-name="T50">[[yii\base\Application::version|</text:span></text:span><text:span text:style-name="Source_20_Text"><text:span text:style-name="T51">version</text:span></text:span><text:span text:style-name="Source_20_Text"><text:span text:style-name="T50">]]</text:span></text:span><text:span text:style-name="Source_20_Text"><text:span text:style-name="T7"> - указывает версию</text:span></text:span></text:p>
      <text:p text:style-name="P32"><text:span text:style-name="Source_20_Text"><text:span text:style-name="T7">приложения. <text:s/>(По умолчанию 1.0)</text:span></text:span></text:p>
      <text:p text:style-name="P3"><text:span text:style-name="Source_20_Text"><text:span text:style-name="T8">Полезные свойства:</text:span></text:span></text:p>
      <text:p text:style-name="P25"><text:span text:style-name="Source_20_Text"><text:span text:style-name="T50">[[yii\base\Application::charset|</text:span></text:span><text:span text:style-name="Source_20_Text"><text:span text:style-name="T51">charset</text:span></text:span><text:span text:style-name="Source_20_Text"><text:span text:style-name="T50">]]</text:span></text:span><text:span text:style-name="Source_20_Text"><text:span text:style-name="T7"> - указывает кодировку, которую использует приложение. (UTF-8)</text:span></text:span></text:p>
      <text:p text:style-name="P25"><text:span text:style-name="Source_20_Text"><text:span text:style-name="T50">[[yii\base\Application::defaultRoute|</text:span></text:span><text:span text:style-name="Source_20_Text"><text:span text:style-name="T51">defaultRoute</text:span></text:span><text:span text:style-name="Source_20_Text"><text:span text:style-name="T50">]]</text:span></text:span><text:span text:style-name="Source_20_Text"><text:span text:style-name="T7"> - казывает маршрут, который должно использовать приложение, когда он не указан во входящем запросе. </text:span></text:span></text:p>
      <text:p text:style-name="P25"><text:span text:style-name="Source_20_Text"><text:span text:style-name="T50">[[yii\base\Application::extensions|</text:span></text:span><text:span text:style-name="Source_20_Text"><text:span text:style-name="T51">extensions</text:span></text:span><text:span text:style-name="Source_20_Text"><text:span text:style-name="T50">]]</text:span></text:span><text:span text:style-name="Source_20_Text"><text:span text:style-name="T7"> - список расширений, которые установлены и используются приложением.</text:span></text:span></text:p>
      <text:p text:style-name="P25"><text:span text:style-name="Source_20_Text"><text:span text:style-name="T50">[[yii\base\Application::layout|</text:span></text:span><text:span text:style-name="Source_20_Text"><text:span text:style-name="T51">layout</text:span></text:span><text:span text:style-name="Source_20_Text"><text:span text:style-name="T50">]]</text:span></text:span><text:span text:style-name="Source_20_Text"><text:span text:style-name="T7"> - указывает имя шаблона по умолчанию, который должен быть использовать при формировании представлений.</text:span></text:span></text:p>
      <text:p text:style-name="P25"><text:span text:style-name="Source_20_Text"><text:span text:style-name="T50">[[yii\base\Application::layoutPath|</text:span></text:span><text:span text:style-name="Source_20_Text"><text:span text:style-name="T51">layoutPath</text:span></text:span><text:span text:style-name="Source_20_Text"><text:span text:style-name="T50">]]</text:span></text:span><text:span text:style-name="Source_20_Text"><text:span text:style-name="T7"> - указывает путь, по которому следует искать шаблоны.</text:span></text:span></text:p>
      <text:p text:style-name="P25"><text:span text:style-name="Source_20_Text"><text:span text:style-name="T50">[[yii\base\Application::runtimePath|</text:span></text:span><text:span text:style-name="Source_20_Text"><text:span text:style-name="T51">runtimePath</text:span></text:span><text:span text:style-name="Source_20_Text"><text:span text:style-name="T50">]]</text:span></text:span><text:span text:style-name="Source_20_Text"><text:span text:style-name="T7"> - указывает путь, по которому хранятся временные файлы</text:span></text:span></text:p>
      <text:p text:style-name="P25"><text:span text:style-name="Source_20_Text"><text:span text:style-name="T50">[[yii\base\Application::viewPath|</text:span></text:span><text:span text:style-name="Source_20_Text"><text:span text:style-name="T51">viewPath</text:span></text:span><text:span text:style-name="Source_20_Text"><text:span text:style-name="T50">]]</text:span></text:span><text:span text:style-name="Source_20_Text"><text:span text:style-name="T7"> - указывает базовую папку,где содержаться все файлы представлений.</text:span></text:span></text:p>
      <text:p text:style-name="P25"><text:span text:style-name="Source_20_Text"><text:span text:style-name="T50">[[yii\base\Application::vendorPath|</text:span></text:span><text:span text:style-name="Source_20_Text"><text:span text:style-name="T51">vendorPath</text:span></text:span><text:span text:style-name="Source_20_Text"><text:span text:style-name="T50">]]</text:span></text:span><text:span text:style-name="Source_20_Text"><text:span text:style-name="T7"> - казывает папку сторонних библиотек, которые используются и управляются Composer.</text:span></text:span></text:p>
      <text:p text:style-name="P25"><text:span text:style-name="Source_20_Text"><text:span text:style-name="T50">[[yii\console\Application::enableCoreCommands|</text:span></text:span><text:span text:style-name="Source_20_Text"><text:span text:style-name="T51">enableCoreCommands</text:span></text:span><text:span text:style-name="Source_20_Text"><text:span text:style-name="T50">]]</text:span></text:span><text:span text:style-name="Source_20_Text"><text:span text:style-name="T7"> - указывает нужно ли использовать встроенные в Yii консольные команды.</text:span></text:span></text:p>
      <text:p text:style-name="P3"><text:span text:style-name="Source_20_Text"><text:span text:style-name="T12"/></text:span></text:p>
      <text:p text:style-name="P3"><text:span text:style-name="Source_20_Text"><text:span text:style-name="T8">События приложения:</text:span></text:span></text:p>
      <text:p text:style-name="P25"><text:span text:style-name="Source_20_Text"><text:span text:style-name="T7">Назначать обработчики событий в конфигурации приложения следующим образом:</text:span></text:span></text:p>
      <text:p text:style-name="P28"><text:span text:style-name="Source_20_Text"><text:span text:style-name="T23">[</text:span></text:span></text:p>
      <text:p text:style-name="P28"><text:s text:c="4"/><text:span text:style-name="T78">'on beforeRequest'</text:span><text:span text:style-name="T62"> </text:span><text:span text:style-name="T65">=&gt;</text:span><text:span text:style-name="T62"> </text:span><text:span text:style-name="T65">function</text:span><text:span text:style-name="T62"> ($event) {</text:span></text:p>
      <text:p text:style-name="P28"><text:s text:c="8"/><text:span text:style-name="T76">// ...</text:span></text:p>
      <text:p text:style-name="P28"><text:s text:c="4"/><text:span text:style-name="T62">},</text:span></text:p>
      <text:p text:style-name="P28">]</text:p>
      <text:p text:style-name="P3"><text:span text:style-name="Source_20_Text"><text:span text:style-name="T12"/></text:span></text:p>
      <text:p text:style-name="P25"><text:soft-page-break/><text:span text:style-name="Source_20_Text"><text:span text:style-name="T7">Также вы можете назначить обработчики событий в процессе начальной загрузки приложения, сразу после того как приложение будет создано.</text:span></text:span></text:p>
      <text:p text:style-name="P28"><text:span text:style-name="Source_20_Text"><text:span text:style-name="T46">\Yii</text:span></text:span><text:span text:style-name="Source_20_Text"><text:span text:style-name="T42">::</text:span></text:span><text:span text:style-name="Source_20_Text"><text:span text:style-name="T23">$app</text:span></text:span><text:span text:style-name="Source_20_Text"><text:span text:style-name="T42">-&gt;</text:span></text:span><text:span text:style-name="Source_20_Text"><text:span text:style-name="T23">on(</text:span></text:span><text:span text:style-name="Source_20_Text"><text:span text:style-name="T46">\yii\base\Application</text:span></text:span><text:span text:style-name="Source_20_Text"><text:span text:style-name="T42">::</text:span></text:span><text:span text:style-name="Source_20_Text"><text:span text:style-name="T46">EVENT_BEFORE_REQUEST</text:span></text:span><text:span text:style-name="Source_20_Text"><text:span text:style-name="T23">, </text:span></text:span><text:span text:style-name="Source_20_Text"><text:span text:style-name="T42">function</text:span></text:span><text:span text:style-name="Source_20_Text"><text:span text:style-name="T23"> ($event) {</text:span></text:span></text:p>
      <text:p text:style-name="P28"><text:s text:c="4"/><text:span text:style-name="T76">// ...</text:span></text:p>
      <text:p text:style-name="P28">});</text:p>
      <text:p text:style-name="P25"><text:span text:style-name="Source_20_Text"><text:span text:style-name="T50">[[yii\base\Application::EVENT_BEFORE_REQUEST|EVENT_BEFORE_REQUEST]]</text:span></text:span></text:p>
      <text:p text:style-name="P32"><text:span text:style-name="Source_20_Text"><text:span text:style-name="T7">событие возникает до того как приложение начинает обрабатывать входящий запрос. </text:span></text:span><text:span text:style-name="Source_20_Text"><text:span text:style-name="T50">beforeRequest</text:span></text:span></text:p>
      <text:p text:style-name="P25"><text:span text:style-name="Source_20_Text"><text:span text:style-name="T50">[[yii\base\Application::EVENT_AFTER_REQUEST|EVENT_AFTER_REQUEST]]</text:span></text:span><text:span text:style-name="Source_20_Text"><text:span text:style-name="T7"> -</text:span></text:span></text:p>
      <text:p text:style-name="P32"><text:span text:style-name="Source_20_Text"><text:span text:style-name="T7">событие возникает после того как приложение заканчивает обработку запроса, но до того как произойдет отправка ответа. </text:span></text:span><text:span text:style-name="Source_20_Text"><text:span text:style-name="T50">afterRequest</text:span></text:span></text:p>
      <text:p text:style-name="P25"><text:span text:style-name="Source_20_Text"><text:span text:style-name="T50">[[yii\base\Application::EVENT_BEFORE_ACTION|EVENT_BEFORE_ACTION]]</text:span></text:span><text:span text:style-name="Source_20_Text"><text:span text:style-name="T7"> -</text:span></text:span></text:p>
      <text:p text:style-name="P32"><text:span text:style-name="Source_20_Text"><text:span text:style-name="T7">событие возникает до того как будет выполнено действие контроллера. </text:span></text:span><text:span text:style-name="Source_20_Text"><text:span text:style-name="T50">beforeAction</text:span></text:span></text:p>
      <text:p text:style-name="P34"><text:span text:style-name="Source_20_Text"><text:span text:style-name="T23">[</text:span></text:span></text:p>
      <text:p text:style-name="P34"><text:s text:c="4"/><text:span text:style-name="T78">'on beforeAction'</text:span><text:span text:style-name="T62"> </text:span><text:span text:style-name="T65">=&gt;</text:span><text:span text:style-name="T62"> </text:span><text:span text:style-name="T65">function</text:span><text:span text:style-name="T62"> ($event) {</text:span></text:p>
      <text:p text:style-name="P34"><text:s text:c="8"/><text:span text:style-name="T65">if</text:span><text:span text:style-name="T62"> (некоторое условие) {</text:span></text:p>
      <text:p text:style-name="P34"><text:s text:c="12"/><text:span text:style-name="T62">$event</text:span><text:span text:style-name="T65">-&gt;</text:span><text:span text:style-name="T62">isValid </text:span><text:span text:style-name="T65">=</text:span><text:span text:style-name="T62"> </text:span><text:span text:style-name="T75">false</text:span><text:span text:style-name="T62">;</text:span></text:p>
      <text:p text:style-name="P34"><text:s text:c="8"/><text:span text:style-name="T62">} </text:span><text:span text:style-name="T65">else</text:span><text:span text:style-name="T62"> {</text:span></text:p>
      <text:p text:style-name="P34"><text:s text:c="8"/><text:span text:style-name="T62">}</text:span></text:p>
      <text:p text:style-name="P34"><text:s text:c="4"/><text:span text:style-name="T62">},</text:span></text:p>
      <text:p text:style-name="P34">]</text:p>
      <text:p text:style-name="P25"><text:span text:style-name="Source_20_Text"><text:span text:style-name="T50">[[yii\base\Application::EVENT_AFTER_ACTION|EVENT_AFTER_ACTION]]</text:span></text:span><text:span text:style-name="Source_20_Text"><text:span text:style-name="T7"> -</text:span></text:span></text:p>
      <text:p text:style-name="P32"><text:span text:style-name="Source_20_Text"><text:span text:style-name="T5">c</text:span></text:span><text:span text:style-name="Source_20_Text"><text:span text:style-name="T7">обытие возникает после выполнения действия контроллера. </text:span></text:span><text:span text:style-name="Source_20_Text"><text:span text:style-name="T50">afterAction</text:span></text:span></text:p>
      <text:p text:style-name="P34"><text:span text:style-name="Source_20_Text"><text:span text:style-name="T23">[</text:span></text:span></text:p>
      <text:p text:style-name="P34"><text:s text:c="4"/><text:span text:style-name="T78">'on afterAction'</text:span><text:span text:style-name="T62"> </text:span><text:span text:style-name="T65">=&gt;</text:span><text:span text:style-name="T62"> </text:span><text:span text:style-name="T65">function</text:span><text:span text:style-name="T62"> ($event) {</text:span></text:p>
      <text:p text:style-name="P34"><text:s text:c="8"/><text:span text:style-name="T65">if</text:span><text:span text:style-name="T62"> (некоторое условие) {</text:span></text:p>
      <text:p text:style-name="P34"><text:s text:c="12"/><text:span text:style-name="T76">// modify $event-&gt;result</text:span></text:p>
      <text:p text:style-name="P34"><text:s text:c="8"/><text:span text:style-name="T62">} </text:span><text:span text:style-name="T65">else</text:span><text:span text:style-name="T62"> {</text:span></text:p>
      <text:p text:style-name="P34"><text:s text:c="8"/><text:span text:style-name="T62">}</text:span></text:p>
      <text:p text:style-name="P34"><text:s text:c="4"/><text:span text:style-name="T62">},</text:span></text:p>
      <text:p text:style-name="P34">]</text:p>
      <text:p text:style-name="P9"><text:span text:style-name="Source_20_Text"><text:span text:style-name="T5"/></text:span></text:p>
      <text:h text:style-name="P8" text:outline-level="2"><text:span text:style-name="Source_20_Text"><text:span text:style-name="T14">Компоненты приложения</text:span></text:span></text:h>
      <text:p text:style-name="P3"><text:span text:style-name="Source_20_Text"><text:span text:style-name="T9">Созданное приложение доступно глобально <text:s/></text:span></text:span><text:span text:style-name="Source_20_Text"><text:span text:style-name="T36">Yii::$app</text:span></text:span><text:span text:style-name="Source_20_Text"><text:span text:style-name="T37">-&gt;componentID</text:span></text:span></text:p>
      <text:p text:style-name="P3"><text:span text:style-name="Source_20_Text"><text:span text:style-name="T7">Компонентами приложения могут быть любые объекты. Вы можете зарегистрировать их с помощью свойства </text:span></text:span><text:span text:style-name="Source_20_Text"><text:span text:style-name="T50">[[yii\base\Application::components]]</text:span></text:span><text:span text:style-name="Source_20_Text"><text:span text:style-name="T7"> в конфигурации приложения. </text:span></text:span></text:p>
      <text:p text:style-name="P24"><text:span text:style-name="Source_20_Text"><text:span text:style-name="T23">[</text:span></text:span></text:p>
      <text:p text:style-name="P24"><text:s text:c="4"/><text:span text:style-name="T78">'components'</text:span><text:span text:style-name="T62"> </text:span><text:span text:style-name="T65">=&gt;</text:span><text:span text:style-name="T62"> [</text:span></text:p>
      <text:p text:style-name="P24"><text:s text:c="8"/><text:span text:style-name="T76">// регистрация "cache" компонента с помощью имени класса</text:span></text:p>
      <text:p text:style-name="P24"><text:s text:c="8"/><text:span text:style-name="T78">'cache'</text:span><text:span text:style-name="T62"> </text:span><text:span text:style-name="T65">=&gt;</text:span><text:span text:style-name="T62"> </text:span><text:span text:style-name="T78">'yii\caching\ApcCache'</text:span><text:span text:style-name="T62">,</text:span></text:p>
      <text:p text:style-name="P24"><text:s text:c="8"/></text:p>
      <text:p text:style-name="P24"><text:s text:c="8"/><text:span text:style-name="T76">// регистрация "search" компонента с помощью анонимной функции</text:span></text:p>
      <text:p text:style-name="P24"><text:s text:c="8"/><text:span text:style-name="T78">'search'</text:span><text:span text:style-name="T62"> </text:span><text:span text:style-name="T65">=&gt;</text:span><text:span text:style-name="T62"> </text:span><text:span text:style-name="T65">function</text:span><text:span text:style-name="T62"> () {</text:span></text:p>
      <text:p text:style-name="P24"><text:s text:c="12"/><text:span text:style-name="T65">return</text:span><text:span text:style-name="T62"> </text:span><text:span text:style-name="T65">new</text:span><text:span text:style-name="T62"> </text:span><text:span text:style-name="T75">app\components\SolrService</text:span><text:span text:style-name="T62">;</text:span></text:p>
      <text:p text:style-name="P24"><text:s text:c="8"/><text:span text:style-name="T62">},</text:span></text:p>
      <text:p text:style-name="P24"><text:s text:c="4"/><text:span text:style-name="T62">],</text:span></text:p>
      <text:p text:style-name="P24">]</text:p>
      <text:p text:style-name="P3"><text:soft-page-break/><text:span text:style-name="Source_20_Text"><text:span text:style-name="T8">Компоненты начальной загрузки</text:span></text:span>:</text:p>
      <text:p text:style-name="P25"><text:span text:style-name="Source_20_Text"><text:span text:style-name="T7">Необходимо указать ID компонента в качестве элемента свойства </text:span></text:span><text:span text:style-name="Source_20_Text"><text:span text:style-name="T50">[[yii\base\Application::bootstrap|bootstrap]]</text:span></text:span></text:p>
      <text:p text:style-name="P25"><text:span text:style-name="Source_20_Text"><text:span text:style-name="T7">К примеру, при данной конфигурации компонент log всегда подгружается при загрузке:</text:span></text:span></text:p>
      <text:p text:style-name="P28"><text:span text:style-name="Source_20_Text"><text:span text:style-name="T23">[</text:span></text:span></text:p>
      <text:p text:style-name="P28"><text:s text:c="4"/><text:span text:style-name="T78">'bootstrap'</text:span><text:span text:style-name="T62"> </text:span><text:span text:style-name="T65">=&gt;</text:span><text:span text:style-name="T62"> [</text:span></text:p>
      <text:p text:style-name="P28"><text:s text:c="8"/><text:span text:style-name="T78">'log'</text:span><text:span text:style-name="T62">,</text:span></text:p>
      <text:p text:style-name="P28"><text:s text:c="4"/><text:span text:style-name="T62">],</text:span></text:p>
      <text:p text:style-name="P28"><text:s text:c="4"/><text:span text:style-name="T78">'components'</text:span><text:span text:style-name="T62"> </text:span><text:span text:style-name="T65">=&gt;</text:span><text:span text:style-name="T62"> [</text:span></text:p>
      <text:p text:style-name="P28"><text:s text:c="8"/><text:span text:style-name="T78">'log'</text:span><text:span text:style-name="T62"> </text:span><text:span text:style-name="T65">=&gt;</text:span><text:span text:style-name="T62"> [</text:span></text:p>
      <text:p text:style-name="P28"><text:s text:c="12"/><text:span text:style-name="T76">// конфигурация для компонента `log`</text:span></text:p>
      <text:p text:style-name="P28"><text:s text:c="8"/><text:span text:style-name="T62">],</text:span></text:p>
      <text:p text:style-name="P28"><text:s text:c="4"/><text:span text:style-name="T62">],</text:span></text:p>
      <text:p text:style-name="P28">]</text:p>
      <text:p text:style-name="P3"><text:span text:style-name="Source_20_Text"><text:span text:style-name="T7"/></text:span></text:p>
      <text:p text:style-name="P3"><text:span text:style-name="Source_20_Text"><text:span text:style-name="T8">Встроенные компоненты приложения</text:span></text:span><text:span text:style-name="Source_20_Text"><text:span text:style-name="T7">:</text:span></text:span></text:p>
      <text:p text:style-name="P25"><text:span text:style-name="Source_20_Text"><text:span text:style-name="T50">[[yii\web\AssetManager|assetManager]]</text:span></text:span><text:span text:style-name="Source_20_Text"><text:span text:style-name="T7">: используется для управления и опубликования ресурсов приложения. </text:span></text:span></text:p>
      <text:p text:style-name="P25"><text:span text:style-name="Source_20_Text"><text:span text:style-name="T50">[[yii\db\Connection|db]]</text:span></text:span><text:span text:style-name="Source_20_Text"><text:span text:style-name="T7">: представляет собой соединение с базой данных</text:span></text:span></text:p>
      <text:p text:style-name="P25"><text:span text:style-name="Source_20_Text"><text:span text:style-name="T50">[[yii\base\Application::errorHandler|errorHandler]]</text:span></text:span><text:span text:style-name="Source_20_Text"><text:span text:style-name="T7">: осуществляет обработку PHP ошибок и исключений.</text:span></text:span></text:p>
      <text:p text:style-name="P25"><text:span text:style-name="Source_20_Text"><text:span text:style-name="T50">[[yii\i18n\Formatter|formatter]]</text:span></text:span><text:span text:style-name="Source_20_Text"><text:span text:style-name="T7">: форматирует данные для отображения их конечному пользователю. </text:span></text:span></text:p>
      <text:p text:style-name="P25"><text:span text:style-name="Source_20_Text"><text:span text:style-name="T50">[[yii\i18n\I18N|i18n]]</text:span></text:span><text:span text:style-name="Source_20_Text"><text:span text:style-name="T7">: используется для перевода сообщений и форматирования.</text:span></text:span></text:p>
      <text:p text:style-name="P25"><text:span text:style-name="Source_20_Text"><text:span text:style-name="T50">[[yii\log\Dispatcher|log]]</text:span></text:span><text:span text:style-name="Source_20_Text"><text:span text:style-name="T7">: обработка и маршрутизация логов.</text:span></text:span></text:p>
      <text:p text:style-name="P25"><text:span text:style-name="Source_20_Text"><text:span text:style-name="T50">[[yii\swiftmailer\Mailer|mailer]]</text:span></text:span><text:span text:style-name="Source_20_Text"><text:span text:style-name="T7">: предоставляет возможности для составления и рассылки писем. </text:span></text:span></text:p>
      <text:p text:style-name="P25"><text:span text:style-name="Source_20_Text"><text:span text:style-name="T50">[[yii\base\Application::response|response]]</text:span></text:span><text:span text:style-name="Source_20_Text"><text:span text:style-name="T7">: представляет собой данные от сервера, которые будет направлены пользователю.</text:span></text:span></text:p>
      <text:p text:style-name="P25"><text:span text:style-name="Source_20_Text"><text:span text:style-name="T50">[[yii\base\Application::request|request]]</text:span></text:span><text:span text:style-name="Source_20_Text"><text:span text:style-name="T7">: представляет собой запрос, полученный от конечных пользователей.</text:span></text:span></text:p>
      <text:p text:style-name="P25"><text:span text:style-name="Source_20_Text"><text:span text:style-name="T50">[[yii\web\Session|session]]</text:span></text:span><text:span text:style-name="Source_20_Text"><text:span text:style-name="T7">: информация о сессии.</text:span></text:span></text:p>
      <text:p text:style-name="P25"><text:span text:style-name="Source_20_Text"><text:span text:style-name="T50">[[yii\web\UrlManager|urlManager]]</text:span></text:span><text:span text:style-name="Source_20_Text"><text:span text:style-name="T7">: используется для разбора и создания URL.</text:span></text:span></text:p>
      <text:p text:style-name="P25"><text:span text:style-name="Source_20_Text"><text:span text:style-name="T50">[[yii\web\User|user]]</text:span></text:span><text:span text:style-name="Source_20_Text"><text:span text:style-name="T7">: представляет собой информацию аутентифицированного пользователя.</text:span></text:span></text:p>
      <text:p text:style-name="P25"><text:span text:style-name="Source_20_Text"><text:span text:style-name="T50">[[yii\web\View|view]]</text:span></text:span><text:span text:style-name="Source_20_Text"><text:span text:style-name="T7">: используется для отображения представлений. 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9"><text:span text:style-name="Source_20_Text"><text:span text:style-name="T5"/></text:span></text:p>
      <text:p text:style-name="P3"><text:span text:style-name="Source_20_Text"><text:span text:style-name="T5"/></text:span></text:p>
      <text:h text:style-name="P8" text:outline-level="2"><text:soft-page-break/><text:span text:style-name="Source_20_Text"><text:span text:style-name="T14">Контроллеры</text:span></text:span></text:h>
      <text:p text:style-name="P3"><text:span text:style-name="Source_20_Text"><text:span text:style-name="T9">Контроллеры являются частью MVC архитектуры. </text:span></text:span><text:span text:style-name="Source_20_Text"><text:span text:style-name="T6">(</text:span></text:span><text:span text:style-name="Source_20_Text"><text:span text:style-name="T9">Котроллер </text:span></text:span><text:span text:style-name="Source_20_Text"><text:span text:style-name="T6">→ </text:span></text:span><text:span text:style-name="Source_20_Text"><text:span text:style-name="T9">Модель </text:span></text:span><text:span text:style-name="Source_20_Text"><text:span text:style-name="T6">→ </text:span></text:span><text:span text:style-name="Source_20_Text"><text:span text:style-name="T9">Вид</text:span></text:span><text:span text:style-name="Source_20_Text"><text:span text:style-name="T6">)</text:span></text:span></text:p>
      <text:p text:style-name="P3"><text:span text:style-name="Source_20_Text"><text:span text:style-name="T9">Объекты классов, унаследованных от </text:span></text:span><text:span text:style-name="Source_20_Text"><text:span text:style-name="T52">[[yii\base\Controller]]</text:span></text:span></text:p>
      <text:p text:style-name="P3"><text:span text:style-name="Source_20_Text"><text:span text:style-name="T7">Контроллеры состоят из действий. </text:span></text:span></text:p>
      <text:p text:style-name="P3"><text:span text:style-name="Source_20_Text"><text:span text:style-name="T7">Создание действий:</text:span></text:span></text:p>
      <text:p text:style-name="P24"><text:span text:style-name="Source_20_Text"><text:span text:style-name="T42">namespace</text:span></text:span><text:span text:style-name="Source_20_Text"><text:span text:style-name="T23"> </text:span></text:span><text:span text:style-name="Source_20_Text"><text:span text:style-name="T44">app\controllers</text:span></text:span><text:span text:style-name="Source_20_Text"><text:span text:style-name="T23">;</text:span></text:span></text:p>
      <text:p text:style-name="P24"/>
      <text:p text:style-name="P24"><text:span text:style-name="T64">use</text:span> <text:span text:style-name="T74">yii\web\Controller</text:span>;</text:p>
      <text:p text:style-name="P24"/>
      <text:p text:style-name="P24"><text:span text:style-name="T64">class</text:span> <text:span text:style-name="T69">SiteController</text:span> <text:span text:style-name="T64">extends</text:span> <text:span text:style-name="T69">Controller</text:span></text:p>
      <text:p text:style-name="P24">{</text:p>
      <text:p text:style-name="P24"><text:s text:c="4"/><text:span text:style-name="T65">public</text:span><text:span text:style-name="T62"> </text:span><text:span text:style-name="T65">function</text:span><text:span text:style-name="T62"> </text:span><text:span text:style-name="T70">actionIndex</text:span><text:span text:style-name="T62">()</text:span></text:p>
      <text:p text:style-name="P24"><text:s text:c="4"/><text:span text:style-name="T62">{</text:span></text:p>
      <text:p text:style-name="P24"><text:s text:c="8"/><text:span text:style-name="T65">return</text:span><text:span text:style-name="T62"> $this</text:span><text:span text:style-name="T65">-&gt;</text:span><text:span text:style-name="T62">render(</text:span><text:span text:style-name="T78">'index'</text:span><text:span text:style-name="T62">);</text:span></text:p>
      <text:p text:style-name="P24"><text:s text:c="4"/><text:span text:style-name="T62">}</text:span></text:p>
      <text:p text:style-name="P24"/>
      <text:p text:style-name="P24"><text:s text:c="4"/><text:span text:style-name="T65">public</text:span><text:span text:style-name="T62"> </text:span><text:span text:style-name="T65">function</text:span><text:span text:style-name="T62"> </text:span><text:span text:style-name="T70">actionHelloWorld</text:span><text:span text:style-name="T62">()</text:span></text:p>
      <text:p text:style-name="P24"><text:s text:c="4"/><text:span text:style-name="T62">{</text:span></text:p>
      <text:p text:style-name="P24"><text:s text:c="8"/><text:span text:style-name="T65">return</text:span><text:span text:style-name="T62"> </text:span><text:span text:style-name="T78">'Hello World'</text:span><text:span text:style-name="T62">;</text:span></text:p>
      <text:p text:style-name="P24"><text:s text:c="4"/><text:span text:style-name="T62">}</text:span></text:p>
      <text:p text:style-name="P24">}</text:p>
      <text:p text:style-name="P24"><text:span text:style-name="Source_20_Text"><text:span text:style-name="T23"/></text:span></text:p>
      <text:p text:style-name="P24"/>
      <text:p text:style-name="P3"><text:span text:style-name="Source_20_Text"><text:span text:style-name="T8">Правила наименования классов контроллеров</text:span></text:span></text:p>
      <text:p text:style-name="P25"><text:span text:style-name="Source_20_Text"><text:span text:style-name="T7">article соответствует app\controllers\ArticleController;</text:span></text:span></text:p>
      <text:p text:style-name="P25"><text:span text:style-name="Source_20_Text"><text:span text:style-name="T7">post-comment соответствует app\controllers\PostCommentController;</text:span></text:span></text:p>
      <text:p text:style-name="P25"><text:span text:style-name="Source_20_Text"><text:span text:style-name="T7">admin/post-comment соответствует app\controllers\admin\PostCommentController;</text:span></text:span></text:p>
      <text:p text:style-name="P3"><text:span text:style-name="Source_20_Text"><text:span text:style-name="T7"/></text:span></text:p>
      <text:p text:style-name="P3"><text:span text:style-name="Source_20_Text"><text:span text:style-name="T8">Карта контроллеров</text:span></text:span></text:p>
      <text:p text:style-name="P25"><text:span text:style-name="Source_20_Text"><text:span text:style-name="T7">Вы можете сконфигурировать в настройках приложения следующим образом:</text:span></text:span></text:p>
      <text:p text:style-name="P24"><text:span text:style-name="Source_20_Text"><text:span text:style-name="T23">[</text:span></text:span></text:p>
      <text:p text:style-name="P24"><text:s text:c="4"/><text:span text:style-name="T78">'controllerMap'</text:span><text:span text:style-name="T62"> </text:span><text:span text:style-name="T65">=&gt;</text:span><text:span text:style-name="T62"> [</text:span></text:p>
      <text:p text:style-name="P24"><text:s text:c="8"/><text:span text:style-name="T76">// объявляет "account" контроллер, используя название класса</text:span></text:p>
      <text:p text:style-name="P24"><text:s text:c="8"/><text:span text:style-name="T78">'account'</text:span><text:span text:style-name="T62"> </text:span><text:span text:style-name="T65">=&gt;</text:span><text:span text:style-name="T62"> </text:span><text:span text:style-name="T78">'app\controllers\UserController'</text:span><text:span text:style-name="T62">,</text:span></text:p>
      <text:p text:style-name="P24"/>
      <text:p text:style-name="P24"><text:s text:c="8"/><text:span text:style-name="T76">// объявляет "article" контроллер, используя массив конфигурации</text:span></text:p>
      <text:p text:style-name="P24"><text:s text:c="8"/><text:span text:style-name="T78">'article'</text:span><text:span text:style-name="T62"> </text:span><text:span text:style-name="T65">=&gt;</text:span><text:span text:style-name="T62"> [</text:span></text:p>
      <text:p text:style-name="P24"><text:s text:c="12"/><text:span text:style-name="T78">'class'</text:span><text:span text:style-name="T62"> </text:span><text:span text:style-name="T65">=&gt;</text:span><text:span text:style-name="T62"> </text:span><text:span text:style-name="T78">'app\controllers\PostController'</text:span><text:span text:style-name="T62">,</text:span></text:p>
      <text:p text:style-name="P24"><text:s text:c="12"/><text:span text:style-name="T78">'enableCsrfValidation'</text:span><text:span text:style-name="T62"> </text:span><text:span text:style-name="T65">=&gt;</text:span><text:span text:style-name="T62"> </text:span><text:span text:style-name="T75">false</text:span><text:span text:style-name="T62">,</text:span></text:p>
      <text:p text:style-name="P24"><text:s text:c="8"/><text:span text:style-name="T62">],</text:span></text:p>
      <text:p text:style-name="P24"><text:s text:c="4"/><text:span text:style-name="T62">],</text:span></text:p>
      <text:p text:style-name="P24">]</text:p>
      <text:p text:style-name="P3"><text:span text:style-name="Source_20_Text"><text:span text:style-name="T7"/></text:span></text:p>
      <text:p text:style-name="P3"><text:span text:style-name="Source_20_Text"><text:span text:style-name="T8">Контроллер по умолчанию</text:span></text:span></text:p>
      <text:p text:style-name="P25"><text:span text:style-name="Source_20_Text"><text:span text:style-name="T7">Каждое приложение имеет контроллер по умолчанию, в настройках приложения</text:span></text:span></text:p>
      <text:p text:style-name="P22"><text:span text:style-name="Source_20_Text"><text:span text:style-name="T23">[</text:span></text:span></text:p>
      <text:p text:style-name="P18"><text:s text:c="4"/><text:span text:style-name="T78">'defaultRoute'</text:span><text:span text:style-name="T62"> </text:span><text:span text:style-name="T65">=&gt;</text:span><text:span text:style-name="T62"> </text:span><text:span text:style-name="T78">'main'</text:span><text:span text:style-name="T62">,</text:span></text:p>
      <text:p text:style-name="P20">]</text:p>
      <text:p text:style-name="P20"/>
      <text:p text:style-name="P3"><text:soft-page-break/><text:span text:style-name="Source_20_Text"><text:span text:style-name="T8">Отдельные действия</text:span></text:span></text:p>
      <text:p text:style-name="P3"><text:span text:style-name="Source_20_Text"><text:span text:style-name="T7">Определяются в качестве классов, унаследованных от </text:span></text:span><text:span text:style-name="Source_20_Text"><text:span text:style-name="T50">[[yii\base\Action]]</text:span></text:span></text:p>
      <text:p text:style-name="P36"><text:span text:style-name="T64">namespace</text:span> <text:span text:style-name="T69">app\components</text:span>;</text:p>
      <text:p text:style-name="P36"><text:span text:style-name="T64">use</text:span> <text:span text:style-name="T74">yii\base\Action</text:span>;</text:p>
      <text:p text:style-name="P36"/>
      <text:p text:style-name="P36"><text:span text:style-name="T64">class</text:span> <text:span text:style-name="T69">HelloWorldAction</text:span> <text:span text:style-name="T64">extends</text:span> <text:span text:style-name="T69">Action</text:span></text:p>
      <text:p text:style-name="P36">{</text:p>
      <text:p text:style-name="P36"><text:s text:c="4"/><text:span text:style-name="T68">public</text:span><text:span text:style-name="T85"> </text:span><text:span text:style-name="T68">function</text:span><text:span text:style-name="T85"> </text:span><text:span text:style-name="T73">run</text:span><text:span text:style-name="T85">()</text:span></text:p>
      <text:p text:style-name="P36"><text:s text:c="4"/><text:span text:style-name="T85">{</text:span></text:p>
      <text:p text:style-name="P36"><text:s text:c="8"/><text:span text:style-name="T68">return</text:span><text:span text:style-name="T85"> </text:span><text:span text:style-name="T80">"Hello World"</text:span><text:span text:style-name="T85">;</text:span></text:p>
      <text:p text:style-name="P36"><text:s text:c="4"/><text:span text:style-name="T85">}</text:span></text:p>
      <text:p text:style-name="P36">}</text:p>
      <text:p text:style-name="P3"/>
      <text:p text:style-name="P3"><text:span text:style-name="Source_20_Text"><text:span text:style-name="T7">Для использования отдельного действия, вы должны указать его в карте действий</text:span></text:span></text:p>
      <text:p text:style-name="P24"><text:span text:style-name="Source_20_Text"><text:span text:style-name="T42">public</text:span></text:span><text:span text:style-name="Source_20_Text"><text:span text:style-name="T23"> </text:span></text:span><text:span text:style-name="Source_20_Text"><text:span text:style-name="T42">function</text:span></text:span><text:span text:style-name="Source_20_Text"><text:span text:style-name="T23"> </text:span></text:span><text:span text:style-name="Source_20_Text"><text:span text:style-name="T44">actions</text:span></text:span><text:span text:style-name="Source_20_Text"><text:span text:style-name="T23">()</text:span></text:span></text:p>
      <text:p text:style-name="P24">{</text:p>
      <text:p text:style-name="P24"><text:s text:c="4"/><text:span text:style-name="T65">return</text:span><text:span text:style-name="T62"> [</text:span></text:p>
      <text:p text:style-name="P24"><text:s text:c="8"/><text:span text:style-name="T76">// объявляет "error" действие с помощью названия класса</text:span></text:p>
      <text:p text:style-name="P24"><text:s text:c="8"/><text:span text:style-name="T78">'error'</text:span><text:span text:style-name="T62"> </text:span><text:span text:style-name="T65">=&gt;</text:span><text:span text:style-name="T62"> </text:span><text:span text:style-name="T78">'yii\web\ErrorAction'</text:span><text:span text:style-name="T62">,</text:span></text:p>
      <text:p text:style-name="P24"/>
      <text:p text:style-name="P24"><text:s text:c="8"/><text:span text:style-name="T76">// объявляет "view" действие с помощью конфигурационного массива</text:span></text:p>
      <text:p text:style-name="P24"><text:s text:c="8"/><text:span text:style-name="T78">'view'</text:span><text:span text:style-name="T62"> </text:span><text:span text:style-name="T65">=&gt;</text:span><text:span text:style-name="T62"> [</text:span></text:p>
      <text:p text:style-name="P24"><text:s text:c="12"/><text:span text:style-name="T78">'class'</text:span><text:span text:style-name="T62"> </text:span><text:span text:style-name="T65">=&gt;</text:span><text:span text:style-name="T62"> </text:span><text:span text:style-name="T78">'yii\web\ViewAction'</text:span><text:span text:style-name="T62">,</text:span></text:p>
      <text:p text:style-name="P24"><text:s text:c="12"/><text:span text:style-name="T78">'viewPrefix'</text:span><text:span text:style-name="T62"> </text:span><text:span text:style-name="T65">=&gt;</text:span><text:span text:style-name="T62"> </text:span><text:span text:style-name="T78">''</text:span><text:span text:style-name="T62">,</text:span></text:p>
      <text:p text:style-name="P24"><text:s text:c="8"/><text:span text:style-name="T62">],</text:span></text:p>
      <text:p text:style-name="P24"><text:s text:c="4"/><text:span text:style-name="T62">];</text:span></text:p>
      <text:p text:style-name="P24">}</text:p>
      <text:p text:style-name="P3"><text:span text:style-name="Source_20_Text"><text:span text:style-name="T7"/></text:span></text:p>
      <text:p text:style-name="P3"><text:span text:style-name="Source_20_Text"><text:span text:style-name="T8">Результаты действий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2-21T19:59:23.45</dc:date>
    <meta:editing-duration>PT15H22M41S</meta:editing-duration>
    <meta:editing-cycles>386</meta:editing-cycles>
    <meta:document-statistic meta:table-count="1" meta:image-count="0" meta:object-count="0" meta:page-count="25" meta:paragraph-count="1144" meta:word-count="4966" meta:character-count="49760"/>
  </office:meta>
</office:document-meta>
</file>